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icrosoftSansSerif1" svg:font-family="MicrosoftSansSerif"/>
    <style:font-face style:name="Tahoma1" svg:font-family="Tahoma"/>
    <style:font-face style:name="Arial" svg:font-family="Arial" style:font-pitch="variable"/>
    <style:font-face style:name="Liberation Sans1" svg:font-family="'Liberation Sans'" style:font-pitch="variable"/>
    <style:font-face style:name="Mangal1" svg:font-family="Mangal" style:font-pitch="variable"/>
    <style:font-face style:name="Microsoft YaHei1" svg:font-family="'Microsoft YaHei'" style:font-pitch="variable"/>
    <style:font-face style:name="MicrosoftSansSerif" svg:font-family="MicrosoftSansSerif" style:font-pitch="variable"/>
    <style:font-face style:name="SimSun" svg:font-family="SimSun, 宋体"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dp1" style:family="drawing-page"/>
    <style:style style:name="gr1" style:family="graphic" style:parent-style-name="standard">
      <style:graphic-properties draw:stroke="solid" svg:stroke-width="0.019cm" svg:stroke-color="#000000" draw:stroke-linejoin="miter" svg:stroke-linecap="round" draw:fill="none" fo:padding-top="0.009cm" fo:padding-bottom="0.009cm" fo:padding-left="0.009cm" fo:padding-right="0.009cm"/>
    </style:style>
    <style:style style:name="gr2" style:family="graphic" style:parent-style-name="standard">
      <style:graphic-properties draw:stroke="none" svg:stroke-color="#000000" draw:fill="none" draw:fill-color="#ffffff" fo:min-height="1.15cm"/>
    </style:style>
    <style:style style:name="gr3" style:family="graphic" style:parent-style-name="standard">
      <style:graphic-properties draw:stroke="none" svg:stroke-color="#000000" draw:fill="none" draw:fill-color="#ffffff" fo:min-height="1.026cm"/>
    </style:style>
    <style:style style:name="gr4" style:family="graphic" style:parent-style-name="standard">
      <style:graphic-properties draw:stroke="none" svg:stroke-color="#000000" draw:fill="none" draw:fill-color="#ffffff" fo:min-height="0.475cm"/>
    </style:style>
    <style:style style:name="gr5" style:family="graphic" style:parent-style-name="standard">
      <style:graphic-properties draw:stroke="solid" svg:stroke-color="#00ccff" draw:fill="solid" draw:fill-color="#83caff" draw:gradient-step-count="64" draw:opacity="30%" draw:textarea-horizontal-align="justify" draw:textarea-vertical-align="middle" draw:auto-grow-height="false" fo:min-height="0.458cm" fo:min-width="0.632cm" draw:shadow-opacity="30%"/>
    </style:style>
    <style:style style:name="gr6" style:family="graphic" style:parent-style-name="standard">
      <style:graphic-properties draw:stroke="solid" svg:stroke-color="#00ccff" draw:fill="solid" draw:fill-color="#83caff" draw:gradient-step-count="64" draw:opacity="30%" draw:textarea-horizontal-align="justify" draw:textarea-vertical-align="middle" draw:auto-grow-height="false" fo:min-height="0.241cm" fo:min-width="0.186cm" draw:shadow-opacity="30%"/>
    </style:style>
    <style:style style:name="gr7" style:family="graphic" style:parent-style-name="standard">
      <style:graphic-properties draw:stroke="solid" svg:stroke-color="#00ccff" draw:fill="solid" draw:fill-color="#83caff" draw:gradient-step-count="64" draw:opacity="30%" draw:textarea-horizontal-align="justify" draw:textarea-vertical-align="middle" draw:auto-grow-height="false" fo:min-height="0.661cm" fo:min-width="1.045cm" draw:shadow-opacity="30%"/>
    </style:style>
    <style:style style:name="gr8" style:family="graphic" style:parent-style-name="standard">
      <style:graphic-properties draw:stroke="solid" svg:stroke-color="#00ccff" draw:fill="solid" draw:fill-color="#83caff" draw:gradient-step-count="64" draw:opacity="30%" draw:textarea-horizontal-align="justify" draw:textarea-vertical-align="middle" draw:auto-grow-height="false" fo:min-height="0.219cm" fo:min-width="0.172cm" draw:shadow-opacity="30%"/>
    </style:style>
    <style:style style:name="gr9" style:family="graphic" style:parent-style-name="standard">
      <style:graphic-properties draw:stroke="solid" svg:stroke-color="#00ccff" draw:fill="solid" draw:fill-color="#83caff" draw:gradient-step-count="64" draw:opacity="30%" draw:textarea-horizontal-align="justify" draw:textarea-vertical-align="middle" draw:auto-grow-height="false" fo:min-height="0.324cm" fo:min-width="0.026cm" draw:shadow-opacity="30%"/>
    </style:style>
    <style:style style:name="gr10" style:family="graphic" style:parent-style-name="standard">
      <style:graphic-properties draw:stroke="solid" svg:stroke-color="#00ccff" draw:fill="solid" draw:fill-color="#83caff" draw:gradient-step-count="64" draw:opacity="30%" draw:textarea-horizontal-align="justify" draw:textarea-vertical-align="middle" draw:auto-grow-height="false" fo:min-height="0.475cm" fo:min-width="1.056cm" draw:shadow-opacity="30%"/>
    </style:style>
    <style:style style:name="gr11" style:family="graphic" style:parent-style-name="standard">
      <style:graphic-properties draw:stroke="solid" svg:stroke-color="#00ccff" draw:fill="solid" draw:fill-color="#83caff" draw:gradient-step-count="64" draw:opacity="30%" draw:textarea-horizontal-align="justify" draw:textarea-vertical-align="middle" draw:auto-grow-height="false" fo:min-height="0.543cm" fo:min-width="0.292cm" draw:shadow-opacity="30%"/>
    </style:style>
    <style:style style:name="gr12" style:family="graphic" style:parent-style-name="standard">
      <style:graphic-properties draw:stroke="solid" svg:stroke-color="#00ccff" draw:fill="solid" draw:fill-color="#83caff" draw:gradient-step-count="64" draw:opacity="30%" draw:textarea-horizontal-align="justify" draw:textarea-vertical-align="middle" draw:auto-grow-height="false" fo:min-height="0.316cm" fo:min-width="0.208cm" draw:shadow-opacity="30%"/>
    </style:style>
    <style:style style:name="gr13" style:family="graphic" style:parent-style-name="standard">
      <style:graphic-properties draw:stroke="solid" svg:stroke-color="#00ccff" draw:fill="solid" draw:fill-color="#83caff" draw:gradient-step-count="64" draw:opacity="30%" draw:textarea-horizontal-align="justify" draw:textarea-vertical-align="middle" draw:auto-grow-height="false" fo:min-height="0.761cm" fo:min-width="1.161cm" draw:shadow-opacity="30%"/>
    </style:style>
    <style:style style:name="gr14" style:family="graphic" style:parent-style-name="standard">
      <style:graphic-properties draw:stroke="none" svg:stroke-color="#000000" draw:fill="none" draw:fill-color="#ffffff" fo:min-height="0.95cm"/>
    </style:style>
    <style:style style:name="gr15" style:family="graphic" style:parent-style-name="standard">
      <style:graphic-properties draw:stroke="none" svg:stroke-color="#000000" draw:fill="none" draw:fill-color="#ffffff" fo:min-height="0.395cm"/>
    </style:style>
    <style:style style:name="gr16" style:family="graphic" style:parent-style-name="standard">
      <style:graphic-properties draw:stroke="none" draw:fill="none" draw:textarea-horizontal-align="left" draw:textarea-vertical-align="top" draw:auto-grow-height="true" draw:auto-grow-width="true" fo:min-height="0.257cm" fo:min-width="0.257cm" fo:padding-top="0cm" fo:padding-bottom="0cm" fo:padding-left="0cm" fo:padding-right="0cm"/>
    </style:style>
    <style:style style:name="gr17" style:family="graphic" style:parent-style-name="standard">
      <style:graphic-properties draw:stroke="solid" svg:stroke-width="0.019cm" svg:stroke-color="#000000" draw:stroke-linejoin="miter" svg:stroke-linecap="round" draw:fill="solid" draw:fill-color="#000000" fo:padding-top="0.009cm" fo:padding-bottom="0.009cm" fo:padding-left="0.009cm" fo:padding-right="0.009cm"/>
    </style:style>
    <style:style style:name="gr18" style:family="graphic" style:parent-style-name="standard">
      <style:graphic-properties draw:stroke="none" draw:fill="solid" draw:fill-color="#000000"/>
    </style:style>
    <style:style style:name="gr19" style:family="graphic" style:parent-style-name="standard">
      <style:graphic-properties draw:stroke="solid" svg:stroke-width="0.019cm" svg:stroke-color="#000000" draw:stroke-linejoin="round" svg:stroke-linecap="square" draw:fill="none" fo:padding-top="0.009cm" fo:padding-bottom="0.009cm" fo:padding-left="0.009cm" fo:padding-right="0.009cm"/>
    </style:style>
    <style:style style:name="gr20" style:family="graphic" style:parent-style-name="standard">
      <style:graphic-properties draw:stroke="none" draw:fill="none" draw:textarea-horizontal-align="left" draw:textarea-vertical-align="top" draw:auto-grow-height="true" draw:auto-grow-width="true" fo:min-height="0.217cm" fo:min-width="0.217cm" fo:padding-top="0cm" fo:padding-bottom="0cm" fo:padding-left="0cm" fo:padding-right="0cm"/>
    </style:style>
    <style:style style:name="gr21" style:family="graphic" style:parent-style-name="standard">
      <style:graphic-properties draw:stroke="none" svg:stroke-color="#000000" draw:fill="none" draw:fill-color="#ffffff" fo:min-height="0.75cm"/>
    </style:style>
    <style:style style:name="gr22" style:family="graphic" style:parent-style-name="standard">
      <style:graphic-properties draw:stroke="none" svg:stroke-color="#000000" draw:fill="none" draw:fill-color="#ffffff" fo:min-height="0.35cm"/>
    </style:style>
    <style:style style:name="gr23" style:family="graphic" style:parent-style-name="standard">
      <style:graphic-properties draw:stroke="none" svg:stroke-color="#000000" draw:fill="none" draw:fill-color="#ffffff" fo:min-height="0.25cm"/>
    </style:style>
    <style:style style:name="gr24" style:family="graphic" style:parent-style-name="standard">
      <style:graphic-properties draw:stroke="none" svg:stroke-color="#000000" draw:fill="none" draw:fill-color="#ffffff" fo:min-height="1.461cm"/>
    </style:style>
    <style:style style:name="gr25" style:family="graphic" style:parent-style-name="standard">
      <style:graphic-properties draw:stroke="none" svg:stroke-color="#000000" draw:fill="none" draw:fill-color="#ffffff" fo:min-height="1.25cm"/>
    </style:style>
    <style:style style:name="gr26" style:family="graphic" style:parent-style-name="standard">
      <style:graphic-properties draw:stroke="none" svg:stroke-color="#000000" draw:fill="none" draw:fill-color="#ffffff" draw:textarea-horizontal-align="left" draw:auto-grow-height="true" draw:auto-grow-width="false" fo:min-height="3.25cm" fo:min-width="0cm"/>
    </style:style>
    <style:style style:name="gr27" style:family="graphic" style:parent-style-name="standard">
      <style:graphic-properties draw:stroke="none" svg:stroke-color="#000000" draw:fill="none" draw:fill-color="#ffffff" draw:textarea-horizontal-align="left" draw:auto-grow-height="true" draw:auto-grow-width="true" fo:min-height="0.395cm" fo:min-width="9.413cm"/>
    </style:style>
    <style:style style:name="gr28" style:family="graphic" style:parent-style-name="standard">
      <style:graphic-properties draw:stroke="solid" svg:stroke-width="0.009cm" svg:stroke-color="#000000" draw:stroke-linejoin="miter" svg:stroke-linecap="square" draw:fill="solid" draw:fill-color="#000000" fo:padding-top="0.004cm" fo:padding-bottom="0.004cm" fo:padding-left="0.004cm" fo:padding-right="0.004cm"/>
    </style:style>
    <style:style style:name="gr29" style:family="graphic" style:parent-style-name="standard">
      <style:graphic-properties draw:stroke="solid" svg:stroke-width="0.019cm" svg:stroke-color="#000000" draw:stroke-linejoin="miter" svg:stroke-linecap="square" draw:fill="none" fo:padding-top="0.009cm" fo:padding-bottom="0.009cm" fo:padding-left="0.009cm" fo:padding-right="0.009cm"/>
    </style:style>
    <style:style style:name="gr30" style:family="graphic" style:parent-style-name="standard">
      <style:graphic-properties draw:stroke="none" draw:fill="none" draw:textarea-horizontal-align="left" draw:textarea-vertical-align="top" draw:auto-grow-height="true" draw:auto-grow-width="true" fo:min-height="0.297cm" fo:min-width="0.297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316cm" fo:min-width="0.317cm" fo:padding-top="0cm" fo:padding-bottom="0cm" fo:padding-left="0cm" fo:padding-right="0cm"/>
    </style:style>
    <style:style style:name="gr32" style:family="graphic" style:parent-style-name="standard">
      <style:graphic-properties draw:stroke="solid" svg:stroke-color="#00ccff" draw:fill="solid" draw:fill-color="#83caff" draw:gradient-step-count="64" draw:opacity="30%" draw:textarea-horizontal-align="justify" draw:textarea-vertical-align="middle" draw:auto-grow-height="false" fo:min-height="0.591cm" fo:min-width="1.181cm" draw:shadow-opacity="30%"/>
    </style:style>
    <style:style style:name="gr33" style:family="graphic" style:parent-style-name="standard">
      <style:graphic-properties draw:stroke="solid" svg:stroke-color="#00ccff" draw:fill="solid" draw:fill-color="#83caff" draw:gradient-step-count="64" draw:opacity="30%" draw:textarea-horizontal-align="justify" draw:textarea-vertical-align="middle" draw:auto-grow-height="false" fo:min-height="1.341cm" fo:min-width="1.42cm" draw:shadow-opacity="30%"/>
    </style:style>
    <style:style style:name="gr34" style:family="graphic" style:parent-style-name="standard">
      <style:graphic-properties draw:stroke="solid" svg:stroke-color="#00ccff" draw:fill="solid" draw:fill-color="#83caff" draw:gradient-step-count="64" draw:opacity="30%" draw:textarea-horizontal-align="justify" draw:textarea-vertical-align="middle" draw:auto-grow-height="false" fo:min-height="0.619cm" fo:min-width="0.46cm" draw:shadow-opacity="30%"/>
    </style:style>
    <style:style style:name="gr35" style:family="graphic" style:parent-style-name="standard">
      <style:graphic-properties draw:stroke="solid" svg:stroke-color="#00ccff" draw:fill="solid" draw:fill-color="#83caff" draw:gradient-step-count="64" draw:opacity="30%" draw:textarea-horizontal-align="justify" draw:textarea-vertical-align="middle" draw:auto-grow-height="false" fo:min-height="0.324cm" fo:min-width="0.459cm" draw:shadow-opacity="30%"/>
    </style:style>
    <style:style style:name="gr36" style:family="graphic" style:parent-style-name="standard">
      <style:graphic-properties draw:stroke="solid" svg:stroke-color="#00ccff" draw:fill="solid" draw:fill-color="#83caff" draw:gradient-step-count="64" draw:opacity="30%" draw:textarea-horizontal-align="justify" draw:textarea-vertical-align="middle" draw:auto-grow-height="false" fo:min-height="0.829cm" fo:min-width="0.87cm" draw:shadow-opacity="30%"/>
    </style:style>
    <style:style style:name="gr37" style:family="graphic" style:parent-style-name="standard">
      <style:graphic-properties draw:stroke="solid" svg:stroke-color="#00ccff" draw:fill="solid" draw:fill-color="#83caff" draw:gradient-step-count="64" draw:opacity="30%" draw:textarea-horizontal-align="justify" draw:textarea-vertical-align="middle" draw:auto-grow-height="false" fo:min-height="0.841cm" fo:min-width="1.455cm" draw:shadow-opacity="30%"/>
    </style:style>
    <style:style style:name="gr38" style:family="graphic" style:parent-style-name="standard">
      <style:graphic-properties draw:stroke="none" svg:stroke-color="#000000" draw:fill="none" draw:fill-color="#ffffff" fo:min-height="0.542cm"/>
    </style:style>
    <style:style style:name="P1" style:family="paragraph">
      <loext:graphic-properties draw:fill="none"/>
    </style:style>
    <style:style style:name="P2" style:family="paragraph">
      <style:text-properties fo:font-size="26pt"/>
    </style:style>
    <style:style style:name="P3" style:family="paragraph">
      <loext:graphic-properties draw:fill="none" draw:fill-color="#ffffff"/>
      <style:text-properties fo:color="#6600cc" fo:font-size="26pt" fo:font-weight="bold" style:font-size-asian="26pt" style:font-weight-asian="bold" style:font-size-complex="26pt" style:font-weight-complex="bold"/>
    </style:style>
    <style:style style:name="P4" style:family="paragraph">
      <style:text-properties fo:font-size="13.3000001907349pt"/>
    </style:style>
    <style:style style:name="P5" style:family="paragraph">
      <loext:graphic-properties draw:fill="none" draw:fill-color="#ffffff"/>
      <style:text-properties fo:color="#6600cc" fo:font-size="13.3000001907349pt" fo:font-weight="normal" style:font-size-asian="12pt" style:font-weight-asian="normal" style:font-size-complex="12pt" style:font-weight-complex="normal"/>
    </style:style>
    <style:style style:name="P6" style:family="paragraph">
      <style:paragraph-properties fo:text-align="center"/>
      <style:text-properties fo:font-size="18pt"/>
    </style:style>
    <style:style style:name="P7" style:family="paragraph">
      <loext:graphic-properties draw:fill="solid" draw:fill-color="#83caff" draw:gradient-step-count="64" draw:opacity="30%"/>
      <style:paragraph-properties fo:text-align="center"/>
      <style:text-properties fo:color="#330099" fo:font-size="18pt" fo:font-weight="bold" style:font-weight-asian="bold" style:font-weight-complex="bold"/>
    </style:style>
    <style:style style:name="P8" style:family="paragraph">
      <style:text-properties fo:font-size="10pt" fo:font-style="italic" style:font-size-asian="10pt" style:font-size-complex="10pt"/>
    </style:style>
    <style:style style:name="P9" style:family="paragraph">
      <loext:graphic-properties draw:fill="none" draw:fill-color="#ffffff"/>
      <style:text-properties fo:color="#6600cc" fo:font-size="10pt" fo:font-style="italic" fo:font-weight="normal" style:font-size-asian="10pt" style:font-weight-asian="normal" style:font-size-complex="10pt" style:font-weight-complex="normal"/>
    </style:style>
    <style:style style:name="P10" style:family="paragraph">
      <style:paragraph-properties fo:text-align="start" style:writing-mode="lr-tb"/>
    </style:style>
    <style:style style:name="P11" style:family="paragraph">
      <loext:graphic-properties draw:fill="none"/>
      <style:text-properties fo:font-size="7.30000019073486pt" style:font-size-asian="7.30000019073486pt" style:font-size-complex="7.30000019073486pt"/>
    </style:style>
    <style:style style:name="P12" style:family="paragraph">
      <loext:graphic-properties draw:fill="solid" draw:fill-color="#000000"/>
    </style:style>
    <style:style style:name="P13" style:family="paragraph">
      <loext:graphic-properties draw:fill="none"/>
      <style:text-properties fo:font-size="6.19999980926514pt" style:font-size-asian="6.19999980926514pt" style:font-size-complex="6.19999980926514pt"/>
    </style:style>
    <style:style style:name="P14" style:family="paragraph">
      <style:paragraph-properties fo:text-align="center"/>
    </style:style>
    <style:style style:name="P15" style:family="paragraph">
      <loext:graphic-properties draw:fill="none" draw:fill-color="#ffffff"/>
      <style:paragraph-properties fo:text-align="center"/>
      <style:text-properties fo:font-size="12pt" style:font-size-asian="12pt" style:font-size-complex="12pt"/>
    </style:style>
    <style:style style:name="P16" style:family="paragraph">
      <style:paragraph-properties style:text-autospace="none"/>
    </style:style>
    <style:style style:name="P17" style:family="paragraph">
      <loext:graphic-properties draw:fill="none" draw:fill-color="#ffffff"/>
      <style:paragraph-properties style:text-autospace="none"/>
      <style:text-properties fo:font-size="10pt" style:font-size-asian="10pt" style:font-size-complex="10pt"/>
    </style:style>
    <style:style style:name="P18" style:family="paragraph">
      <style:paragraph-properties fo:text-align="start" style:text-autospace="none"/>
    </style:style>
    <style:style style:name="P19" style:family="paragraph">
      <loext:graphic-properties draw:fill="none" draw:fill-color="#ffffff"/>
      <style:paragraph-properties fo:text-align="start" style:text-autospace="none"/>
      <style:text-properties fo:font-size="10pt" style:font-size-asian="10pt" style:font-size-complex="10pt"/>
    </style:style>
    <style:style style:name="P20" style:family="paragraph">
      <style:paragraph-properties style:text-autospace="none"/>
      <style:text-properties fo:font-size="10pt"/>
    </style:style>
    <style:style style:name="P21" style:family="paragraph">
      <loext:graphic-properties draw:fill="none"/>
      <style:text-properties fo:font-size="8.5pt" style:font-size-asian="8.5pt" style:font-size-complex="8.5pt"/>
    </style:style>
    <style:style style:name="P22" style:family="paragraph">
      <loext:graphic-properties draw:fill="none"/>
      <style:text-properties fo:font-size="9pt" style:font-size-asian="9pt" style:font-size-complex="9pt"/>
    </style:style>
    <style:style style:name="P23" style:family="paragraph">
      <loext:graphic-properties draw:fill="none" draw:fill-color="#ffffff"/>
      <style:text-properties fo:color="#6600cc" fo:font-size="10pt" fo:font-weight="normal" style:font-size-asian="10pt" style:font-weight-asian="normal" style:font-size-complex="10pt" style:font-weight-complex="normal"/>
    </style:style>
    <style:style style:name="T1" style:family="text">
      <style:text-properties fo:color="#6600cc" fo:font-size="26pt" fo:font-weight="bold" style:font-size-asian="26pt" style:font-weight-asian="bold" style:font-size-complex="26pt" style:font-weight-complex="bold"/>
    </style:style>
    <style:style style:name="T2" style:family="text">
      <style:text-properties fo:color="#6600cc" fo:font-size="12pt" fo:font-weight="normal" style:font-size-asian="12pt" style:font-weight-asian="normal" style:font-size-complex="12pt" style:font-weight-complex="normal"/>
    </style:style>
    <style:style style:name="T3" style:family="text">
      <style:text-properties fo:color="#330099" fo:font-size="18pt" fo:font-weight="bold" style:font-weight-asian="bold" style:font-weight-complex="bold"/>
    </style:style>
    <style:style style:name="T4" style:family="text">
      <style:text-properties fo:color="#6600cc" fo:font-weight="normal" style:font-weight-asian="normal" style:font-weight-complex="normal"/>
    </style:style>
    <style:style style:name="T5" style:family="text">
      <style:text-properties fo:color="#000000" style:font-name="Arial1" fo:font-size="7.30000019073486pt" style:font-size-asian="7.30000019073486pt" style:font-name-complex="Arial1" style:font-size-complex="7.30000019073486pt"/>
    </style:style>
    <style:style style:name="T6" style:family="text">
      <style:text-properties fo:color="#000000" style:font-name="MicrosoftSansSerif1" fo:font-size="6.19999980926514pt" style:font-size-asian="6.19999980926514pt" style:font-name-complex="MicrosoftSansSerif1" style:font-size-complex="6.19999980926514pt"/>
    </style:style>
    <style:style style:name="T7" style:family="text">
      <style:text-properties fo:font-size="13pt" fo:font-weight="bold" style:font-size-asian="13pt" style:font-weight-asian="bold" style:font-size-complex="13pt" style:font-weight-complex="bold"/>
    </style:style>
    <style:style style:name="T8" style:family="text">
      <style:text-properties fo:font-size="12pt" style:font-size-asian="12pt" style:font-size-complex="12pt"/>
    </style:style>
    <style:style style:name="T9"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Mangal" style:font-size-complex="10pt" style:font-style-complex="normal" style:font-weight-complex="bold"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1" style:family="text">
      <style:text-properties fo:color="#000000" fo:font-size="10pt" fo:language="en" fo:country="US" fo:font-weight="bold" style:font-size-asian="10pt" style:font-weight-asian="bold" style:font-name-complex="Times New Roman" style:font-size-complex="10pt" style:language-complex="ar" style:country-complex="SA" style:font-weight-complex="bold"/>
    </style:style>
    <style:style style:name="T12" style:family="text">
      <style:text-properties fo:color="#000000" fo:font-size="10pt" fo:language="en" fo:country="US" style:font-size-asian="10pt" style:font-name-complex="Times New Roman" style:font-size-complex="10pt" style:language-complex="ar" style:country-complex="SA"/>
    </style:style>
    <style:style style:name="T13" style:family="text">
      <style:text-properties fo:font-variant="normal" fo:text-transform="none" fo:color="#000000" style:text-outline="false" style:text-line-through-style="none" style:text-line-through-type="none" style:font-name="Liberation Sans" fo:font-size="10pt" fo:language="en" fo:country="US" fo:font-style="normal" fo:text-shadow="none" style:text-underline-style="none" fo:font-weight="normal" style:letter-kerning="true" style:font-name-asian="Microsoft YaHei" style:font-size-asian="10pt" style:font-style-asian="normal" style:font-weight-asian="normal" style:font-name-complex="Mangal" style:font-size-complex="10pt" style:language-complex="ar" style:country-complex="SA" style:font-style-complex="normal" style:font-weight-complex="normal" style:text-emphasize="none" style:font-relief="none" style:text-overline-style="none" style:text-overline-color="font-color"/>
    </style:style>
    <style:style style:name="T14" style:family="text">
      <style:text-properties fo:color="#000000" fo:font-size="10pt" fo:language="en" fo:country="US" style:font-size-asian="10pt" style:language-asian="en" style:country-asian="US" style:font-name-complex="Times New Roman" style:font-size-complex="10pt" style:language-complex="ar" style:country-complex="SA"/>
    </style:style>
    <style:style style:name="T15" style:family="text">
      <style:text-properties fo:color="#000000" fo:font-size="10pt" fo:language="en" fo:country="US" style:font-size-asian="10pt" style:font-name-complex="Times New Roman" style:font-size-complex="10pt" style:language-complex="ar" style:country-complex="SA" style:font-weight-complex="bold"/>
    </style:style>
    <style:style style:name="T16" style:family="text">
      <style:text-properties fo:color="#000000" fo:font-size="10pt" fo:language="en" fo:country="US" style:font-name-asian="SimSun" style:font-size-asian="10pt" style:language-asian="zh" style:country-asian="CN" style:font-name-complex="Times New Roman" style:font-size-complex="10pt" style:language-complex="ar" style:country-complex="SA" style:font-weight-complex="bold"/>
    </style:style>
    <style:style style:name="T17" style:family="text">
      <style:text-properties fo:color="#000000" style:font-name="Times New Roman" fo:font-size="10pt" fo:language="en" fo:country="US" style:font-name-asian="SimSun" style:font-size-asian="10pt" style:language-asian="zh" style:country-asian="CN" style:font-name-complex="Times New Roman" style:font-size-complex="10pt" style:language-complex="ar" style:country-complex="SA" style:font-weight-complex="bold"/>
    </style:style>
    <style:style style:name="T18" style:family="text">
      <style:text-properties fo:color="#000000" fo:font-size="10pt" fo:language="en" fo:country="US" style:font-size-asian="10pt" style:language-asian="de" style:country-asian="DE" style:font-name-complex="Times New Roman" style:font-size-complex="10pt" style:language-complex="ar" style:country-complex="SA"/>
    </style:style>
    <style:style style:name="T19" style:family="text">
      <style:text-properties fo:color="#000000" style:font-name="Tahoma1" fo:font-size="8.5pt" style:font-size-asian="8.5pt" style:font-name-complex="Tahoma1" style:font-size-complex="8.5pt"/>
    </style:style>
    <style:style style:name="T20" style:family="text">
      <style:text-properties fo:color="#000000" style:font-name="Tahoma1" fo:font-size="6.19999980926514pt" style:font-size-asian="6.19999980926514pt" style:font-name-complex="Tahoma1" style:font-size-complex="6.19999980926514pt"/>
    </style:style>
    <style:style style:name="T21" style:family="text">
      <style:text-properties fo:color="#000000" style:font-name="Tahoma1" fo:font-size="9pt" fo:font-weight="bold" style:font-size-asian="9pt" style:font-name-complex="Tahoma1" style:font-size-complex="9pt" style:font-weight-complex="bold"/>
    </style:style>
    <style:style style:name="T22" style:family="text">
      <style:text-properties fo:color="#000000" style:font-name="Tahoma1" fo:font-size="9pt" fo:font-style="italic" style:font-size-asian="9pt" style:font-name-complex="Tahoma1" style:font-size-complex="9pt" style:font-style-complex="italic"/>
    </style:style>
    <style:style style:name="T23" style:family="text">
      <style:text-properties fo:color="#6600cc" fo:font-size="10pt" fo:font-weight="normal" style:font-size-asian="10pt" style:font-weight-asian="normal"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line draw:style-name="gr1" draw:text-style-name="P1" draw:layer="layout" svg:width="0cm" svg:height="0cm" svg:x="8.043cm" svg:y="4.671cm" svg:viewBox="0 0 0 0" draw:points="0,0">
          <text:p/>
        </draw:polyline>
        <draw:polyline draw:style-name="gr1" draw:text-style-name="P1" draw:layer="layout" svg:width="0cm" svg:height="0cm" svg:x="8.043cm" svg:y="4.671cm" svg:viewBox="0 0 0 0" draw:points="0,0">
          <text:p/>
        </draw:polyline>
        <draw:polyline draw:style-name="gr1" draw:text-style-name="P1" draw:layer="layout" svg:width="0cm" svg:height="0cm" svg:x="8.043cm" svg:y="4.671cm" svg:viewBox="0 0 0 0" draw:points="0,0">
          <text:p/>
        </draw:polyline>
        <draw:polyline draw:style-name="gr1" draw:text-style-name="P1" draw:layer="layout" svg:width="0cm" svg:height="0cm" svg:x="8.043cm" svg:y="4.671cm" svg:viewBox="0 0 0 0" draw:points="0,0">
          <text:p/>
        </draw:polyline>
        <draw:polyline draw:style-name="gr1" draw:text-style-name="P1" draw:layer="layout" svg:width="0cm" svg:height="0cm" svg:x="8.043cm" svg:y="4.671cm" svg:viewBox="0 0 0 0" draw:points="0,0">
          <text:p/>
        </draw:polyline>
        <draw:polyline draw:style-name="gr1" draw:text-style-name="P1" draw:layer="layout" svg:width="0cm" svg:height="0cm" svg:x="8.006cm" svg:y="4.641cm" svg:viewBox="0 0 0 0" draw:points="0,0">
          <text:p/>
        </draw:polyline>
        <draw:polyline draw:style-name="gr1" draw:text-style-name="P1" draw:layer="layout" svg:width="0cm" svg:height="0cm" svg:x="8.006cm" svg:y="4.641cm" svg:viewBox="0 0 0 0" draw:points="0,0">
          <text:p/>
        </draw:polyline>
        <draw:polyline draw:style-name="gr1" draw:text-style-name="P1" draw:layer="layout" svg:width="0cm" svg:height="0cm" svg:x="8.059cm" svg:y="4.676cm" svg:viewBox="0 0 0 0" draw:points="0,0">
          <text:p/>
        </draw:polyline>
        <draw:polyline draw:style-name="gr1" draw:text-style-name="P1" draw:layer="layout" svg:width="0cm" svg:height="0cm" svg:x="11.953cm" svg:y="4.705cm" svg:viewBox="0 0 0 0" draw:points="0,0">
          <text:p/>
        </draw:polyline>
        <draw:polyline draw:style-name="gr1" draw:text-style-name="P1" draw:layer="layout" svg:width="0cm" svg:height="0cm" svg:x="12.038cm" svg:y="4.637cm" svg:viewBox="0 0 0 0" draw:points="0,0">
          <text:p/>
        </draw:polyline>
        <draw:polyline draw:style-name="gr1" draw:text-style-name="P1" draw:layer="layout" svg:width="0cm" svg:height="0cm" svg:x="12.038cm" svg:y="4.637cm" svg:viewBox="0 0 0 0" draw:points="0,0">
          <text:p/>
        </draw:polyline>
        <draw:polyline draw:style-name="gr1" draw:text-style-name="P1" draw:layer="layout" svg:width="0cm" svg:height="0cm" svg:x="12.054cm" svg:y="4.851cm" svg:viewBox="0 0 0 0" draw:points="0,0">
          <text:p/>
        </draw:polyline>
        <draw:polyline draw:style-name="gr1" draw:text-style-name="P1" draw:layer="layout" svg:width="0cm" svg:height="0cm" svg:x="12.054cm" svg:y="4.851cm" svg:viewBox="0 0 0 0" draw:points="0,0">
          <text:p/>
        </draw:polyline>
        <draw:polyline draw:style-name="gr1" draw:text-style-name="P1" draw:layer="layout" svg:width="0cm" svg:height="0cm" svg:x="12.054cm" svg:y="4.851cm" svg:viewBox="0 0 0 0" draw:points="0,0">
          <text:p/>
        </draw:polyline>
        <draw:polyline draw:style-name="gr1" draw:text-style-name="P1" draw:layer="layout" svg:width="0cm" svg:height="0cm" svg:x="12.054cm" svg:y="4.851cm" svg:viewBox="0 0 0 0" draw:points="0,0">
          <text:p/>
        </draw:polyline>
        <draw:polyline draw:style-name="gr1" draw:text-style-name="P1" draw:layer="layout" svg:width="0cm" svg:height="0cm" svg:x="12.054cm" svg:y="4.851cm" svg:viewBox="0 0 0 0" draw:points="0,0">
          <text:p/>
        </draw:polyline>
        <draw:polyline draw:style-name="gr1" draw:text-style-name="P1" draw:layer="layout" svg:width="0cm" svg:height="0cm" svg:x="12.054cm" svg:y="4.851cm" svg:viewBox="0 0 0 0" draw:points="0,0">
          <text:p/>
        </draw:polyline>
        <draw:polyline draw:style-name="gr1" draw:text-style-name="P1" draw:layer="layout" svg:width="0cm" svg:height="0cm" svg:x="4.919cm" svg:y="20.967cm" svg:viewBox="0 0 0 0" draw:points="0,0">
          <text:p/>
        </draw:polyline>
        <draw:polyline draw:style-name="gr1" draw:text-style-name="P1" draw:layer="layout" svg:width="0cm" svg:height="0cm" svg:x="4.833cm" svg:y="19.471cm" svg:viewBox="0 0 0 0" draw:points="0,0">
          <text:p/>
        </draw:polyline>
        <draw:polyline draw:style-name="gr1" draw:text-style-name="P1" draw:layer="layout" svg:width="0cm" svg:height="0cm" svg:x="4.833cm" svg:y="19.471cm" svg:viewBox="0 0 0 0" draw:points="0,0">
          <text:p/>
        </draw:polyline>
        <draw:polyline draw:style-name="gr1" draw:text-style-name="P1" draw:layer="layout" svg:width="0cm" svg:height="0cm" svg:x="4.833cm" svg:y="19.471cm" svg:viewBox="0 0 0 0" draw:points="0,0">
          <text:p/>
        </draw:polyline>
        <draw:polyline draw:style-name="gr1" draw:text-style-name="P1" draw:layer="layout" svg:width="0cm" svg:height="0cm" svg:x="4.833cm" svg:y="19.471cm" svg:viewBox="0 0 0 0" draw:points="0,0">
          <text:p/>
        </draw:polyline>
        <draw:frame draw:style-name="gr2" draw:text-style-name="P3" draw:layer="layout" svg:width="2.854cm" svg:height="1.4cm" svg:x="2.1cm" svg:y="4.4cm">
          <draw:text-box>
            <text:p text:style-name="P2"><text:span text:style-name="T1">3jab</text:span></text:p>
          </draw:text-box>
        </draw:frame>
        <draw:frame draw:style-name="gr3" draw:text-style-name="P3" draw:layer="layout" svg:width="2.6cm" svg:height="1.276cm" svg:x="11.7cm" svg:y="5.1cm">
          <draw:text-box>
            <text:p text:style-name="P2"><text:span text:style-name="T1">3chi</text:span></text:p>
          </draw:text-box>
        </draw:frame>
        <draw:frame draw:style-name="gr4" draw:text-style-name="P5" draw:layer="layout" svg:width="1.361cm" svg:height="0.725cm" svg:x="6.7cm" svg:y="11.975cm">
          <draw:text-box>
            <text:p text:style-name="P4"><text:span text:style-name="T2">Hyo</text:span></text:p>
          </draw:text-box>
        </draw:frame>
        <draw:custom-shape draw:style-name="gr5" draw:text-style-name="P7" draw:layer="layout" svg:width="1.6cm" svg:height="1cm" draw:transform="rotate (-0.395491608501915) translate (11.754cm 13.33cm)">
          <text:p text:style-name="P6"><text:span text:style-name="T3">3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0.968cm" svg:height="0.693cm" draw:transform="rotate (0.0476474885794452) translate (12.6cm 6.908cm)">
          <text:p text:style-name="P6"><text:span text:style-name="T3">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2.185cm" svg:height="1.287cm" draw:transform="rotate (0.57246799465414) translate (8.261cm 16.07cm)">
          <text:p text:style-name="P6"><text:span text:style-name="T3">3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948cm" svg:height="0.661cm" draw:transform="rotate (-0.633030919698343) translate (8.991cm 7.606cm)">
          <text:p text:style-name="P6"><text:span text:style-name="T3">3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0.744cm" svg:height="0.81cm" draw:transform="rotate (0.297055038689436) translate (11.2cm 6.418cm)">
          <text:p text:style-name="P6"><text:span text:style-name="T3">3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7" draw:layer="layout" svg:width="2.2cm" svg:height="1.025cm" draw:transform="rotate (-0.570722665402146) translate (11.354cm 15.6cm)">
          <text:p text:style-name="P6"><text:span text:style-name="T3">3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1.12cm" svg:height="1.121cm" draw:transform="rotate (-0.168424272817452) translate (6.388cm 4.1cm)">
          <text:p text:style-name="P6"><text:span text:style-name="T3">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7" draw:layer="layout" svg:width="1cm" svg:height="0.8cm" svg:x="8cm" svg:y="6.9cm">
          <text:p text:style-name="P6"><text:span text:style-name="T3">3j</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draw:layer="layout" svg:width="2.349cm" svg:height="1.429cm" draw:transform="rotate (-1.30079389151137) translate (6.373cm 7.8cm)">
          <text:p text:style-name="P6"><text:span text:style-name="T3">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3" draw:layer="layout" svg:width="2.579cm" svg:height="1.276cm" svg:x="8.621cm" svg:y="19.224cm">
          <draw:text-box>
            <text:p text:style-name="P2"><text:span text:style-name="T1">3feg</text:span></text:p>
          </draw:text-box>
        </draw:frame>
        <draw:frame draw:style-name="gr4" draw:text-style-name="P5" draw:layer="layout" svg:width="1.2cm" svg:height="0.725cm" svg:x="1.8cm" svg:y="7.375cm">
          <draw:text-box>
            <text:p text:style-name="P4"><text:span text:style-name="T2">JIO</text:span></text:p>
          </draw:text-box>
        </draw:frame>
        <draw:frame draw:style-name="gr15" draw:text-style-name="P9" draw:layer="layout" svg:width="0.9cm" svg:height="0.645cm" svg:x="14.3cm" svg:y="13.755cm">
          <draw:text-box>
            <text:p text:style-name="P8"><text:span text:style-name="T4">NI</text:span></text:p>
          </draw:text-box>
        </draw:frame>
        <draw:frame draw:style-name="gr16" draw:text-style-name="P11" draw:layer="layout" svg:width="1.213cm" svg:height="0.289cm" draw:transform="rotate (2.82237193340003) translate (7.643cm 11.562cm)">
          <draw:text-box>
            <text:p text:style-name="P10"><text:span text:style-name="T5">AB189070</text:span></text:p>
          </draw:text-box>
        </draw:frame>
        <draw:line draw:style-name="gr1" draw:text-style-name="P1" draw:layer="layout" svg:x1="6.294cm" svg:y1="10.931cm" svg:x2="6.419cm" svg:y2="10.991cm">
          <text:p/>
        </draw:line>
        <draw:frame draw:style-name="gr16" draw:text-style-name="P11" draw:layer="layout" svg:width="1.213cm" svg:height="0.289cm" draw:transform="rotate (2.5537657615181) translate (7.45cm 11.87cm)">
          <draw:text-box>
            <text:p text:style-name="P10"><text:span text:style-name="T5">AB698071</text:span></text:p>
          </draw:text-box>
        </draw:frame>
        <draw:frame draw:style-name="gr16" draw:text-style-name="P11" draw:layer="layout" svg:width="1.213cm" svg:height="0.289cm" draw:transform="rotate (2.3094196662389) translate (7.079cm 12.033cm)">
          <draw:text-box>
            <text:p text:style-name="P10"><text:span text:style-name="T5">AB189072</text:span></text:p>
          </draw:text-box>
        </draw:frame>
        <draw:frame draw:style-name="gr16" draw:text-style-name="P11" draw:layer="layout" svg:width="1.213cm" svg:height="0.289cm" draw:transform="rotate (2.04238429068376) translate (6.762cm 12.203cm)">
          <draw:text-box>
            <text:p text:style-name="P10"><text:span text:style-name="T5">AB189075</text:span></text:p>
          </draw:text-box>
        </draw:frame>
        <draw:frame draw:style-name="gr16" draw:text-style-name="P11" draw:layer="layout" svg:width="1.213cm" svg:height="0.289cm" draw:transform="rotate (1.77517438220343) translate (6.414cm 12.279cm)">
          <draw:text-box>
            <text:p text:style-name="P10"><text:span text:style-name="T5">AB189073</text:span></text:p>
          </draw:text-box>
        </draw:frame>
        <draw:line draw:style-name="gr1" draw:text-style-name="P1" draw:layer="layout" svg:x1="5.738cm" svg:y1="10.088cm" svg:x2="6.295cm" svg:y2="10.932cm">
          <text:p/>
        </draw:line>
        <draw:frame draw:style-name="gr16" draw:text-style-name="P11" draw:layer="layout" svg:width="1.213cm" svg:height="0.289cm" draw:transform="rotate (1.5097098029751) translate (6.051cm 12.268cm)">
          <draw:text-box>
            <text:p text:style-name="P10"><text:span text:style-name="T5">AB189074</text:span></text:p>
          </draw:text-box>
        </draw:frame>
        <draw:line draw:style-name="gr1" draw:text-style-name="P1" draw:layer="layout" svg:x1="5.738cm" svg:y1="10.088cm" svg:x2="5.745cm" svg:y2="10.535cm">
          <text:p/>
        </draw:line>
        <draw:line draw:style-name="gr1" draw:text-style-name="P1" draw:layer="layout" svg:x1="5.544cm" svg:y1="9.716cm" svg:x2="5.739cm" svg:y2="10.089cm">
          <text:p/>
        </draw:line>
        <draw:frame draw:style-name="gr16" draw:text-style-name="P11" draw:layer="layout" svg:width="1.213cm" svg:height="0.289cm" draw:transform="rotate (1.58126830230686) translate (5.599cm 11.882cm)">
          <draw:text-box>
            <text:p text:style-name="P10"><text:span text:style-name="T5">AB369691</text:span></text:p>
          </draw:text-box>
        </draw:frame>
        <draw:line draw:style-name="gr1" draw:text-style-name="P1" draw:layer="layout" svg:x1="5.545cm" svg:y1="9.716cm" svg:x2="5.495cm" svg:y2="10.282cm">
          <text:p/>
        </draw:line>
        <draw:line draw:style-name="gr1" draw:text-style-name="P1" draw:layer="layout" svg:x1="5.455cm" svg:y1="9.492cm" svg:x2="5.545cm" svg:y2="9.717cm">
          <text:p/>
        </draw:line>
        <draw:frame draw:style-name="gr16" draw:text-style-name="P11" draw:layer="layout" svg:width="1.213cm" svg:height="0.289cm" draw:transform="rotate (1.48003920569119) translate (5.218cm 11.605cm)">
          <draw:text-box>
            <text:p text:style-name="P10"><text:span text:style-name="T5">AP003430</text:span></text:p>
          </draw:text-box>
        </draw:frame>
        <draw:line draw:style-name="gr1" draw:text-style-name="P1" draw:layer="layout" svg:x1="5.456cm" svg:y1="9.492cm" svg:x2="5.231cm" svg:y2="10.654cm">
          <text:p/>
        </draw:line>
        <draw:line draw:style-name="gr1" draw:text-style-name="P1" draw:layer="layout" svg:x1="5.445cm" svg:y1="9.458cm" svg:x2="5.456cm" svg:y2="9.493cm">
          <text:p/>
        </draw:line>
        <draw:frame draw:style-name="gr16" draw:text-style-name="P11" draw:layer="layout" svg:width="1.213cm" svg:height="0.289cm" draw:transform="rotate (1.38212623465431) translate (4.825cm 11.944cm)">
          <draw:text-box>
            <text:p text:style-name="P10"><text:span text:style-name="T5">AB246676</text:span></text:p>
          </draw:text-box>
        </draw:frame>
        <draw:line draw:style-name="gr1" draw:text-style-name="P1" draw:layer="layout" svg:x1="5.446cm" svg:y1="9.458cm" svg:x2="4.904cm" svg:y2="11.244cm">
          <text:p/>
        </draw:line>
        <draw:line draw:style-name="gr1" draw:text-style-name="P1" draw:layer="layout" svg:x1="5.395cm" svg:y1="9.274cm" svg:x2="5.446cm" svg:y2="9.459cm">
          <text:p/>
        </draw:line>
        <draw:frame draw:style-name="gr16" draw:text-style-name="P11" draw:layer="layout" svg:width="1.153cm" svg:height="0.289cm" draw:transform="rotate (1.27740647953465) translate (4.385cm 12.411cm)">
          <draw:text-box>
            <text:p text:style-name="P10"><text:span text:style-name="T5">FJ527832</text:span></text:p>
          </draw:text-box>
        </draw:frame>
        <draw:line draw:style-name="gr1" draw:text-style-name="P1" draw:layer="layout" svg:x1="5.396cm" svg:y1="9.274cm" svg:x2="4.958cm" svg:y2="10.371cm">
          <text:p/>
        </draw:line>
        <draw:line draw:style-name="gr1" draw:text-style-name="P1" draw:layer="layout" svg:x1="5.365cm" svg:y1="9.125cm" svg:x2="5.396cm" svg:y2="9.275cm">
          <text:p/>
        </draw:line>
        <draw:frame draw:style-name="gr16" draw:text-style-name="P11" draw:layer="layout" svg:width="1.213cm" svg:height="0.289cm" draw:transform="rotate (1.19363067543892) translate (4.319cm 11.564cm)">
          <draw:text-box>
            <text:p text:style-name="P10"><text:span text:style-name="T5">AB291962</text:span></text:p>
          </draw:text-box>
        </draw:frame>
        <draw:line draw:style-name="gr1" draw:text-style-name="P1" draw:layer="layout" svg:x1="5.198cm" svg:y1="9.334cm" svg:x2="4.869cm" svg:y2="10.004cm">
          <text:p/>
        </draw:line>
        <draw:frame draw:style-name="gr16" draw:text-style-name="P11" draw:layer="layout" svg:width="1.213cm" svg:height="0.289cm" draw:transform="rotate (1.11334552984718) translate (4.134cm 11.141cm)">
          <draw:text-box>
            <text:p text:style-name="P10"><text:span text:style-name="T5">AB630971</text:span></text:p>
          </draw:text-box>
        </draw:frame>
        <draw:line draw:style-name="gr1" draw:text-style-name="P1" draw:layer="layout" svg:x1="5.198cm" svg:y1="9.334cm" svg:x2="4.884cm" svg:y2="9.771cm">
          <text:p/>
        </draw:line>
        <draw:line draw:style-name="gr1" draw:text-style-name="P1" draw:layer="layout" svg:x1="5.247cm" svg:y1="9.249cm" svg:x2="5.197cm" svg:y2="9.335cm">
          <text:p/>
        </draw:line>
        <draw:frame draw:style-name="gr16" draw:text-style-name="P11" draw:layer="layout" svg:width="1.213cm" svg:height="0.289cm" draw:transform="rotate (0.950855376486511) translate (3.97cm 10.774cm)">
          <draw:text-box>
            <text:p text:style-name="P10"><text:span text:style-name="T5">AB301710</text:span></text:p>
          </draw:text-box>
        </draw:frame>
        <draw:line draw:style-name="gr1" draw:text-style-name="P1" draw:layer="layout" svg:x1="5.247cm" svg:y1="9.249cm" svg:x2="4.487cm" svg:y2="10.044cm">
          <text:p/>
        </draw:line>
        <draw:line draw:style-name="gr1" draw:text-style-name="P1" draw:layer="layout" svg:x1="5.297cm" svg:y1="9.18cm" svg:x2="5.246cm" svg:y2="9.25cm">
          <text:p/>
        </draw:line>
        <draw:frame draw:style-name="gr16" draw:text-style-name="P11" draw:layer="layout" svg:width="1.213cm" svg:height="0.289cm" draw:transform="rotate (0.80948370707497) translate (3.44cm 10.906cm)">
          <draw:text-box>
            <text:p text:style-name="P10"><text:span text:style-name="T5">AB222182</text:span></text:p>
          </draw:text-box>
        </draw:frame>
        <draw:line draw:style-name="gr1" draw:text-style-name="P1" draw:layer="layout" svg:x1="5.262cm" svg:y1="9.195cm" svg:x2="4.537cm" svg:y2="9.786cm">
          <text:p/>
        </draw:line>
        <draw:frame draw:style-name="gr16" draw:text-style-name="P11" draw:layer="layout" svg:width="1.213cm" svg:height="0.289cm" draw:transform="rotate (0.682074671679384) translate (3.392cm 10.514cm)">
          <draw:text-box>
            <text:p text:style-name="P10"><text:span text:style-name="T5">AB481229</text:span></text:p>
          </draw:text-box>
        </draw:frame>
        <draw:line draw:style-name="gr1" draw:text-style-name="P1" draw:layer="layout" svg:x1="4.85cm" svg:y1="9.368cm" svg:x2="4.244cm" svg:y2="9.766cm">
          <text:p/>
        </draw:line>
        <draw:frame draw:style-name="gr16" draw:text-style-name="P11" draw:layer="layout" svg:width="1.213cm" svg:height="0.289cm" draw:transform="rotate (0.580845575063713) translate (3.034cm 10.373cm)">
          <draw:text-box>
            <text:p text:style-name="P10"><text:span text:style-name="T5">AB222183</text:span></text:p>
          </draw:text-box>
        </draw:frame>
        <draw:line draw:style-name="gr1" draw:text-style-name="P1" draw:layer="layout" svg:x1="4.602cm" svg:y1="9.453cm" svg:x2="4.437cm" svg:y2="9.528cm">
          <text:p/>
        </draw:line>
        <draw:frame draw:style-name="gr16" draw:text-style-name="P11" draw:layer="layout" svg:width="1.213cm" svg:height="0.289cm" draw:transform="rotate (0.427256600888212) translate (3.147cm 9.94cm)">
          <draw:text-box>
            <text:p text:style-name="P10"><text:span text:style-name="T5">AB236320</text:span></text:p>
          </draw:text-box>
        </draw:frame>
        <draw:line draw:style-name="gr1" draw:text-style-name="P1" draw:layer="layout" svg:x1="4.602cm" svg:y1="9.453cm" svg:x2="4.432cm" svg:y2="9.488cm">
          <text:p/>
        </draw:line>
        <draw:line draw:style-name="gr1" draw:text-style-name="P1" draw:layer="layout" svg:x1="4.85cm" svg:y1="9.368cm" svg:x2="4.601cm" svg:y2="9.454cm">
          <text:p/>
        </draw:line>
        <draw:line draw:style-name="gr1" draw:text-style-name="P1" draw:layer="layout" svg:x1="5.262cm" svg:y1="9.195cm" svg:x2="4.849cm" svg:y2="9.369cm">
          <text:p/>
        </draw:line>
        <draw:line draw:style-name="gr1" draw:text-style-name="P1" draw:layer="layout" svg:x1="5.297cm" svg:y1="9.18cm" svg:x2="5.261cm" svg:y2="9.196cm">
          <text:p/>
        </draw:line>
        <draw:line draw:style-name="gr1" draw:text-style-name="P1" draw:layer="layout" svg:x1="5.366cm" svg:y1="9.125cm" svg:x2="5.296cm" svg:y2="9.181cm">
          <text:p/>
        </draw:line>
        <draw:line draw:style-name="gr1" draw:text-style-name="P1" draw:layer="layout" svg:x1="5.391cm" svg:y1="9.031cm" svg:x2="5.365cm" svg:y2="9.126cm">
          <text:p/>
        </draw:line>
        <draw:frame draw:style-name="gr16" draw:text-style-name="P11" draw:layer="layout" svg:width="1.213cm" svg:height="0.289cm" draw:transform="rotate (0.211010306566114) translate (3.087cm 9.618cm)">
          <draw:text-box>
            <text:p text:style-name="P10"><text:span text:style-name="T5">AB591733</text:span></text:p>
          </draw:text-box>
        </draw:frame>
        <draw:line draw:style-name="gr1" draw:text-style-name="P1" draw:layer="layout" svg:x1="5.391cm" svg:y1="9.031cm" svg:x2="4.864cm" svg:y2="9.111cm">
          <text:p/>
        </draw:line>
        <draw:line draw:style-name="gr1" draw:text-style-name="P1" draw:layer="layout" svg:x1="5.461cm" svg:y1="8.843cm" svg:x2="5.39cm" svg:y2="9.032cm">
          <text:p/>
        </draw:line>
        <draw:frame draw:style-name="gr16" draw:text-style-name="P11" draw:layer="layout" svg:width="1.213cm" svg:height="0.289cm" draw:transform="rotate (0.153414441250302) translate (3.51cm 9.159cm)">
          <draw:text-box>
            <text:p text:style-name="P10"><text:span text:style-name="T5">AB091394</text:span></text:p>
          </draw:text-box>
        </draw:frame>
        <draw:line draw:style-name="gr1" draw:text-style-name="P1" draw:layer="layout" svg:x1="5.461cm" svg:y1="8.843cm" svg:x2="4.725cm" svg:y2="8.893cm">
          <text:p/>
        </draw:line>
        <draw:line draw:style-name="gr1" draw:text-style-name="P1" draw:layer="layout" svg:x1="5.6cm" svg:y1="8.54cm" svg:x2="5.46cm" svg:y2="8.844cm">
          <text:p/>
        </draw:line>
        <draw:frame draw:style-name="gr16" draw:text-style-name="P11" draw:layer="layout" svg:width="1.213cm" svg:height="0.289cm" draw:transform="rotate (0.0715584993317675) translate (3.375cm 8.829cm)">
          <draw:text-box>
            <text:p text:style-name="P10"><text:span text:style-name="T5">AB291963</text:span></text:p>
          </draw:text-box>
        </draw:frame>
        <draw:line draw:style-name="gr1" draw:text-style-name="P1" draw:layer="layout" svg:x1="5.6cm" svg:y1="8.54cm" svg:x2="4.636cm" svg:y2="8.596cm">
          <text:p/>
        </draw:line>
        <draw:line draw:style-name="gr1" draw:text-style-name="P1" draw:layer="layout" svg:x1="5.615cm" svg:y1="8.515cm" svg:x2="5.599cm" svg:y2="8.541cm">
          <text:p/>
        </draw:line>
        <draw:frame draw:style-name="gr16" draw:text-style-name="P11" draw:layer="layout" svg:width="1.17cm" svg:height="0.289cm" draw:transform="rotate (0.0593411945678072) translate (3.344cm 8.511cm)">
          <draw:text-box>
            <text:p text:style-name="P10"><text:span text:style-name="T5">KJ507956</text:span></text:p>
          </draw:text-box>
        </draw:frame>
        <draw:line draw:style-name="gr1" draw:text-style-name="P1" draw:layer="layout" svg:x1="5.615cm" svg:y1="8.516cm" svg:x2="4.532cm" svg:y2="8.466cm">
          <text:p/>
        </draw:line>
        <draw:line draw:style-name="gr1" draw:text-style-name="P1" draw:layer="layout" svg:x1="5.808cm" svg:y1="8.188cm" svg:x2="5.614cm" svg:y2="8.516cm">
          <text:p/>
        </draw:line>
        <draw:frame draw:style-name="gr16" draw:text-style-name="P11" draw:layer="layout" svg:width="1.213cm" svg:height="0.289cm" draw:transform="rotate (-0.0436332312998584) translate (3.195cm 8.248cm)">
          <draw:text-box>
            <text:p text:style-name="P10"><text:span text:style-name="T5">AB222184</text:span></text:p>
          </draw:text-box>
        </draw:frame>
        <draw:line draw:style-name="gr1" draw:text-style-name="P1" draw:layer="layout" svg:x1="4.195cm" svg:y1="7.355cm" svg:x2="4.134cm" svg:y2="7.385cm">
          <text:p/>
        </draw:line>
        <draw:frame draw:style-name="gr16" draw:text-style-name="P11" draw:layer="layout" svg:width="1.213cm" svg:height="0.289cm" draw:transform="rotate (0.439648438577372) translate (2.846cm 7.814cm)">
          <draw:text-box>
            <text:p text:style-name="P10"><text:span text:style-name="T5">AB291954</text:span></text:p>
          </draw:text-box>
        </draw:frame>
        <draw:frame draw:style-name="gr16" draw:text-style-name="P11" draw:layer="layout" svg:width="1.213cm" svg:height="0.289cm" draw:transform="rotate (0.287804793653865) translate (2.792cm 7.58cm)">
          <draw:text-box>
            <text:p text:style-name="P10"><text:span text:style-name="T5">AB443626</text:span></text:p>
          </draw:text-box>
        </draw:frame>
        <draw:frame draw:style-name="gr16" draw:text-style-name="P11" draw:layer="layout" svg:width="1.213cm" svg:height="0.289cm" draw:transform="rotate (0.11693705988362) translate (2.771cm 7.352cm)">
          <draw:text-box>
            <text:p text:style-name="P10"><text:span text:style-name="T5">AB291960</text:span></text:p>
          </draw:text-box>
        </draw:frame>
        <draw:frame draw:style-name="gr16" draw:text-style-name="P11" draw:layer="layout" svg:width="1.213cm" svg:height="0.289cm" draw:transform="rotate (-0.0558505360638189) translate (2.791cm 7.117cm)">
          <draw:text-box>
            <text:p text:style-name="P10"><text:span text:style-name="T5">AB443623</text:span></text:p>
          </draw:text-box>
        </draw:frame>
        <draw:frame draw:style-name="gr16" draw:text-style-name="P11" draw:layer="layout" svg:width="1.213cm" svg:height="0.289cm" draw:transform="rotate (-0.228463599086057) translate (2.85cm 6.891cm)">
          <draw:text-box>
            <text:p text:style-name="P10"><text:span text:style-name="T5">AB443624</text:span></text:p>
          </draw:text-box>
        </draw:frame>
        <draw:line draw:style-name="gr1" draw:text-style-name="P1" draw:layer="layout" svg:x1="4.126cm" svg:y1="7.351cm" svg:x2="3.996cm" svg:y2="7.295cm">
          <text:p/>
        </draw:line>
        <draw:line draw:style-name="gr1" draw:text-style-name="P1" draw:layer="layout" svg:x1="4.195cm" svg:y1="7.357cm" svg:x2="4.125cm" svg:y2="7.35cm">
          <text:p/>
        </draw:line>
        <draw:frame draw:style-name="gr16" draw:text-style-name="P11" draw:layer="layout" svg:width="1.213cm" svg:height="0.289cm" draw:transform="rotate (-0.392524548773525) translate (2.811cm 6.633cm)">
          <draw:text-box>
            <text:p text:style-name="P10"><text:span text:style-name="T5">AB291957</text:span></text:p>
          </draw:text-box>
        </draw:frame>
        <draw:frame draw:style-name="gr16" draw:text-style-name="P11" draw:layer="layout" svg:width="1.213cm" svg:height="0.289cm" draw:transform="rotate (-0.474380490692059) translate (2.877cm 6.41cm)">
          <draw:text-box>
            <text:p text:style-name="P10"><text:span text:style-name="T5">AB443625</text:span></text:p>
          </draw:text-box>
        </draw:frame>
        <draw:line draw:style-name="gr1" draw:text-style-name="P1" draw:layer="layout" svg:x1="4.116cm" svg:y1="7.242cm" svg:x2="4cm" svg:y2="7.166cm">
          <text:p/>
        </draw:line>
        <draw:frame draw:style-name="gr16" draw:text-style-name="P11" draw:layer="layout" svg:width="1.213cm" svg:height="0.289cm" draw:transform="rotate (-0.654149403647475) translate (3.03cm 6.219cm)">
          <draw:text-box>
            <text:p text:style-name="P10"><text:span text:style-name="T5">AB443627</text:span></text:p>
          </draw:text-box>
        </draw:frame>
        <draw:line draw:style-name="gr1" draw:text-style-name="P1" draw:layer="layout" svg:x1="4.116cm" svg:y1="7.242cm" svg:x2="4.07cm" svg:y2="7.191cm">
          <text:p/>
        </draw:line>
        <draw:frame draw:style-name="gr16" draw:text-style-name="P11" draw:layer="layout" svg:width="1.213cm" svg:height="0.289cm" draw:transform="rotate (-0.811229036326965) translate (3.262cm 6.105cm)">
          <draw:text-box>
            <text:p text:style-name="P10"><text:span text:style-name="T5">AB291951</text:span></text:p>
          </draw:text-box>
        </draw:frame>
        <draw:line draw:style-name="gr1" draw:text-style-name="P1" draw:layer="layout" svg:x1="4.091cm" svg:y1="7.177cm" svg:x2="4.01cm" svg:y2="7.062cm">
          <text:p/>
        </draw:line>
        <draw:frame draw:style-name="gr16" draw:text-style-name="P11" draw:layer="layout" svg:width="1.213cm" svg:height="0.289cm" draw:transform="rotate (-0.961327351998477) translate (3.369cm 5.871cm)">
          <draw:text-box>
            <text:p text:style-name="P10"><text:span text:style-name="T5">AB291956</text:span></text:p>
          </draw:text-box>
        </draw:frame>
        <draw:line draw:style-name="gr1" draw:text-style-name="P1" draw:layer="layout" svg:x1="4.091cm" svg:y1="7.177cm" svg:x2="4.06cm" svg:y2="7.117cm">
          <text:p/>
        </draw:line>
        <draw:frame draw:style-name="gr16" draw:text-style-name="P11" draw:layer="layout" svg:width="1.213cm" svg:height="0.289cm" draw:transform="rotate (-1.12364297243395) translate (3.621cm 5.837cm)">
          <draw:text-box>
            <text:p text:style-name="P10"><text:span text:style-name="T5">AB291952</text:span></text:p>
          </draw:text-box>
        </draw:frame>
        <draw:frame draw:style-name="gr16" draw:text-style-name="P11" draw:layer="layout" svg:width="1.213cm" svg:height="0.289cm" draw:transform="rotate (-1.28613312579462) translate (3.851cm 5.776cm)">
          <draw:text-box>
            <text:p text:style-name="P10"><text:span text:style-name="T5">AB291955</text:span></text:p>
          </draw:text-box>
        </draw:frame>
        <draw:line draw:style-name="gr1" draw:text-style-name="P1" draw:layer="layout" svg:x1="4.091cm" svg:y1="7.177cm" svg:x2="4.075cm" svg:y2="7.112cm">
          <text:p/>
        </draw:line>
        <draw:line draw:style-name="gr1" draw:text-style-name="P1" draw:layer="layout" svg:x1="4.116cm" svg:y1="7.242cm" svg:x2="4.09cm" svg:y2="7.176cm">
          <text:p/>
        </draw:line>
        <draw:line draw:style-name="gr1" draw:text-style-name="P1" draw:layer="layout" svg:x1="4.195cm" svg:y1="7.356cm" svg:x2="4.115cm" svg:y2="7.241cm">
          <text:p/>
        </draw:line>
        <draw:line draw:style-name="gr1" draw:text-style-name="P1" draw:layer="layout" svg:x1="5.808cm" svg:y1="8.189cm" svg:x2="4.194cm" svg:y2="7.355cm">
          <text:p/>
        </draw:line>
        <draw:line draw:style-name="gr1" draw:text-style-name="P1" draw:layer="layout" svg:x1="5.898cm" svg:y1="8.138cm" svg:x2="5.807cm" svg:y2="8.189cm">
          <text:p/>
        </draw:line>
        <draw:frame draw:style-name="gr16" draw:text-style-name="P11" draw:layer="layout" svg:width="1.213cm" svg:height="0.289cm" draw:transform="rotate (-1.46258591317125) translate (4.089cm 5.762cm)">
          <draw:text-box>
            <text:p text:style-name="P10"><text:span text:style-name="T5">AB291953</text:span></text:p>
          </draw:text-box>
        </draw:frame>
        <draw:line draw:style-name="gr1" draw:text-style-name="P1" draw:layer="layout" svg:x1="5.898cm" svg:y1="8.139cm" svg:x2="5.321cm" svg:y2="7.226cm">
          <text:p/>
        </draw:line>
        <draw:line draw:style-name="gr1" draw:text-style-name="P1" draw:layer="layout" svg:x1="6.463cm" svg:y1="7.851cm" svg:x2="5.897cm" svg:y2="8.139cm">
          <text:p/>
        </draw:line>
        <draw:frame draw:style-name="gr16" draw:text-style-name="P11" draw:layer="layout" svg:width="1.213cm" svg:height="0.289cm" draw:transform="rotate (-1.00670591255033) translate (4.736cm 6.006cm)">
          <draw:text-box>
            <text:p text:style-name="P10"><text:span text:style-name="T5">AB073912</text:span></text:p>
          </draw:text-box>
        </draw:frame>
        <draw:frame draw:style-name="gr16" draw:text-style-name="P11" draw:layer="layout" svg:width="1.251cm" svg:height="0.289cm" draw:transform="rotate (2.20644524037123) translate (5.67cm 6.747cm)">
          <draw:text-box>
            <text:p text:style-name="P10"><text:span text:style-name="T5">HQ389543</text:span></text:p>
          </draw:text-box>
        </draw:frame>
        <draw:line draw:style-name="gr1" draw:text-style-name="P1" draw:layer="layout" svg:x1="5.843cm" svg:y1="6.716cm" svg:x2="5.812cm" svg:y2="6.655cm">
          <text:p/>
        </draw:line>
        <draw:line draw:style-name="gr1" draw:text-style-name="P1" draw:layer="layout" svg:x1="6.473cm" svg:y1="7.787cm" svg:x2="5.842cm" svg:y2="6.715cm">
          <text:p/>
        </draw:line>
        <draw:frame draw:style-name="gr16" draw:text-style-name="P11" draw:layer="layout" svg:width="1.183cm" svg:height="0.289cm" draw:transform="rotate (1.99857652645871) translate (5.635cm 6.656cm)">
          <draw:text-box>
            <text:p text:style-name="P10"><text:span text:style-name="T5">JN564006</text:span></text:p>
          </draw:text-box>
        </draw:frame>
        <draw:line draw:style-name="gr1" draw:text-style-name="P1" draw:layer="layout" svg:x1="6.126cm" svg:y1="6.567cm" svg:x2="6.06cm" svg:y2="6.437cm">
          <text:p/>
        </draw:line>
        <draw:frame draw:style-name="gr16" draw:text-style-name="P11" draw:layer="layout" svg:width="1.213cm" svg:height="0.289cm" draw:transform="rotate (2.04046442850657) translate (5.883cm 6.444cm)">
          <draw:text-box>
            <text:p text:style-name="P10"><text:span text:style-name="T5">AB630970</text:span></text:p>
          </draw:text-box>
        </draw:frame>
        <draw:line draw:style-name="gr1" draw:text-style-name="P1" draw:layer="layout" svg:x1="6.126cm" svg:y1="6.567cm" svg:x2="6.105cm" svg:y2="6.506cm">
          <text:p/>
        </draw:line>
        <draw:line draw:style-name="gr1" draw:text-style-name="P1" draw:layer="layout" svg:x1="6.285cm" svg:y1="6.965cm" svg:x2="6.125cm" svg:y2="6.566cm">
          <text:p/>
        </draw:line>
        <draw:frame draw:style-name="gr16" draw:text-style-name="P11" draw:layer="layout" svg:width="1.213cm" svg:height="0.289cm" draw:transform="rotate (1.86418617405514) translate (5.934cm 6.481cm)">
          <draw:text-box>
            <text:p text:style-name="P10"><text:span text:style-name="T5">AB074918</text:span></text:p>
          </draw:text-box>
        </draw:frame>
        <draw:line draw:style-name="gr1" draw:text-style-name="P1" draw:layer="layout" svg:x1="6.285cm" svg:y1="6.964cm" svg:x2="6.244cm" svg:y2="6.715cm">
          <text:p/>
        </draw:line>
        <draw:line draw:style-name="gr1" draw:text-style-name="P1" draw:layer="layout" svg:x1="6.305cm" svg:y1="7.033cm" svg:x2="6.284cm" svg:y2="6.963cm">
          <text:p/>
        </draw:line>
        <draw:frame draw:style-name="gr16" draw:text-style-name="P11" draw:layer="layout" svg:width="1.213cm" svg:height="0.289cm" draw:transform="rotate (1.73660260573436) translate (6.074cm 6.669cm)">
          <draw:text-box>
            <text:p text:style-name="P10"><text:span text:style-name="T5">AB074920</text:span></text:p>
          </draw:text-box>
        </draw:frame>
        <draw:line draw:style-name="gr1" draw:text-style-name="P1" draw:layer="layout" svg:x1="6.305cm" svg:y1="7.033cm" svg:x2="6.259cm" svg:y2="5.991cm">
          <text:p/>
        </draw:line>
        <draw:line draw:style-name="gr1" draw:text-style-name="P1" draw:layer="layout" svg:x1="6.483cm" svg:y1="7.742cm" svg:x2="6.304cm" svg:y2="7.032cm">
          <text:p/>
        </draw:line>
        <draw:frame draw:style-name="gr16" draw:text-style-name="P11" draw:layer="layout" svg:width="1.213cm" svg:height="0.289cm" draw:transform="rotate (1.61617488734675) translate (6.096cm 5.925cm)">
          <draw:text-box>
            <text:p text:style-name="P10"><text:span text:style-name="T5">AB089824</text:span></text:p>
          </draw:text-box>
        </draw:frame>
        <draw:line draw:style-name="gr1" draw:text-style-name="P1" draw:layer="layout" svg:x1="6.493cm" svg:y1="7.499cm" svg:x2="6.482cm" svg:y2="6.571cm">
          <text:p/>
        </draw:line>
        <draw:frame draw:style-name="gr16" draw:text-style-name="P11" draw:layer="layout" svg:width="1.153cm" svg:height="0.289cm" draw:transform="rotate (1.58301363155886) translate (6.324cm 6.501cm)">
          <draw:text-box>
            <text:p text:style-name="P10"><text:span text:style-name="T5">FJ426403</text:span></text:p>
          </draw:text-box>
        </draw:frame>
        <draw:line draw:style-name="gr1" draw:text-style-name="P1" draw:layer="layout" svg:x1="6.492cm" svg:y1="7.499cm" svg:x2="6.597cm" svg:y2="6.546cm">
          <text:p/>
        </draw:line>
        <draw:line draw:style-name="gr1" draw:text-style-name="P1" draw:layer="layout" svg:x1="6.482cm" svg:y1="7.742cm" svg:x2="6.493cm" svg:y2="7.498cm">
          <text:p/>
        </draw:line>
        <draw:frame draw:style-name="gr16" draw:text-style-name="P11" draw:layer="layout" svg:width="1.196cm" svg:height="0.289cm" draw:transform="rotate (1.46258591317125) translate (6.444cm 6.456cm)">
          <draw:text-box>
            <text:p text:style-name="P10"><text:span text:style-name="T5">KF303502</text:span></text:p>
          </draw:text-box>
        </draw:frame>
        <draw:line draw:style-name="gr1" draw:text-style-name="P1" draw:layer="layout" svg:x1="6.606cm" svg:y1="7.425cm" svg:x2="6.707cm" svg:y2="6.883cm">
          <text:p/>
        </draw:line>
        <draw:frame draw:style-name="gr16" draw:text-style-name="P11" draw:layer="layout" svg:width="1.213cm" svg:height="0.289cm" draw:transform="rotate (1.38910755166229) translate (6.562cm 6.782cm)">
          <draw:text-box>
            <text:p text:style-name="P10"><text:span text:style-name="T5">AB481228</text:span></text:p>
          </draw:text-box>
        </draw:frame>
        <draw:line draw:style-name="gr1" draw:text-style-name="P1" draw:layer="layout" svg:x1="6.606cm" svg:y1="7.425cm" svg:x2="6.796cm" svg:y2="6.839cm">
          <text:p/>
        </draw:line>
        <draw:line draw:style-name="gr1" draw:text-style-name="P1" draw:layer="layout" svg:x1="6.557cm" svg:y1="7.618cm" svg:x2="6.607cm" svg:y2="7.424cm">
          <text:p/>
        </draw:line>
        <draw:frame draw:style-name="gr16" draw:text-style-name="P11" draw:layer="layout" svg:width="1.196cm" svg:height="0.289cm" draw:transform="rotate (1.2616985162667) translate (6.665cm 6.722cm)">
          <draw:text-box>
            <text:p text:style-name="P10"><text:span text:style-name="T5">AF082843</text:span></text:p>
          </draw:text-box>
        </draw:frame>
        <draw:line draw:style-name="gr1" draw:text-style-name="P1" draw:layer="layout" svg:x1="6.557cm" svg:y1="7.618cm" svg:x2="7.153cm" svg:y2="6.214cm">
          <text:p/>
        </draw:line>
        <draw:frame draw:style-name="gr16" draw:text-style-name="P11" draw:layer="layout" svg:width="1.213cm" svg:height="0.289cm" draw:transform="rotate (1.169196065911) translate (7.036cm 6.082cm)">
          <draw:text-box>
            <text:p text:style-name="P10"><text:span text:style-name="T5">AB591734</text:span></text:p>
          </draw:text-box>
        </draw:frame>
        <draw:line draw:style-name="gr1" draw:text-style-name="P1" draw:layer="layout" svg:x1="6.661cm" svg:y1="7.475cm" svg:x2="7.074cm" svg:y2="6.7cm">
          <text:p/>
        </draw:line>
        <draw:frame draw:style-name="gr16" draw:text-style-name="P11" draw:layer="layout" svg:width="1.153cm" svg:height="0.289cm" draw:transform="rotate (1.08175507038609) translate (6.968cm 6.56cm)">
          <draw:text-box>
            <text:p text:style-name="P10"><text:span text:style-name="T5">FJ426404</text:span></text:p>
          </draw:text-box>
        </draw:frame>
        <draw:line draw:style-name="gr1" draw:text-style-name="P1" draw:layer="layout" svg:x1="6.661cm" svg:y1="7.475cm" svg:x2="6.995cm" svg:y2="7.007cm">
          <text:p/>
        </draw:line>
        <draw:line draw:style-name="gr1" draw:text-style-name="P1" draw:layer="layout" svg:x1="6.601cm" svg:y1="7.564cm" svg:x2="6.662cm" svg:y2="7.474cm">
          <text:p/>
        </draw:line>
        <draw:frame draw:style-name="gr16" draw:text-style-name="P11" draw:layer="layout" svg:width="1.17cm" svg:height="0.289cm" draw:transform="rotate (0.950855376486511) translate (6.908cm 6.856cm)">
          <draw:text-box>
            <text:p text:style-name="P10"><text:span text:style-name="T5">KJ507955</text:span></text:p>
          </draw:text-box>
        </draw:frame>
        <draw:line draw:style-name="gr1" draw:text-style-name="P1" draw:layer="layout" svg:x1="6.706cm" svg:y1="7.465cm" svg:x2="6.915cm" svg:y2="7.245cm">
          <text:p/>
        </draw:line>
        <draw:frame draw:style-name="gr16" draw:text-style-name="P11" draw:layer="layout" svg:width="1.196cm" svg:height="0.289cm" draw:transform="rotate (0.818210353334942) translate (6.848cm 7.084cm)">
          <draw:text-box>
            <text:p text:style-name="P10"><text:span text:style-name="T5">AF060669</text:span></text:p>
          </draw:text-box>
        </draw:frame>
        <draw:line draw:style-name="gr1" draw:text-style-name="P1" draw:layer="layout" svg:x1="6.706cm" svg:y1="7.465cm" svg:x2="7.307cm" svg:y2="6.983cm">
          <text:p/>
        </draw:line>
        <draw:line draw:style-name="gr1" draw:text-style-name="P1" draw:layer="layout" svg:x1="6.601cm" svg:y1="7.564cm" svg:x2="6.707cm" svg:y2="7.464cm">
          <text:p/>
        </draw:line>
        <draw:line draw:style-name="gr1" draw:text-style-name="P1" draw:layer="layout" svg:x1="6.557cm" svg:y1="7.618cm" svg:x2="6.602cm" svg:y2="7.563cm">
          <text:p/>
        </draw:line>
        <draw:line draw:style-name="gr1" draw:text-style-name="P1" draw:layer="layout" svg:x1="6.482cm" svg:y1="7.742cm" svg:x2="6.558cm" svg:y2="7.617cm">
          <text:p/>
        </draw:line>
        <draw:line draw:style-name="gr1" draw:text-style-name="P1" draw:layer="layout" svg:x1="6.472cm" svg:y1="7.787cm" svg:x2="6.483cm" svg:y2="7.741cm">
          <text:p/>
        </draw:line>
        <draw:line draw:style-name="gr1" draw:text-style-name="P1" draw:layer="layout" svg:x1="6.462cm" svg:y1="7.852cm" svg:x2="6.473cm" svg:y2="7.786cm">
          <text:p/>
        </draw:line>
        <draw:line draw:style-name="gr1" draw:text-style-name="P1" draw:layer="layout" svg:x1="6.751cm" svg:y1="7.936cm" svg:x2="6.462cm" svg:y2="7.851cm">
          <text:p/>
        </draw:line>
        <draw:frame draw:style-name="gr16" draw:text-style-name="P11" draw:layer="layout" svg:width="1.183cm" svg:height="0.289cm" draw:transform="rotate (0.676838683923401) translate (7.265cm 6.813cm)">
          <draw:text-box>
            <text:p text:style-name="P10"><text:span text:style-name="T5">JN837481</text:span></text:p>
          </draw:text-box>
        </draw:frame>
        <draw:line draw:style-name="gr1" draw:text-style-name="P1" draw:layer="layout" svg:x1="6.75cm" svg:y1="7.936cm" svg:x2="6.91cm" svg:y2="7.811cm">
          <text:p/>
        </draw:line>
        <draw:line draw:style-name="gr1" draw:text-style-name="P1" draw:layer="layout" svg:x1="7.034cm" svg:y1="8.05cm" svg:x2="6.75cm" svg:y2="7.935cm">
          <text:p/>
        </draw:line>
        <draw:frame draw:style-name="gr16" draw:text-style-name="P11" draw:layer="layout" svg:width="1.196cm" svg:height="0.289cm" draw:transform="rotate (0.666366708411435) translate (6.87cm 7.64cm)">
          <draw:text-box>
            <text:p text:style-name="P10"><text:span text:style-name="T5">AF060668</text:span></text:p>
          </draw:text-box>
        </draw:frame>
        <draw:line draw:style-name="gr1" draw:text-style-name="P1" draw:layer="layout" svg:x1="8.522cm" svg:y1="7.003cm" svg:x2="9.764cm" svg:y2="6.001cm">
          <text:p/>
        </draw:line>
        <draw:frame draw:style-name="gr16" draw:text-style-name="P11" draw:layer="layout" svg:width="1.213cm" svg:height="0.289cm" draw:transform="rotate (0.678584013175396) translate (9.722cm 5.831cm)">
          <draw:text-box>
            <text:p text:style-name="P10"><text:span text:style-name="T5">AB369689</text:span></text:p>
          </draw:text-box>
        </draw:frame>
        <draw:line draw:style-name="gr1" draw:text-style-name="P1" draw:layer="layout" svg:x1="8.522cm" svg:y1="7.003cm" svg:x2="8.672cm" svg:y2="6.908cm">
          <text:p/>
        </draw:line>
        <draw:line draw:style-name="gr1" draw:text-style-name="P1" draw:layer="layout" svg:x1="7.033cm" svg:y1="8.05cm" svg:x2="8.523cm" svg:y2="7.002cm">
          <text:p/>
        </draw:line>
        <draw:line draw:style-name="gr1" draw:text-style-name="P1" draw:layer="layout" svg:x1="8.464cm" svg:y1="8.71cm" svg:x2="7.033cm" svg:y2="8.049cm">
          <text:p/>
        </draw:line>
        <draw:frame draw:style-name="gr16" draw:text-style-name="P11" draw:layer="layout" svg:width="1.213cm" svg:height="0.289cm" draw:transform="rotate (0.577354916559724) translate (8.648cm 6.737cm)">
          <draw:text-box>
            <text:p text:style-name="P10"><text:span text:style-name="T5">AB740232</text:span></text:p>
          </draw:text-box>
        </draw:frame>
        <draw:line draw:style-name="gr1" draw:text-style-name="P1" draw:layer="layout" svg:x1="8.463cm" svg:y1="8.71cm" svg:x2="9.382cm" svg:y2="7.831cm">
          <text:p/>
        </draw:line>
        <draw:line draw:style-name="gr1" draw:text-style-name="P1" draw:layer="layout" svg:x1="9.015cm" svg:y1="9.007cm" svg:x2="8.463cm" svg:y2="8.709cm">
          <text:p/>
        </draw:line>
        <draw:frame draw:style-name="gr16" draw:text-style-name="P11" draw:layer="layout" svg:width="1.213cm" svg:height="0.289cm" draw:transform="rotate (0.762359817271123) translate (9.326cm 7.663cm)">
          <draw:text-box>
            <text:p text:style-name="P10"><text:span text:style-name="T5">AB290312</text:span></text:p>
          </draw:text-box>
        </draw:frame>
        <draw:line draw:style-name="gr1" draw:text-style-name="P1" draw:layer="layout" svg:x1="9.014cm" svg:y1="9.007cm" svg:x2="10.102cm" svg:y2="7.945cm">
          <text:p/>
        </draw:line>
        <draw:frame draw:style-name="gr16" draw:text-style-name="P11" draw:layer="layout" svg:width="1.196cm" svg:height="0.289cm" draw:transform="rotate (0.772831792783089) translate (10.044cm 7.779cm)">
          <draw:text-box>
            <text:p text:style-name="P10"><text:span text:style-name="T5">JQ013794</text:span></text:p>
          </draw:text-box>
        </draw:frame>
        <draw:line draw:style-name="gr1" draw:text-style-name="P1" draw:layer="layout" svg:x1="9.843cm" svg:y1="8.496cm" svg:x2="10.623cm" svg:y2="7.841cm">
          <text:p/>
        </draw:line>
        <draw:frame draw:style-name="gr16" draw:text-style-name="P11" draw:layer="layout" svg:width="1.153cm" svg:height="0.289cm" draw:transform="rotate (0.697782634947333) translate (10.576cm 7.67cm)">
          <draw:text-box>
            <text:p text:style-name="P10"><text:span text:style-name="T5">FJ998008</text:span></text:p>
          </draw:text-box>
        </draw:frame>
        <draw:line draw:style-name="gr1" draw:text-style-name="P1" draw:layer="layout" svg:x1="10.637cm" svg:y1="8.085cm" svg:x2="11.814cm" svg:y2="7.25cm">
          <text:p/>
        </draw:line>
        <draw:frame draw:style-name="gr16" draw:text-style-name="P11" draw:layer="layout" svg:width="1.17cm" svg:height="0.289cm" draw:transform="rotate (0.614006830851605) translate (11.782cm 7.08cm)">
          <draw:text-box>
            <text:p text:style-name="P10"><text:span text:style-name="T5">KJ701409</text:span></text:p>
          </draw:text-box>
        </draw:frame>
        <draw:line draw:style-name="gr1" draw:text-style-name="P1" draw:layer="layout" svg:x1="11.481cm" svg:y1="7.708cm" svg:x2="11.844cm" svg:y2="7.484cm">
          <text:p/>
        </draw:line>
        <draw:frame draw:style-name="gr16" draw:text-style-name="P11" draw:layer="layout" svg:width="1.225cm" svg:height="0.289cm" draw:transform="rotate (0.547684319275821) translate (11.822cm 7.308cm)">
          <draw:text-box>
            <text:p text:style-name="P10"><text:span text:style-name="T5">KC618402</text:span></text:p>
          </draw:text-box>
        </draw:frame>
        <draw:line draw:style-name="gr1" draw:text-style-name="P1" draw:layer="layout" svg:x1="10.637cm" svg:y1="8.085cm" svg:x2="11.482cm" svg:y2="7.707cm">
          <text:p/>
        </draw:line>
        <draw:line draw:style-name="gr1" draw:text-style-name="P1" draw:layer="layout" svg:x1="9.843cm" svg:y1="8.496cm" svg:x2="10.638cm" svg:y2="8.084cm">
          <text:p/>
        </draw:line>
        <draw:line draw:style-name="gr1" draw:text-style-name="P1" draw:layer="layout" svg:x1="9.014cm" svg:y1="9.007cm" svg:x2="9.844cm" svg:y2="8.495cm">
          <text:p/>
        </draw:line>
        <draw:line draw:style-name="gr1" draw:text-style-name="P1" draw:layer="layout" svg:x1="9.471cm" svg:y1="9.404cm" svg:x2="9.014cm" svg:y2="9.006cm">
          <text:p/>
        </draw:line>
        <draw:frame draw:style-name="gr16" draw:text-style-name="P11" draw:layer="layout" svg:width="1.153cm" svg:height="0.289cm" draw:transform="rotate (0.32620203719774) translate (11.503cm 7.534cm)">
          <draw:text-box>
            <text:p text:style-name="P10"><text:span text:style-name="T5">FJ705359</text:span></text:p>
          </draw:text-box>
        </draw:frame>
        <draw:line draw:style-name="gr1" draw:text-style-name="P1" draw:layer="layout" svg:x1="9.47cm" svg:y1="9.404cm" svg:x2="11.03cm" svg:y2="8.619cm">
          <text:p/>
        </draw:line>
        <draw:line draw:style-name="gr1" draw:text-style-name="P1" draw:layer="layout" svg:x1="10.742cm" svg:y1="10.624cm" svg:x2="9.47cm" svg:y2="9.403cm">
          <text:p/>
        </draw:line>
        <draw:frame draw:style-name="gr16" draw:text-style-name="P11" draw:layer="layout" svg:width="1.196cm" svg:height="0.289cm" draw:transform="rotate (0.465653844432087) translate (11.024cm 8.447cm)">
          <draw:text-box>
            <text:p text:style-name="P10"><text:span text:style-name="T5">JQ953664</text:span></text:p>
          </draw:text-box>
        </draw:frame>
        <draw:line draw:style-name="gr1" draw:text-style-name="P1" draw:layer="layout" svg:x1="14.007cm" svg:y1="9.607cm" svg:x2="15.204cm" svg:y2="7.642cm">
          <text:p/>
        </draw:line>
        <draw:frame draw:style-name="gr16" draw:text-style-name="P11" draw:layer="layout" svg:width="1.196cm" svg:height="0.289cm" draw:transform="rotate (1.02241387581828) translate (15.107cm 7.498cm)">
          <draw:text-box>
            <text:p text:style-name="P10"><text:span text:style-name="T5">JQ013791</text:span></text:p>
          </draw:text-box>
        </draw:frame>
        <draw:line draw:style-name="gr1" draw:text-style-name="P1" draw:layer="layout" svg:x1="14.007cm" svg:y1="9.607cm" svg:x2="14.857cm" svg:y2="8.456cm">
          <text:p/>
        </draw:line>
        <draw:line draw:style-name="gr1" draw:text-style-name="P1" draw:layer="layout" svg:x1="13.173cm" svg:y1="10.828cm" svg:x2="14.008cm" svg:y2="9.606cm">
          <text:p/>
        </draw:line>
        <draw:frame draw:style-name="gr16" draw:text-style-name="P11" draw:layer="layout" svg:width="1.196cm" svg:height="0.289cm" draw:transform="rotate (0.933402083966567) translate (14.774cm 8.3cm)">
          <draw:text-box>
            <text:p text:style-name="P10"><text:span text:style-name="T5">JQ013792</text:span></text:p>
          </draw:text-box>
        </draw:frame>
        <draw:frame draw:style-name="gr16" draw:text-style-name="P11" draw:layer="layout" svg:width="1.213cm" svg:height="0.289cm" draw:transform="rotate (1.2913691135506) translate (15.82cm 8.035cm)">
          <draw:text-box>
            <text:p text:style-name="P10"><text:span text:style-name="T5">K059 HEV</text:span></text:p>
          </draw:text-box>
        </draw:frame>
        <draw:line draw:style-name="gr1" draw:text-style-name="P1" draw:layer="layout" svg:x1="15.863cm" svg:y1="8.462cm" svg:x2="15.894cm" svg:y2="8.401cm">
          <text:p/>
        </draw:line>
        <draw:line draw:style-name="gr1" draw:text-style-name="P1" draw:layer="layout" svg:x1="15.844cm" svg:y1="8.511cm" svg:x2="15.864cm" svg:y2="8.461cm">
          <text:p/>
        </draw:line>
        <draw:frame draw:style-name="gr16" draw:text-style-name="P11" draw:layer="layout" svg:width="1.213cm" svg:height="0.289cm" draw:transform="rotate (1.0782644118821) translate (15.943cm 7.978cm)">
          <draw:text-box>
            <text:p text:style-name="P10"><text:span text:style-name="T5">K063 HEV</text:span></text:p>
          </draw:text-box>
        </draw:frame>
        <draw:line draw:style-name="gr1" draw:text-style-name="P1" draw:layer="layout" svg:x1="15.844cm" svg:y1="8.511cm" svg:x2="15.989cm" svg:y2="8.332cm">
          <text:p/>
        </draw:line>
        <draw:line draw:style-name="gr1" draw:text-style-name="P1" draw:layer="layout" svg:x1="15.511cm" svg:y1="9.156cm" svg:x2="15.845cm" svg:y2="8.51cm">
          <text:p/>
        </draw:line>
        <draw:frame draw:style-name="gr16" draw:text-style-name="P11" draw:layer="layout" svg:width="1.213cm" svg:height="0.289cm" draw:transform="rotate (0.891514181918704) translate (16.116cm 7.923cm)">
          <draw:text-box>
            <text:p text:style-name="P10"><text:span text:style-name="T5">K058 HEV</text:span></text:p>
          </draw:text-box>
        </draw:frame>
        <draw:line draw:style-name="gr1" draw:text-style-name="P1" draw:layer="layout" svg:x1="15.675cm" svg:y1="8.992cm" svg:x2="16.381cm" svg:y2="8.198cm">
          <text:p/>
        </draw:line>
        <draw:frame draw:style-name="gr16" draw:text-style-name="P11" draw:layer="layout" svg:width="1.213cm" svg:height="0.289cm" draw:transform="rotate (0.847880950618845) translate (16.521cm 7.795cm)">
          <draw:text-box>
            <text:p text:style-name="P10"><text:span text:style-name="T5">K062 HEV</text:span></text:p>
          </draw:text-box>
        </draw:frame>
        <draw:line draw:style-name="gr1" draw:text-style-name="P1" draw:layer="layout" svg:x1="15.675cm" svg:y1="8.992cm" svg:x2="16.207cm" svg:y2="8.53cm">
          <text:p/>
        </draw:line>
        <draw:line draw:style-name="gr1" draw:text-style-name="P1" draw:layer="layout" svg:x1="15.511cm" svg:y1="9.156cm" svg:x2="15.676cm" svg:y2="8.991cm">
          <text:p/>
        </draw:line>
        <draw:line draw:style-name="gr1" draw:text-style-name="P1" draw:layer="layout" svg:x1="14.627cm" svg:y1="10.461cm" svg:x2="15.512cm" svg:y2="9.155cm">
          <text:p/>
        </draw:line>
        <draw:frame draw:style-name="gr16" draw:text-style-name="P11" draw:layer="layout" svg:width="1.213cm" svg:height="0.289cm" draw:transform="rotate (0.715235927467276) translate (16.4cm 8.15cm)">
          <draw:text-box>
            <text:p text:style-name="P10"><text:span text:style-name="T5">K067 HEV</text:span></text:p>
          </draw:text-box>
        </draw:frame>
        <draw:line draw:style-name="gr1" draw:text-style-name="P1" draw:layer="layout" svg:x1="15.501cm" svg:y1="9.796cm" svg:x2="17.175cm" svg:y2="8.109cm">
          <text:p/>
        </draw:line>
        <draw:frame draw:style-name="gr16" draw:text-style-name="P11" draw:layer="layout" svg:width="1.162cm" svg:height="0.289cm" draw:transform="rotate (0.788539756051038) translate (17.114cm 7.946cm)">
          <draw:text-box>
            <text:p text:style-name="P10"><text:span text:style-name="T5">JX565469</text:span></text:p>
          </draw:text-box>
        </draw:frame>
        <draw:line draw:style-name="gr1" draw:text-style-name="P1" draw:layer="layout" svg:x1="15.64cm" svg:y1="9.697cm" svg:x2="17.557cm" svg:y2="7.99cm">
          <text:p/>
        </draw:line>
        <draw:frame draw:style-name="gr16" draw:text-style-name="P11" draw:layer="layout" svg:width="1.213cm" svg:height="0.289cm" draw:transform="rotate (0.727453232231237) translate (17.504cm 7.82cm)">
          <draw:text-box>
            <text:p text:style-name="P10"><text:span text:style-name="T5">AB740220</text:span></text:p>
          </draw:text-box>
        </draw:frame>
        <draw:line draw:style-name="gr1" draw:text-style-name="P1" draw:layer="layout" svg:x1="15.64cm" svg:y1="9.697cm" svg:x2="16.599cm" svg:y2="8.962cm">
          <text:p/>
        </draw:line>
        <draw:frame draw:style-name="gr16" draw:text-style-name="P11" draw:layer="layout" svg:width="1.153cm" svg:height="0.289cm" draw:transform="rotate (0.654149403647475) translate (16.562cm 8.788cm)">
          <draw:text-box>
            <text:p text:style-name="P10"><text:span text:style-name="T5">FJ906895</text:span></text:p>
          </draw:text-box>
        </draw:frame>
        <draw:line draw:style-name="gr1" draw:text-style-name="P1" draw:layer="layout" svg:x1="15.64cm" svg:y1="9.697cm" svg:x2="15.785cm" svg:y2="9.611cm">
          <text:p/>
        </draw:line>
        <draw:line draw:style-name="gr1" draw:text-style-name="P1" draw:layer="layout" svg:x1="15.501cm" svg:y1="9.796cm" svg:x2="15.641cm" svg:y2="9.696cm">
          <text:p/>
        </draw:line>
        <draw:line draw:style-name="gr1" draw:text-style-name="P1" draw:layer="layout" svg:x1="14.627cm" svg:y1="10.461cm" svg:x2="15.502cm" svg:y2="9.795cm">
          <text:p/>
        </draw:line>
        <draw:frame draw:style-name="gr16" draw:text-style-name="P11" draw:layer="layout" svg:width="1.213cm" svg:height="0.289cm" draw:transform="rotate (0.537212343763855) translate (15.766cm 9.439cm)">
          <draw:text-box>
            <text:p text:style-name="P10"><text:span text:style-name="T5">AB740222</text:span></text:p>
          </draw:text-box>
        </draw:frame>
        <draw:line draw:style-name="gr1" draw:text-style-name="P1" draw:layer="layout" svg:x1="14.627cm" svg:y1="10.461cm" svg:x2="16.252cm" svg:y2="9.646cm">
          <text:p/>
        </draw:line>
        <draw:line draw:style-name="gr1" draw:text-style-name="P1" draw:layer="layout" svg:x1="14.3cm" svg:y1="10.793cm" svg:x2="14.628cm" svg:y2="10.46cm">
          <text:p/>
        </draw:line>
        <draw:frame draw:style-name="gr16" draw:text-style-name="P11" draw:layer="layout" svg:width="1.153cm" svg:height="0.289cm" draw:transform="rotate (0.465653844432087) translate (16.246cm 9.469cm)">
          <draw:text-box>
            <text:p text:style-name="P10"><text:span text:style-name="T5">FJ906896</text:span></text:p>
          </draw:text-box>
        </draw:frame>
        <draw:line draw:style-name="gr1" draw:text-style-name="P1" draw:layer="layout" svg:x1="14.593cm" svg:y1="10.733cm" svg:x2="15.989cm" svg:y2="10.083cm">
          <text:p/>
        </draw:line>
        <draw:frame draw:style-name="gr16" draw:text-style-name="P11" draw:layer="layout" svg:width="1.196cm" svg:height="0.289cm" draw:transform="rotate (0.435983247148184) translate (15.99cm 9.906cm)">
          <draw:text-box>
            <text:p text:style-name="P10"><text:span text:style-name="T5">JQ013793</text:span></text:p>
          </draw:text-box>
        </draw:frame>
        <draw:frame draw:style-name="gr16" draw:text-style-name="P11" draw:layer="layout" svg:width="1.213cm" svg:height="0.289cm" draw:transform="rotate (0.427256600888212) translate (15.774cm 10.372cm)">
          <draw:text-box>
            <text:p text:style-name="P10"><text:span text:style-name="T5">AB740221</text:span></text:p>
          </draw:text-box>
        </draw:frame>
        <draw:line draw:style-name="gr1" draw:text-style-name="P1" draw:layer="layout" svg:x1="16.583cm" svg:y1="10.52cm" svg:x2="16.654cm" svg:y2="10.489cm">
          <text:p/>
        </draw:line>
        <draw:frame draw:style-name="gr16" draw:text-style-name="P11" draw:layer="layout" svg:width="1.251cm" svg:height="0.289cm" draw:transform="rotate (0.362853951489621) translate (16.665cm 10.315cm)">
          <draw:text-box>
            <text:p text:style-name="P10"><text:span text:style-name="T5">GU937805</text:span></text:p>
          </draw:text-box>
        </draw:frame>
        <draw:line draw:style-name="gr1" draw:text-style-name="P1" draw:layer="layout" svg:x1="16.653cm" svg:y1="10.525cm" svg:x2="16.713cm" svg:y2="10.514cm">
          <text:p/>
        </draw:line>
        <draw:frame draw:style-name="gr16" draw:text-style-name="P11" draw:layer="layout" svg:width="1.162cm" svg:height="0.289cm" draw:transform="rotate (0.15690509975429) translate (16.762cm 10.344cm)">
          <draw:text-box>
            <text:p text:style-name="P10"><text:span text:style-name="T5">JX121233</text:span></text:p>
          </draw:text-box>
        </draw:frame>
        <draw:frame draw:style-name="gr16" draw:text-style-name="P11" draw:layer="layout" svg:width="1.162cm" svg:height="0.289cm" draw:transform="rotate (-0.0698131700797735) translate (16.812cm 10.386cm)">
          <draw:text-box>
            <text:p text:style-name="P10"><text:span text:style-name="T5">JX109834</text:span></text:p>
          </draw:text-box>
        </draw:frame>
        <draw:line draw:style-name="gr1" draw:text-style-name="P1" draw:layer="layout" svg:x1="16.653cm" svg:y1="10.524cm" svg:x2="16.728cm" svg:y2="10.54cm">
          <text:p/>
        </draw:line>
        <draw:line draw:style-name="gr1" draw:text-style-name="P1" draw:layer="layout" svg:x1="16.583cm" svg:y1="10.519cm" svg:x2="16.654cm" svg:y2="10.525cm">
          <text:p/>
        </draw:line>
        <draw:line draw:style-name="gr1" draw:text-style-name="P1" draw:layer="layout" svg:x1="15.774cm" svg:y1="10.55cm" svg:x2="16.584cm" svg:y2="10.519cm">
          <text:p/>
        </draw:line>
        <draw:line draw:style-name="gr1" draw:text-style-name="P1" draw:layer="layout" svg:x1="14.593cm" svg:y1="10.733cm" svg:x2="15.775cm" svg:y2="10.549cm">
          <text:p/>
        </draw:line>
        <draw:line draw:style-name="gr1" draw:text-style-name="P1" draw:layer="layout" svg:x1="14.3cm" svg:y1="10.793cm" svg:x2="14.594cm" svg:y2="10.732cm">
          <text:p/>
        </draw:line>
        <draw:line draw:style-name="gr1" draw:text-style-name="P1" draw:layer="layout" svg:x1="14.032cm" svg:y1="10.952cm" svg:x2="14.301cm" svg:y2="10.792cm">
          <text:p/>
        </draw:line>
        <draw:frame draw:style-name="gr16" draw:text-style-name="P11" draw:layer="layout" svg:width="1.196cm" svg:height="0.289cm" draw:transform="rotate (-0.312239403181785) translate (16.846cm 10.409cm)">
          <draw:text-box>
            <text:p text:style-name="P10"><text:span text:style-name="T5">JQ768461</text:span></text:p>
          </draw:text-box>
        </draw:frame>
        <draw:line draw:style-name="gr1" draw:text-style-name="P1" draw:layer="layout" svg:x1="15.456cm" svg:y1="11.428cm" svg:x2="15.661cm" svg:y2="11.402cm">
          <text:p/>
        </draw:line>
        <draw:frame draw:style-name="gr16" draw:text-style-name="P11" draw:layer="layout" svg:width="1.213cm" svg:height="0.289cm" draw:transform="rotate (0.130725160974375) translate (16.035cm 11.191cm)">
          <draw:text-box>
            <text:p text:style-name="P10"><text:span text:style-name="T5">K153 HEV</text:span></text:p>
          </draw:text-box>
        </draw:frame>
        <draw:frame draw:style-name="gr16" draw:text-style-name="P11" draw:layer="layout" svg:width="1.945cm" svg:height="0.289cm" draw:transform="rotate (-0.00872664625997135) translate (15.857cm 11.273cm)">
          <draw:text-box>
            <text:p text:style-name="P10"><text:span text:style-name="T5">K155 HEV RdRp</text:span></text:p>
          </draw:text-box>
        </draw:frame>
        <draw:line draw:style-name="gr1" draw:text-style-name="P1" draw:layer="layout" svg:x1="15.283cm" svg:y1="11.422cm" svg:x2="15.457cm" svg:y2="11.429cm">
          <text:p/>
        </draw:line>
        <draw:frame draw:style-name="gr16" draw:text-style-name="P11" draw:layer="layout" svg:width="1.213cm" svg:height="0.289cm" draw:transform="rotate (-0.163886416762267) translate (15.876cm 11.337cm)">
          <draw:text-box>
            <text:p text:style-name="P10"><text:span text:style-name="T5">K154 HEV</text:span></text:p>
          </draw:text-box>
        </draw:frame>
        <draw:line draw:style-name="gr1" draw:text-style-name="P1" draw:layer="layout" svg:x1="15.283cm" svg:y1="11.422cm" svg:x2="15.676cm" svg:y2="11.537cm">
          <text:p/>
        </draw:line>
        <draw:line draw:style-name="gr1" draw:text-style-name="P1" draw:layer="layout" svg:x1="15.099cm" svg:y1="11.407cm" svg:x2="15.284cm" svg:y2="11.423cm">
          <text:p/>
        </draw:line>
        <draw:frame draw:style-name="gr16" draw:text-style-name="P11" draw:layer="layout" svg:width="1.945cm" svg:height="0.289cm" draw:transform="rotate (-0.284314135149877) translate (16.099cm 11.493cm)">
          <draw:text-box>
            <text:p text:style-name="P10"><text:span text:style-name="T5">K159 HEV RdRp</text:span></text:p>
          </draw:text-box>
        </draw:frame>
        <draw:line draw:style-name="gr1" draw:text-style-name="P1" draw:layer="layout" svg:x1="15.099cm" svg:y1="11.407cm" svg:x2="15.616cm" svg:y2="11.616cm">
          <text:p/>
        </draw:line>
        <draw:line draw:style-name="gr1" draw:text-style-name="P1" draw:layer="layout" svg:x1="14.846cm" svg:y1="11.367cm" svg:x2="15.1cm" svg:y2="11.408cm">
          <text:p/>
        </draw:line>
        <draw:frame draw:style-name="gr16" draw:text-style-name="P11" draw:layer="layout" svg:width="1.213cm" svg:height="0.289cm" draw:transform="rotate (-0.385543231765547) translate (16.042cm 11.617cm)">
          <draw:text-box>
            <text:p text:style-name="P10"><text:span text:style-name="T5">K106 HEV</text:span></text:p>
          </draw:text-box>
        </draw:frame>
        <draw:line draw:style-name="gr1" draw:text-style-name="P1" draw:layer="layout" svg:x1="15.198cm" svg:y1="11.595cm" svg:x2="15.76cm" svg:y2="11.874cm">
          <text:p/>
        </draw:line>
        <draw:frame draw:style-name="gr16" draw:text-style-name="P11" draw:layer="layout" svg:width="1.213cm" svg:height="0.289cm" draw:transform="rotate (-0.456927198172116) translate (16.185cm 11.908cm)">
          <draw:text-box>
            <text:p text:style-name="P10"><text:span text:style-name="T5">K109 HEV</text:span></text:p>
          </draw:text-box>
        </draw:frame>
        <draw:line draw:style-name="gr1" draw:text-style-name="P1" draw:layer="layout" svg:x1="15.198cm" svg:y1="11.595cm" svg:x2="15.601cm" svg:y2="11.864cm">
          <text:p/>
        </draw:line>
        <draw:line draw:style-name="gr1" draw:text-style-name="P1" draw:layer="layout" svg:x1="15.059cm" svg:y1="11.516cm" svg:x2="15.199cm" svg:y2="11.596cm">
          <text:p/>
        </draw:line>
        <draw:frame draw:style-name="gr16" draw:text-style-name="P11" draw:layer="layout" svg:width="1.213cm" svg:height="0.289cm" draw:transform="rotate (-0.589572221323684) translate (16.019cm 11.952cm)">
          <draw:text-box>
            <text:p text:style-name="P10"><text:span text:style-name="T5">K151 HEV</text:span></text:p>
          </draw:text-box>
        </draw:frame>
        <draw:frame draw:style-name="gr16" draw:text-style-name="P11" draw:layer="layout" svg:width="1.945cm" svg:height="0.289cm" draw:transform="rotate (-0.676838683923401) translate (16.079cm 12.19cm)">
          <draw:text-box>
            <text:p text:style-name="P10"><text:span text:style-name="T5">K158 HEV RdRp</text:span></text:p>
          </draw:text-box>
        </draw:frame>
        <draw:line draw:style-name="gr1" draw:text-style-name="P1" draw:layer="layout" svg:x1="15.67cm" svg:y1="12.067cm" svg:x2="15.765cm" svg:y2="12.167cm">
          <text:p/>
        </draw:line>
        <draw:line draw:style-name="gr1" draw:text-style-name="P1" draw:layer="layout" svg:x1="15.059cm" svg:y1="11.516cm" svg:x2="15.671cm" svg:y2="12.068cm">
          <text:p/>
        </draw:line>
        <draw:line draw:style-name="gr1" draw:text-style-name="P1" draw:layer="layout" svg:x1="14.846cm" svg:y1="11.367cm" svg:x2="15.06cm" svg:y2="11.517cm">
          <text:p/>
        </draw:line>
        <draw:line draw:style-name="gr1" draw:text-style-name="P1" draw:layer="layout" svg:x1="14.31cm" svg:y1="11.179cm" svg:x2="14.847cm" svg:y2="11.368cm">
          <text:p/>
        </draw:line>
        <draw:frame draw:style-name="gr16" draw:text-style-name="P11" draw:layer="layout" svg:width="1.945cm" svg:height="0.289cm" draw:transform="rotate (-0.795521073059015) translate (16.154cm 12.337cm)">
          <draw:text-box>
            <text:p text:style-name="P10"><text:span text:style-name="T5">K164 HEV RdRp</text:span></text:p>
          </draw:text-box>
        </draw:frame>
        <draw:line draw:style-name="gr1" draw:text-style-name="P1" draw:layer="layout" svg:x1="15.883cm" svg:y1="13.212cm" svg:x2="15.944cm" svg:y2="13.243cm">
          <text:p/>
        </draw:line>
        <draw:frame draw:style-name="gr16" draw:text-style-name="P11" draw:layer="layout" svg:width="1.213cm" svg:height="0.289cm" draw:transform="rotate (-0.47088983218807) translate (16.367cm 13.284cm)">
          <draw:text-box>
            <text:p text:style-name="P10"><text:span text:style-name="T5">K051 HEV</text:span></text:p>
          </draw:text-box>
        </draw:frame>
        <draw:line draw:style-name="gr1" draw:text-style-name="P1" draw:layer="layout" svg:x1="15.883cm" svg:y1="13.212cm" svg:x2="15.939cm" svg:y2="13.253cm">
          <text:p/>
        </draw:line>
        <draw:line draw:style-name="gr1" draw:text-style-name="P1" draw:layer="layout" svg:x1="15.819cm" svg:y1="13.173cm" svg:x2="15.884cm" svg:y2="13.213cm">
          <text:p/>
        </draw:line>
        <draw:frame draw:style-name="gr16" draw:text-style-name="P11" draw:layer="layout" svg:width="1.213cm" svg:height="0.289cm" draw:transform="rotate (-0.659385391403457) translate (16.348cm 13.372cm)">
          <draw:text-box>
            <text:p text:style-name="P10"><text:span text:style-name="T5">K052 HEV</text:span></text:p>
          </draw:text-box>
        </draw:frame>
        <draw:line draw:style-name="gr1" draw:text-style-name="P1" draw:layer="layout" svg:x1="15.819cm" svg:y1="13.173cm" svg:x2="16.008cm" svg:y2="13.377cm">
          <text:p/>
        </draw:line>
        <draw:line draw:style-name="gr1" draw:text-style-name="P1" draw:layer="layout" svg:x1="15.715cm" svg:y1="13.093cm" svg:x2="15.82cm" svg:y2="13.174cm">
          <text:p/>
        </draw:line>
        <draw:frame draw:style-name="gr16" draw:text-style-name="P11" draw:layer="layout" svg:width="1.213cm" svg:height="0.289cm" draw:transform="rotate (-0.823446341090925) translate (16.393cm 13.558cm)">
          <draw:text-box>
            <text:p text:style-name="P10"><text:span text:style-name="T5">K027 HEV</text:span></text:p>
          </draw:text-box>
        </draw:frame>
        <draw:line draw:style-name="gr1" draw:text-style-name="P1" draw:layer="layout" svg:x1="15.715cm" svg:y1="13.093cm" svg:x2="15.795cm" svg:y2="13.213cm">
          <text:p/>
        </draw:line>
        <draw:line draw:style-name="gr1" draw:text-style-name="P1" draw:layer="layout" svg:x1="15.675cm" svg:y1="13.059cm" svg:x2="15.716cm" svg:y2="13.094cm">
          <text:p/>
        </draw:line>
        <draw:frame draw:style-name="gr16" draw:text-style-name="P11" draw:layer="layout" svg:width="1.213cm" svg:height="0.289cm" draw:transform="rotate (-0.973544656762437) translate (16.147cm 13.453cm)">
          <draw:text-box>
            <text:p text:style-name="P10"><text:span text:style-name="T5">K031 HEV</text:span></text:p>
          </draw:text-box>
        </draw:frame>
        <draw:line draw:style-name="gr1" draw:text-style-name="P1" draw:layer="layout" svg:x1="15.675cm" svg:y1="13.059cm" svg:x2="15.78cm" svg:y2="13.278cm">
          <text:p/>
        </draw:line>
        <draw:line draw:style-name="gr1" draw:text-style-name="P1" draw:layer="layout" svg:x1="15.531cm" svg:y1="12.905cm" svg:x2="15.676cm" svg:y2="13.06cm">
          <text:p/>
        </draw:line>
        <draw:frame draw:style-name="gr16" draw:text-style-name="P11" draw:layer="layout" svg:width="1.213cm" svg:height="0.289cm" draw:transform="rotate (-1.13603481012311) translate (16.091cm 13.573cm)">
          <draw:text-box>
            <text:p text:style-name="P10"><text:span text:style-name="T5">K048 HEV</text:span></text:p>
          </draw:text-box>
        </draw:frame>
        <draw:line draw:style-name="gr1" draw:text-style-name="P1" draw:layer="layout" svg:x1="15.531cm" svg:y1="12.905cm" svg:x2="15.686cm" svg:y2="13.362cm">
          <text:p/>
        </draw:line>
        <draw:line draw:style-name="gr1" draw:text-style-name="P1" draw:layer="layout" svg:x1="14.677cm" svg:y1="11.848cm" svg:x2="15.532cm" svg:y2="12.906cm">
          <text:p/>
        </draw:line>
        <draw:frame draw:style-name="gr16" draw:text-style-name="P11" draw:layer="layout" svg:width="1.213cm" svg:height="0.289cm" draw:transform="rotate (-1.24232536156956) translate (15.963cm 13.686cm)">
          <draw:text-box>
            <text:p text:style-name="P10"><text:span text:style-name="T5">K035 HEV</text:span></text:p>
          </draw:text-box>
        </draw:frame>
        <draw:line draw:style-name="gr1" draw:text-style-name="P1" draw:layer="layout" svg:x1="15.65cm" svg:y1="14.552cm" svg:x2="15.686cm" svg:y2="14.612cm">
          <text:p/>
        </draw:line>
        <draw:frame draw:style-name="gr16" draw:text-style-name="P11" draw:layer="layout" svg:width="1.213cm" svg:height="0.289cm" draw:transform="rotate (-1.03812183908623) translate (16.023cm 14.872cm)">
          <draw:text-box>
            <text:p text:style-name="P10"><text:span text:style-name="T5">K103 HEV</text:span></text:p>
          </draw:text-box>
        </draw:frame>
        <draw:line draw:style-name="gr1" draw:text-style-name="P1" draw:layer="layout" svg:x1="15.65cm" svg:y1="14.552cm" svg:x2="15.701cm" svg:y2="14.682cm">
          <text:p/>
        </draw:line>
        <draw:frame draw:style-name="gr16" draw:text-style-name="P11" draw:layer="layout" svg:width="1.213cm" svg:height="0.289cm" draw:transform="rotate (-1.21806528496684) translate (15.985cm 14.998cm)">
          <draw:text-box>
            <text:p text:style-name="P10"><text:span text:style-name="T5">K096 HEV</text:span></text:p>
          </draw:text-box>
        </draw:frame>
        <draw:line draw:style-name="gr1" draw:text-style-name="P1" draw:layer="layout" svg:x1="15.65cm" svg:y1="14.552cm" svg:x2="15.662cm" svg:y2="14.622cm">
          <text:p/>
        </draw:line>
        <draw:line draw:style-name="gr1" draw:text-style-name="P1" draw:layer="layout" svg:x1="14.732cm" svg:y1="12.057cm" svg:x2="15.651cm" svg:y2="14.553cm">
          <text:p/>
        </draw:line>
        <draw:frame draw:style-name="gr16" draw:text-style-name="P11" draw:layer="layout" svg:width="1.213cm" svg:height="0.289cm" draw:transform="rotate (-1.39957952717425) translate (15.885cm 14.984cm)">
          <draw:text-box>
            <text:p text:style-name="P10"><text:span text:style-name="T5">K149 HEV</text:span></text:p>
          </draw:text-box>
        </draw:frame>
        <draw:line draw:style-name="gr1" draw:text-style-name="P1" draw:layer="layout" svg:x1="15.044cm" svg:y1="14.006cm" svg:x2="15.11cm" svg:y2="14.235cm">
          <text:p/>
        </draw:line>
        <draw:frame draw:style-name="gr16" draw:text-style-name="P11" draw:layer="layout" svg:width="1.213cm" svg:height="0.289cm" draw:transform="rotate (-1.29660510130659) translate (15.372cm 14.573cm)">
          <draw:text-box>
            <text:p text:style-name="P10"><text:span text:style-name="T5">K147 HEV</text:span></text:p>
          </draw:text-box>
        </draw:frame>
        <draw:line draw:style-name="gr1" draw:text-style-name="P1" draw:layer="layout" svg:x1="15.104cm" svg:y1="14.819cm" svg:x2="15.145cm" svg:y2="15.049cm">
          <text:p/>
        </draw:line>
        <draw:frame draw:style-name="gr16" draw:text-style-name="P11" draw:layer="layout" svg:width="1.213cm" svg:height="0.289cm" draw:transform="rotate (-1.40499004785544) translate (15.369cm 15.412cm)">
          <draw:text-box>
            <text:p text:style-name="P10"><text:span text:style-name="T5">K126 HEV</text:span></text:p>
          </draw:text-box>
        </draw:frame>
        <draw:line draw:style-name="gr1" draw:text-style-name="P1" draw:layer="layout" svg:x1="15.104cm" svg:y1="14.819cm" svg:x2="15.104cm" svg:y2="14.939cm">
          <text:p/>
        </draw:line>
        <draw:line draw:style-name="gr1" draw:text-style-name="P1" draw:layer="layout" svg:x1="15.044cm" svg:y1="14.006cm" svg:x2="15.105cm" svg:y2="14.82cm">
          <text:p/>
        </draw:line>
        <draw:line draw:style-name="gr1" draw:text-style-name="P1" draw:layer="layout" svg:x1="14.732cm" svg:y1="12.057cm" svg:x2="15.045cm" svg:y2="14.007cm">
          <text:p/>
        </draw:line>
        <draw:line draw:style-name="gr1" draw:text-style-name="P1" draw:layer="layout" svg:x1="14.677cm" svg:y1="11.848cm" svg:x2="14.733cm" svg:y2="12.058cm">
          <text:p/>
        </draw:line>
        <draw:line draw:style-name="gr1" draw:text-style-name="P1" draw:layer="layout" svg:x1="14.31cm" svg:y1="11.179cm" svg:x2="14.678cm" svg:y2="11.849cm">
          <text:p/>
        </draw:line>
        <draw:line draw:style-name="gr1" draw:text-style-name="P1" draw:layer="layout" svg:x1="14.032cm" svg:y1="10.951cm" svg:x2="14.311cm" svg:y2="11.18cm">
          <text:p/>
        </draw:line>
        <draw:line draw:style-name="gr1" draw:text-style-name="P1" draw:layer="layout" svg:x1="13.173cm" svg:y1="10.827cm" svg:x2="14.033cm" svg:y2="10.952cm">
          <text:p/>
        </draw:line>
        <draw:line draw:style-name="gr1" draw:text-style-name="P1" draw:layer="layout" svg:x1="10.741cm" svg:y1="10.623cm" svg:x2="13.174cm" svg:y2="10.828cm">
          <text:p/>
        </draw:line>
        <draw:line draw:style-name="gr1" draw:text-style-name="P1" draw:layer="layout" svg:x1="10.741cm" svg:y1="11.01cm" svg:x2="10.741cm" svg:y2="10.623cm">
          <text:p/>
        </draw:line>
        <draw:frame draw:style-name="gr16" draw:text-style-name="P11" draw:layer="layout" svg:width="1.213cm" svg:height="0.289cm" draw:transform="rotate (-1.58126830230686) translate (15.259cm 15.339cm)">
          <draw:text-box>
            <text:p text:style-name="P10"><text:span text:style-name="T5">K145 HEV</text:span></text:p>
          </draw:text-box>
        </draw:frame>
        <draw:line draw:style-name="gr1" draw:text-style-name="P1" draw:layer="layout" svg:x1="11.843cm" svg:y1="14.338cm" svg:x2="12.866cm" svg:y2="15.054cm">
          <text:p/>
        </draw:line>
        <draw:frame draw:style-name="gr16" draw:text-style-name="P11" draw:layer="layout" svg:width="1.196cm" svg:height="0.289cm" draw:transform="rotate (-0.610516172347617) translate (13.016cm 14.966cm)">
          <draw:text-box>
            <text:p text:style-name="P10"><text:span text:style-name="T5">AF455784</text:span></text:p>
          </draw:text-box>
        </draw:frame>
        <draw:line draw:style-name="gr1" draw:text-style-name="P1" draw:layer="layout" svg:x1="11.843cm" svg:y1="14.338cm" svg:x2="16.281cm" svg:y2="17.836cm">
          <text:p/>
        </draw:line>
        <draw:line draw:style-name="gr1" draw:text-style-name="P1" draw:layer="layout" svg:x1="10.741cm" svg:y1="13.54cm" svg:x2="11.844cm" svg:y2="14.339cm">
          <text:p/>
        </draw:line>
        <draw:frame draw:style-name="gr16" draw:text-style-name="P11" draw:layer="layout" svg:width="1.213cm" svg:height="0.289cm" draw:transform="rotate (-0.668112037663429) translate (16.693cm 17.957cm)">
          <draw:text-box>
            <text:p text:style-name="P10"><text:span text:style-name="T5">K081 HEV</text:span></text:p>
          </draw:text-box>
        </draw:frame>
        <draw:line draw:style-name="gr1" draw:text-style-name="P1" draw:layer="layout" svg:x1="10.686cm" svg:y1="14.745cm" svg:x2="11.844cm" svg:y2="15.356cm">
          <text:p/>
        </draw:line>
        <draw:frame draw:style-name="gr16" draw:text-style-name="P11" draw:layer="layout" svg:width="1.213cm" svg:height="0.289cm" draw:transform="rotate (-0.486597795456019) translate (11.983cm 15.25cm)">
          <draw:text-box>
            <text:p text:style-name="P10"><text:span text:style-name="T5">AB290313</text:span></text:p>
          </draw:text-box>
        </draw:frame>
        <draw:frame draw:style-name="gr16" draw:text-style-name="P11" draw:layer="layout" svg:width="1.213cm" svg:height="0.289cm" draw:transform="rotate (0.179594380030216) translate (13.087cm 17.18cm)">
          <draw:text-box>
            <text:p text:style-name="P10"><text:span text:style-name="T5">AB780450</text:span></text:p>
          </draw:text-box>
        </draw:frame>
        <draw:frame draw:style-name="gr16" draw:text-style-name="P11" draw:layer="layout" svg:width="1.213cm" svg:height="0.289cm" draw:transform="rotate (-0.0698131700797735) translate (13.129cm 17.196cm)">
          <draw:text-box>
            <text:p text:style-name="P10"><text:span text:style-name="T5">AB780451</text:span></text:p>
          </draw:text-box>
        </draw:frame>
        <draw:frame draw:style-name="gr16" draw:text-style-name="P11" draw:layer="layout" svg:width="1.213cm" svg:height="0.289cm" draw:transform="rotate (-0.319220720189764) translate (13.165cm 17.22cm)">
          <draw:text-box>
            <text:p text:style-name="P10"><text:span text:style-name="T5">AB780453</text:span></text:p>
          </draw:text-box>
        </draw:frame>
        <draw:line draw:style-name="gr1" draw:text-style-name="P1" draw:layer="layout" svg:x1="13.044cm" svg:y1="17.349cm" svg:x2="13.105cm" svg:y2="17.385cm">
          <text:p/>
        </draw:line>
        <draw:line draw:style-name="gr1" draw:text-style-name="P1" draw:layer="layout" svg:x1="12.662cm" svg:y1="17.275cm" svg:x2="13.045cm" svg:y2="17.35cm">
          <text:p/>
        </draw:line>
        <draw:frame draw:style-name="gr16" draw:text-style-name="P11" draw:layer="layout" svg:width="1.213cm" svg:height="0.289cm" draw:transform="rotate (-0.561646953291775) translate (13.253cm 17.289cm)">
          <draw:text-box>
            <text:p text:style-name="P10"><text:span text:style-name="T5">AB780452</text:span></text:p>
          </draw:text-box>
        </draw:frame>
        <draw:line draw:style-name="gr1" draw:text-style-name="P1" draw:layer="layout" svg:x1="12.806cm" svg:y1="17.419cm" svg:x2="12.861cm" svg:y2="17.459cm">
          <text:p/>
        </draw:line>
        <draw:frame draw:style-name="gr16" draw:text-style-name="P11" draw:layer="layout" svg:width="1.213cm" svg:height="0.289cm" draw:transform="rotate (-0.661130720655452) translate (13.018cm 17.38cm)">
          <draw:text-box>
            <text:p text:style-name="P10"><text:span text:style-name="T5">AB248520</text:span></text:p>
          </draw:text-box>
        </draw:frame>
        <draw:line draw:style-name="gr1" draw:text-style-name="P1" draw:layer="layout" svg:x1="12.806cm" svg:y1="17.419cm" svg:x2="12.852cm" svg:y2="17.474cm">
          <text:p/>
        </draw:line>
        <draw:line draw:style-name="gr1" draw:text-style-name="P1" draw:layer="layout" svg:x1="12.662cm" svg:y1="17.275cm" svg:x2="12.807cm" svg:y2="17.42cm">
          <text:p/>
        </draw:line>
        <draw:line draw:style-name="gr1" draw:text-style-name="P1" draw:layer="layout" svg:x1="12.046cm" svg:y1="17.017cm" svg:x2="12.663cm" svg:y2="17.276cm">
          <text:p/>
        </draw:line>
        <draw:frame draw:style-name="gr16" draw:text-style-name="P11" draw:layer="layout" svg:width="1.213cm" svg:height="0.289cm" draw:transform="rotate (-0.903731486682664) translate (13.023cm 17.434cm)">
          <draw:text-box>
            <text:p text:style-name="P10"><text:span text:style-name="T5">AB291958</text:span></text:p>
          </draw:text-box>
        </draw:frame>
        <draw:line draw:style-name="gr1" draw:text-style-name="P1" draw:layer="layout" svg:x1="12.046cm" svg:y1="17.017cm" svg:x2="12.633cm" svg:y2="17.762cm">
          <text:p/>
        </draw:line>
        <draw:line draw:style-name="gr1" draw:text-style-name="P1" draw:layer="layout" svg:x1="11.808cm" svg:y1="16.893cm" svg:x2="12.047cm" svg:y2="17.018cm">
          <text:p/>
        </draw:line>
        <draw:frame draw:style-name="gr16" draw:text-style-name="P11" draw:layer="layout" svg:width="1.196cm" svg:height="0.289cm" draw:transform="rotate (-0.903731486682664) translate (12.805cm 17.722cm)">
          <draw:text-box>
            <text:p text:style-name="P10"><text:span text:style-name="T5">JQ953665</text:span></text:p>
          </draw:text-box>
        </draw:frame>
        <draw:line draw:style-name="gr1" draw:text-style-name="P1" draw:layer="layout" svg:x1="11.808cm" svg:y1="16.893cm" svg:x2="12.281cm" svg:y2="17.628cm">
          <text:p/>
        </draw:line>
        <draw:line draw:style-name="gr1" draw:text-style-name="P1" draw:layer="layout" svg:x1="11.699cm" svg:y1="16.828cm" svg:x2="11.809cm" svg:y2="16.894cm">
          <text:p/>
        </draw:line>
        <draw:frame draw:style-name="gr16" draw:text-style-name="P11" draw:layer="layout" svg:width="1.268cm" svg:height="0.289cm" draw:transform="rotate (-1.00146992479435) translate (12.454cm 17.606cm)">
          <draw:text-box>
            <text:p text:style-name="P10"><text:span text:style-name="T5">HM055578</text:span></text:p>
          </draw:text-box>
        </draw:frame>
        <draw:line draw:style-name="gr1" draw:text-style-name="P1" draw:layer="layout" svg:x1="12.041cm" svg:y1="17.577cm" svg:x2="12.489cm" svg:y2="18.436cm">
          <text:p/>
        </draw:line>
        <draw:frame draw:style-name="gr16" draw:text-style-name="P11" draw:layer="layout" svg:width="1.196cm" svg:height="0.289cm" draw:transform="rotate (-1.09065624957126) translate (12.665cm 18.427cm)">
          <draw:text-box>
            <text:p text:style-name="P10"><text:span text:style-name="T5">JQ013795</text:span></text:p>
          </draw:text-box>
        </draw:frame>
        <draw:line draw:style-name="gr1" draw:text-style-name="P1" draw:layer="layout" svg:x1="12.041cm" svg:y1="17.577cm" svg:x2="12.608cm" svg:y2="19.091cm">
          <text:p/>
        </draw:line>
        <draw:line draw:style-name="gr1" draw:text-style-name="P1" draw:layer="layout" svg:x1="11.699cm" svg:y1="16.828cm" svg:x2="12.042cm" svg:y2="17.578cm">
          <text:p/>
        </draw:line>
        <draw:line draw:style-name="gr1" draw:text-style-name="P1" draw:layer="layout" svg:x1="11.53cm" svg:y1="16.704cm" svg:x2="11.7cm" svg:y2="16.829cm">
          <text:p/>
        </draw:line>
        <draw:frame draw:style-name="gr16" draw:text-style-name="P11" draw:layer="layout" svg:width="1.196cm" svg:height="0.289cm" draw:transform="rotate (-1.21282929721086) translate (12.783cm 19.104cm)">
          <draw:text-box>
            <text:p text:style-name="P10"><text:span text:style-name="T5">KF922359</text:span></text:p>
          </draw:text-box>
        </draw:frame>
        <draw:line draw:style-name="gr1" draw:text-style-name="P1" draw:layer="layout" svg:x1="11.62cm" svg:y1="17.245cm" svg:x2="12.176cm" svg:y2="18.699cm">
          <text:p/>
        </draw:line>
        <draw:frame draw:style-name="gr16" draw:text-style-name="P11" draw:layer="layout" svg:width="1.196cm" svg:height="0.289cm" draw:transform="rotate (-1.20410265095089) translate (12.351cm 18.71cm)">
          <draw:text-box>
            <text:p text:style-name="P10"><text:span text:style-name="T5">JQ026407</text:span></text:p>
          </draw:text-box>
        </draw:frame>
        <draw:line draw:style-name="gr1" draw:text-style-name="P1" draw:layer="layout" svg:x1="11.62cm" svg:y1="17.245cm" svg:x2="11.864cm" svg:y2="18.258cm">
          <text:p/>
        </draw:line>
        <draw:line draw:style-name="gr1" draw:text-style-name="P1" draw:layer="layout" svg:x1="11.57cm" svg:y1="17.086cm" svg:x2="11.621cm" svg:y2="17.246cm">
          <text:p/>
        </draw:line>
        <draw:frame draw:style-name="gr16" draw:text-style-name="P11" draw:layer="layout" svg:width="1.213cm" svg:height="0.289cm" draw:transform="rotate (-1.33500234485046) translate (12.034cm 18.294cm)">
          <draw:text-box>
            <text:p text:style-name="P10"><text:span text:style-name="T5">AB248522</text:span></text:p>
          </draw:text-box>
        </draw:frame>
        <draw:line draw:style-name="gr1" draw:text-style-name="P1" draw:layer="layout" svg:x1="11.565cm" svg:y1="17.538cm" svg:x2="11.571cm" svg:y2="17.603cm">
          <text:p/>
        </draw:line>
        <draw:frame draw:style-name="gr16" draw:text-style-name="P11" draw:layer="layout" svg:width="1.213cm" svg:height="0.289cm" draw:transform="rotate (-1.46084058391925) translate (11.738cm 17.66cm)">
          <draw:text-box>
            <text:p text:style-name="P10"><text:span text:style-name="T5">AB248521</text:span></text:p>
          </draw:text-box>
        </draw:frame>
        <draw:line draw:style-name="gr1" draw:text-style-name="P1" draw:layer="layout" svg:x1="11.567cm" svg:y1="17.538cm" svg:x2="11.555cm" svg:y2="17.613cm">
          <text:p/>
        </draw:line>
        <draw:line draw:style-name="gr1" draw:text-style-name="P1" draw:layer="layout" svg:x1="11.571cm" svg:y1="17.086cm" svg:x2="11.565cm" svg:y2="17.539cm">
          <text:p/>
        </draw:line>
        <draw:line draw:style-name="gr1" draw:text-style-name="P1" draw:layer="layout" svg:x1="11.53cm" svg:y1="16.704cm" svg:x2="11.571cm" svg:y2="17.087cm">
          <text:p/>
        </draw:line>
        <draw:line draw:style-name="gr1" draw:text-style-name="P1" draw:layer="layout" svg:x1="11.218cm" svg:y1="16.303cm" svg:x2="11.531cm" svg:y2="16.705cm">
          <text:p/>
        </draw:line>
        <draw:frame draw:style-name="gr16" draw:text-style-name="P11" draw:layer="layout" svg:width="1.213cm" svg:height="0.289cm" draw:transform="rotate (-1.70867733770245) translate (11.702cm 17.707cm)">
          <draw:text-box>
            <text:p text:style-name="P10"><text:span text:style-name="T5">AB481226</text:span></text:p>
          </draw:text-box>
        </draw:frame>
        <draw:line draw:style-name="gr1" draw:text-style-name="P1" draw:layer="layout" svg:x1="11.219cm" svg:y1="16.303cm" svg:x2="11.123cm" svg:y2="17.003cm">
          <text:p/>
        </draw:line>
        <draw:line draw:style-name="gr1" draw:text-style-name="P1" draw:layer="layout" svg:x1="10.622cm" svg:y1="15.38cm" svg:x2="11.219cm" svg:y2="16.304cm">
          <text:p/>
        </draw:line>
        <draw:frame draw:style-name="gr16" draw:text-style-name="P11" draw:layer="layout" svg:width="1.153cm" svg:height="0.289cm" draw:transform="rotate (-1.70693200845046) translate (11.27cm 17.096cm)">
          <draw:text-box>
            <text:p text:style-name="P10"><text:span text:style-name="T5">FJ998015</text:span></text:p>
          </draw:text-box>
        </draw:frame>
        <draw:line draw:style-name="gr1" draw:text-style-name="P1" draw:layer="layout" svg:x1="10.185cm" svg:y1="15.906cm" svg:x2="10.285cm" svg:y2="17.39cm">
          <text:p/>
        </draw:line>
        <draw:frame draw:style-name="gr16" draw:text-style-name="P11" draw:layer="layout" svg:width="1.225cm" svg:height="0.289cm" draw:transform="rotate (-1.50447381521911) translate (10.448cm 17.455cm)">
          <draw:text-box>
            <text:p text:style-name="P10"><text:span text:style-name="T5">EU360977</text:span></text:p>
          </draw:text-box>
        </draw:frame>
        <draw:frame draw:style-name="gr16" draw:text-style-name="P11" draw:layer="layout" svg:width="1.225cm" svg:height="0.289cm" draw:transform="rotate (-1.46415670949804) translate (10.08cm 17.785cm)">
          <draw:text-box>
            <text:p text:style-name="P10"><text:span text:style-name="T5">EU723512</text:span></text:p>
          </draw:text-box>
        </draw:frame>
        <draw:line draw:style-name="gr1" draw:text-style-name="P1" draw:layer="layout" svg:x1="9.933cm" svg:y1="16.179cm" svg:x2="9.912cm" svg:y2="17.727cm">
          <text:p/>
        </draw:line>
        <draw:frame draw:style-name="gr16" draw:text-style-name="P11" draw:layer="layout" svg:width="1.225cm" svg:height="0.289cm" draw:transform="rotate (-1.70361588287167) translate (10.059cm 17.819cm)">
          <draw:text-box>
            <text:p text:style-name="P10"><text:span text:style-name="T5">EU723513</text:span></text:p>
          </draw:text-box>
        </draw:frame>
        <draw:frame draw:style-name="gr16" draw:text-style-name="P11" draw:layer="layout" svg:width="1.183cm" svg:height="0.289cm" draw:transform="rotate (-1.48527519344717) translate (9.465cm 17.811cm)">
          <draw:text-box>
            <text:p text:style-name="P10"><text:span text:style-name="T5">JN906976</text:span></text:p>
          </draw:text-box>
        </draw:frame>
        <draw:frame draw:style-name="gr16" draw:text-style-name="P11" draw:layer="layout" svg:width="1.183cm" svg:height="0.289cm" draw:transform="rotate (-1.72787595947439) translate (9.448cm 17.851cm)">
          <draw:text-box>
            <text:p text:style-name="P10"><text:span text:style-name="T5">JN906974</text:span></text:p>
          </draw:text-box>
        </draw:frame>
        <draw:line draw:style-name="gr1" draw:text-style-name="P1" draw:layer="layout" svg:x1="9.352cm" svg:y1="17.443cm" svg:x2="9.302cm" svg:y2="17.752cm">
          <text:p/>
        </draw:line>
        <draw:frame draw:style-name="gr16" draw:text-style-name="P11" draw:layer="layout" svg:width="1.183cm" svg:height="0.289cm" draw:transform="rotate (-1.97239658767879) translate (9.418cm 17.884cm)">
          <draw:text-box>
            <text:p text:style-name="P10"><text:span text:style-name="T5">JN906975</text:span></text:p>
          </draw:text-box>
        </draw:frame>
        <draw:line draw:style-name="gr1" draw:text-style-name="P1" draw:layer="layout" svg:x1="9.352cm" svg:y1="17.443cm" svg:x2="9.168cm" svg:y2="17.747cm">
          <text:p/>
        </draw:line>
        <draw:line draw:style-name="gr1" draw:text-style-name="P1" draw:layer="layout" svg:x1="9.521cm" svg:y1="16.789cm" svg:x2="9.351cm" svg:y2="17.444cm">
          <text:p/>
        </draw:line>
        <draw:frame draw:style-name="gr16" draw:text-style-name="P11" draw:layer="layout" svg:width="1.225cm" svg:height="0.289cm" draw:transform="rotate (-2.11219746076354) translate (9.266cm 17.89cm)">
          <draw:text-box>
            <text:p text:style-name="P10"><text:span text:style-name="T5">KC166967</text:span></text:p>
          </draw:text-box>
        </draw:frame>
        <draw:line draw:style-name="gr1" draw:text-style-name="P1" draw:layer="layout" svg:x1="9.521cm" svg:y1="16.789cm" svg:x2="8.775cm" svg:y2="17.935cm">
          <text:p/>
        </draw:line>
        <draw:line draw:style-name="gr1" draw:text-style-name="P1" draw:layer="layout" svg:x1="9.595cm" svg:y1="16.56cm" svg:x2="9.52cm" svg:y2="16.79cm">
          <text:p/>
        </draw:line>
        <draw:frame draw:style-name="gr16" draw:text-style-name="P11" draw:layer="layout" svg:width="1.225cm" svg:height="0.289cm" draw:transform="rotate (-2.14710404580342) translate (8.869cm 18.082cm)">
          <draw:text-box>
            <text:p text:style-name="P10"><text:span text:style-name="T5">EU495148</text:span></text:p>
          </draw:text-box>
        </draw:frame>
        <draw:line draw:style-name="gr1" draw:text-style-name="P1" draw:layer="layout" svg:x1="9.595cm" svg:y1="16.56cm" svg:x2="9.029cm" svg:y2="17.261cm">
          <text:p/>
        </draw:line>
        <draw:line draw:style-name="gr1" draw:text-style-name="P1" draw:layer="layout" svg:x1="9.655cm" svg:y1="16.417cm" svg:x2="9.594cm" svg:y2="16.561cm">
          <text:p/>
        </draw:line>
        <draw:frame draw:style-name="gr16" draw:text-style-name="P11" draw:layer="layout" svg:width="1.196cm" svg:height="0.289cm" draw:transform="rotate (-2.25182380092308) translate (9.104cm 17.417cm)">
          <draw:text-box>
            <text:p text:style-name="P10"><text:span text:style-name="T5">JQ953666</text:span></text:p>
          </draw:text-box>
        </draw:frame>
        <draw:line draw:style-name="gr1" draw:text-style-name="P1" draw:layer="layout" svg:x1="9.437cm" svg:y1="16.501cm" svg:x2="8.795cm" svg:y2="17.177cm">
          <text:p/>
        </draw:line>
        <draw:frame draw:style-name="gr16" draw:text-style-name="P11" draw:layer="layout" svg:width="1.213cm" svg:height="0.289cm" draw:transform="rotate (-2.32861828801083) translate (8.861cm 17.339cm)">
          <draw:text-box>
            <text:p text:style-name="P10"><text:span text:style-name="T5">AB291961</text:span></text:p>
          </draw:text-box>
        </draw:frame>
        <draw:line draw:style-name="gr1" draw:text-style-name="P1" draw:layer="layout" svg:x1="9.124cm" svg:y1="16.694cm" svg:x2="8.646cm" svg:y2="17.092cm">
          <text:p/>
        </draw:line>
        <draw:frame draw:style-name="gr16" draw:text-style-name="P11" draw:layer="layout" svg:width="1.153cm" svg:height="0.289cm" draw:transform="rotate (-2.45253666490243) translate (8.691cm 17.264cm)">
          <draw:text-box>
            <text:p text:style-name="P10"><text:span text:style-name="T5">FJ653660</text:span></text:p>
          </draw:text-box>
        </draw:frame>
        <draw:line draw:style-name="gr1" draw:text-style-name="P1" draw:layer="layout" svg:x1="9.124cm" svg:y1="16.694cm" svg:x2="8.785cm" svg:y2="16.879cm">
          <text:p/>
        </draw:line>
        <draw:line draw:style-name="gr1" draw:text-style-name="P1" draw:layer="layout" svg:x1="9.402cm" svg:y1="16.511cm" svg:x2="9.123cm" svg:y2="16.695cm">
          <text:p/>
        </draw:line>
        <draw:frame draw:style-name="gr16" draw:text-style-name="P11" draw:layer="layout" svg:width="1.213cm" svg:height="0.289cm" draw:transform="rotate (-2.63754156561383) translate (8.796cm 17.051cm)">
          <draw:text-box>
            <text:p text:style-name="P10"><text:span text:style-name="T5">AB369687</text:span></text:p>
          </draw:text-box>
        </draw:frame>
        <draw:line draw:style-name="gr1" draw:text-style-name="P1" draw:layer="layout" svg:x1="9.223cm" svg:y1="16.536cm" svg:x2="7.669cm" svg:y2="17.211cm">
          <text:p/>
        </draw:line>
        <draw:frame draw:style-name="gr16" draw:text-style-name="P11" draw:layer="layout" svg:width="1.153cm" svg:height="0.289cm" draw:transform="rotate (-2.73178934522153) translate (7.665cm 17.386cm)">
          <draw:text-box>
            <text:p text:style-name="P10"><text:span text:style-name="T5">FJ956757</text:span></text:p>
          </draw:text-box>
        </draw:frame>
        <draw:line draw:style-name="gr1" draw:text-style-name="P1" draw:layer="layout" svg:x1="9.208cm" svg:y1="16.536cm" svg:x2="8.532cm" svg:y2="16.735cm">
          <text:p/>
        </draw:line>
        <draw:frame draw:style-name="gr16" draw:text-style-name="P11" draw:layer="layout" svg:width="1.225cm" svg:height="0.289cm" draw:transform="rotate (-2.85378785993593) translate (8.505cm 16.907cm)">
          <draw:text-box>
            <text:p text:style-name="P10"><text:span text:style-name="T5">EU375463</text:span></text:p>
          </draw:text-box>
        </draw:frame>
        <draw:frame draw:style-name="gr16" draw:text-style-name="P11" draw:layer="layout" svg:width="1.225cm" svg:height="0.289cm" draw:transform="rotate (-2.9550169565516) translate (8.487cm 16.715cm)">
          <draw:text-box>
            <text:p text:style-name="P10"><text:span text:style-name="T5">EU723514</text:span></text:p>
          </draw:text-box>
        </draw:frame>
        <draw:line draw:style-name="gr1" draw:text-style-name="P1" draw:layer="layout" svg:x1="8.463cm" svg:y1="16.541cm" svg:x2="8.393cm" svg:y2="16.541cm">
          <text:p/>
        </draw:line>
        <draw:frame draw:style-name="gr16" draw:text-style-name="P11" draw:layer="layout" svg:width="1.225cm" svg:height="0.289cm" draw:transform="rotate (3.11017672705389) translate (8.315cm 16.7cm)">
          <draw:text-box>
            <text:p text:style-name="P10"><text:span text:style-name="T5">EU723515</text:span></text:p>
          </draw:text-box>
        </draw:frame>
        <draw:line draw:style-name="gr1" draw:text-style-name="P1" draw:layer="layout" svg:x1="8.464cm" svg:y1="16.542cm" svg:x2="7.808cm" svg:y2="16.397cm">
          <text:p/>
        </draw:line>
        <draw:line draw:style-name="gr1" draw:text-style-name="P1" draw:layer="layout" svg:x1="8.533cm" svg:y1="16.547cm" svg:x2="8.463cm" svg:y2="16.541cm">
          <text:p/>
        </draw:line>
        <draw:line draw:style-name="gr1" draw:text-style-name="P1" draw:layer="layout" svg:x1="9.208cm" svg:y1="16.536cm" svg:x2="8.532cm" svg:y2="16.547cm">
          <text:p/>
        </draw:line>
        <draw:line draw:style-name="gr1" draw:text-style-name="P1" draw:layer="layout" svg:x1="9.222cm" svg:y1="16.536cm" svg:x2="9.207cm" svg:y2="16.536cm">
          <text:p/>
        </draw:line>
        <draw:line draw:style-name="gr1" draw:text-style-name="P1" draw:layer="layout" svg:x1="9.402cm" svg:y1="16.511cm" svg:x2="9.222cm" svg:y2="16.537cm">
          <text:p/>
        </draw:line>
        <draw:line draw:style-name="gr1" draw:text-style-name="P1" draw:layer="layout" svg:x1="9.437cm" svg:y1="16.501cm" svg:x2="9.401cm" svg:y2="16.512cm">
          <text:p/>
        </draw:line>
        <draw:line draw:style-name="gr1" draw:text-style-name="P1" draw:layer="layout" svg:x1="9.655cm" svg:y1="16.417cm" svg:x2="9.436cm" svg:y2="16.502cm">
          <text:p/>
        </draw:line>
        <draw:line draw:style-name="gr1" draw:text-style-name="P1" draw:layer="layout" svg:x1="9.933cm" svg:y1="16.179cm" svg:x2="9.654cm" svg:y2="16.418cm">
          <text:p/>
        </draw:line>
        <draw:line draw:style-name="gr1" draw:text-style-name="P1" draw:layer="layout" svg:x1="10.186cm" svg:y1="15.906cm" svg:x2="9.932cm" svg:y2="16.18cm">
          <text:p/>
        </draw:line>
        <draw:line draw:style-name="gr1" draw:text-style-name="P1" draw:layer="layout" svg:x1="10.623cm" svg:y1="15.38cm" svg:x2="10.185cm" svg:y2="15.907cm">
          <text:p/>
        </draw:line>
        <draw:line draw:style-name="gr1" draw:text-style-name="P1" draw:layer="layout" svg:x1="10.687cm" svg:y1="14.745cm" svg:x2="10.622cm" svg:y2="15.381cm">
          <text:p/>
        </draw:line>
        <draw:line draw:style-name="gr1" draw:text-style-name="P1" draw:layer="layout" svg:x1="10.742cm" svg:y1="13.54cm" svg:x2="10.686cm" svg:y2="14.746cm">
          <text:p/>
        </draw:line>
        <draw:line draw:style-name="gr1" draw:text-style-name="P1" draw:layer="layout" svg:x1="10.741cm" svg:y1="11.01cm" svg:x2="10.741cm" svg:y2="13.54cm">
          <text:p/>
        </draw:line>
        <draw:path draw:style-name="gr17" draw:text-style-name="P12" draw:layer="layout" svg:width="0.224cm" svg:height="0.223cm" svg:x="15.806cm" svg:y="8.156cm" svg:viewBox="0 0 225 224" svg:d="M225 111c0-61-51-111-113-111s-112 50-112 111c0 63 50 113 112 113s113-50 113-113z">
          <text:p/>
        </draw:path>
        <draw:path draw:style-name="gr17" draw:text-style-name="P12" draw:layer="layout" svg:width="0.223cm" svg:height="0.223cm" svg:x="15.876cm" svg:y="8.111cm" svg:viewBox="0 0 224 224" svg:d="M224 112c0-62-50-112-112-112s-112 50-112 112c0 61 50 112 112 112s112-51 112-112z">
          <text:p/>
        </draw:path>
        <draw:path draw:style-name="gr17" draw:text-style-name="P12" draw:layer="layout" svg:width="0.223cm" svg:height="0.224cm" svg:x="16.005cm" svg:y="8.061cm" svg:viewBox="0 0 224 225" svg:d="M224 113c0-62-51-113-112-113-62 0-112 51-112 113s50 112 112 112c61 0 112-50 112-112z">
          <text:p/>
        </draw:path>
        <draw:path draw:style-name="gr17" draw:text-style-name="P12" draw:layer="layout" svg:width="0.223cm" svg:height="0.224cm" svg:x="16.402cm" svg:y="7.932cm" svg:viewBox="0 0 224 225" svg:d="M224 112c0-62-50-112-111-112-62 0-113 50-113 112 0 63 51 113 113 113 61 0 111-50 111-113z">
          <text:p/>
        </draw:path>
        <draw:path draw:style-name="gr17" draw:text-style-name="P12" draw:layer="layout" svg:width="0.223cm" svg:height="0.223cm" svg:x="16.248cm" svg:y="8.285cm" svg:viewBox="0 0 224 224" svg:d="M224 112c0-61-51-112-112-112-62 0-112 51-112 112 0 62 50 112 112 112 61 0 112-50 112-112z">
          <text:p/>
        </draw:path>
        <draw:path draw:style-name="gr17" draw:text-style-name="P12" draw:layer="layout" svg:width="0.223cm" svg:height="0.223cm" svg:x="15.752cm" svg:y="11.266cm" svg:viewBox="0 0 224 224" svg:d="M224 111c0-61-50-111-112-111-61 0-112 50-112 111 0 63 51 113 112 113 62 0 112-50 112-113z">
          <text:p/>
        </draw:path>
        <draw:path draw:style-name="gr17" draw:text-style-name="P12" draw:layer="layout" svg:width="0.224cm" svg:height="0.223cm" svg:x="15.548cm" svg:y="11.315cm" svg:viewBox="0 0 225 224" svg:d="M225 113c0-63-51-113-113-113s-112 50-112 113c0 61 50 111 112 111s113-50 113-111z">
          <text:p/>
        </draw:path>
        <draw:path draw:style-name="gr17" draw:text-style-name="P12" draw:layer="layout" svg:width="0.224cm" svg:height="0.223cm" svg:x="15.543cm" svg:y="11.35cm" svg:viewBox="0 0 225 224" svg:d="M225 113c0-63-51-113-113-113s-112 50-112 113c0 61 50 111 112 111s113-50 113-111z">
          <text:p/>
        </draw:path>
        <draw:path draw:style-name="gr17" draw:text-style-name="P12" draw:layer="layout" svg:width="0.223cm" svg:height="0.223cm" svg:x="15.757cm" svg:y="11.484cm" svg:viewBox="0 0 224 224" svg:d="M224 111c0-61-50-111-112-111-61 0-112 50-112 111 0 63 51 113 112 113 62 0 112-50 112-113z">
          <text:p/>
        </draw:path>
        <draw:path draw:style-name="gr17" draw:text-style-name="P12" draw:layer="layout" svg:width="0.224cm" svg:height="0.223cm" svg:x="15.692cm" svg:y="11.578cm" svg:viewBox="0 0 225 224" svg:d="M225 113c0-63-50-113-112-113-63 0-113 50-113 113 0 61 50 111 113 111 62 0 112-50 112-111z">
          <text:p/>
        </draw:path>
        <draw:path draw:style-name="gr18" draw:text-style-name="P12" draw:layer="layout" svg:width="0.224cm" svg:height="0.223cm" svg:x="15.831cm" svg:y="11.851cm" svg:viewBox="0 0 225 224" svg:d="M225 112c0-61-50-112-113-112-62 0-112 51-112 112 0 62 50 112 112 112 63 0 113-50 113-112z">
          <text:p/>
        </draw:path>
        <draw:path draw:style-name="gr1" draw:text-style-name="P1" draw:layer="layout" svg:width="0.224cm" svg:height="0.223cm" svg:x="15.831cm" svg:y="11.851cm" svg:viewBox="0 0 225 224" svg:d="M225 112c0-61-50-112-113-112-62 0-112 51-112 112 0 62 50 112 112 112 63 0 113-50 113-112z">
          <text:p/>
        </draw:path>
        <draw:path draw:style-name="gr17" draw:text-style-name="P12" draw:layer="layout" svg:width="0.224cm" svg:height="0.223cm" svg:x="15.657cm" svg:y="11.866cm" svg:viewBox="0 0 225 224" svg:d="M225 111c0-61-50-111-112-111-63 0-113 50-113 111 0 62 50 113 113 113 62 0 112-51 112-113z">
          <text:p/>
        </draw:path>
        <draw:path draw:style-name="gr17" draw:text-style-name="P12" draw:layer="layout" svg:width="0.223cm" svg:height="0.223cm" svg:x="15.717cm" svg:y="12.084cm" svg:viewBox="0 0 224 224" svg:d="M224 112c0-62-50-112-111-112-62 0-113 50-113 112 0 61 51 112 113 112 61 0 111-51 111-112z">
          <text:p/>
        </draw:path>
        <draw:path draw:style-name="gr17" draw:text-style-name="P12" draw:layer="layout" svg:width="0.224cm" svg:height="0.223cm" svg:x="15.796cm" svg:y="12.198cm" svg:viewBox="0 0 225 224" svg:d="M225 113c0-63-51-113-113-113s-112 50-112 113c0 61 50 111 112 111s113-50 113-111z">
          <text:p/>
        </draw:path>
        <draw:path draw:style-name="gr17" draw:text-style-name="P12" draw:layer="layout" svg:width="0.223cm" svg:height="0.223cm" svg:x="16.015cm" svg:y="13.225cm" svg:viewBox="0 0 224 224" svg:d="M224 111c0-61-51-111-112-111-62 0-112 50-112 111 0 62 50 113 112 113 61 0 112-51 112-113z">
          <text:p/>
        </draw:path>
        <draw:path draw:style-name="gr17" draw:text-style-name="P12" draw:layer="layout" svg:width="0.223cm" svg:height="0.223cm" svg:x="15.985cm" svg:y="13.265cm" svg:viewBox="0 0 224 224" svg:d="M224 111c0-62-50-111-111-111-62 0-113 49-113 111 0 63 51 113 113 113 61 0 111-50 111-113z">
          <text:p/>
        </draw:path>
        <draw:path draw:style-name="gr17" draw:text-style-name="P12" draw:layer="layout" svg:width="0.223cm" svg:height="0.224cm" svg:x="16.035cm" svg:y="13.413cm" svg:viewBox="0 0 224 225" svg:d="M224 113c0-62-51-113-113-113-61 0-111 51-111 113s50 112 111 112c62 0 113-50 113-112z">
          <text:p/>
        </draw:path>
        <draw:path draw:style-name="gr17" draw:text-style-name="P12" draw:layer="layout" svg:width="0.224cm" svg:height="0.224cm" svg:x="15.796cm" svg:y="13.269cm" svg:viewBox="0 0 225 225" svg:d="M225 112c0-62-51-112-113-112s-112 50-112 112c0 63 50 113 112 113s113-50 113-113z">
          <text:p/>
        </draw:path>
        <draw:path draw:style-name="gr17" draw:text-style-name="P12" draw:layer="layout" svg:width="0.223cm" svg:height="0.223cm" svg:x="15.752cm" svg:y="13.349cm" svg:viewBox="0 0 224 224" svg:d="M224 112c0-62-50-112-112-112-61 0-112 50-112 112s51 112 112 112c62 0 112-50 112-112z">
          <text:p/>
        </draw:path>
        <draw:path draw:style-name="gr17" draw:text-style-name="P12" draw:layer="layout" svg:width="0.223cm" svg:height="0.223cm" svg:x="15.638cm" svg:y="13.443cm" svg:viewBox="0 0 224 224" svg:d="M224 112c0-62-50-112-113-112-61 0-111 50-111 112 0 61 50 112 111 112 63 0 113-51 113-112z">
          <text:p/>
        </draw:path>
        <draw:path draw:style-name="gr17" draw:text-style-name="P12" draw:layer="layout" svg:width="0.224cm" svg:height="0.223cm" svg:x="15.677cm" svg:y="14.673cm" svg:viewBox="0 0 225 224" svg:d="M225 113c0-63-50-113-112-113-63 0-113 50-113 113 0 61 50 111 113 111 62 0 112-50 112-111z">
          <text:p/>
        </draw:path>
        <draw:path draw:style-name="gr17" draw:text-style-name="P12" draw:layer="layout" svg:width="0.224cm" svg:height="0.224cm" svg:x="15.657cm" svg:y="14.757cm" svg:viewBox="0 0 225 225" svg:d="M225 113c0-62-50-113-112-113-63 0-113 51-113 113s50 112 113 112c62 0 112-50 112-112z">
          <text:p/>
        </draw:path>
        <draw:path draw:style-name="gr17" draw:text-style-name="P12" draw:layer="layout" svg:width="0.223cm" svg:height="0.223cm" svg:x="15.583cm" svg:y="14.708cm" svg:viewBox="0 0 224 224" svg:d="M224 112c0-62-51-112-112-112-62 0-112 50-112 112s50 112 112 112c61 0 112-50 112-112z">
          <text:p/>
        </draw:path>
        <draw:path draw:style-name="gr17" draw:text-style-name="P12" draw:layer="layout" svg:width="0.223cm" svg:height="0.223cm" svg:x="15.052cm" svg:y="14.316cm" svg:viewBox="0 0 224 224" svg:d="M224 112c0-62-50-112-111-112-62 0-113 50-113 112 0 61 51 112 113 112 61 0 111-51 111-112z">
          <text:p/>
        </draw:path>
        <draw:path draw:style-name="gr17" draw:text-style-name="P12" draw:layer="layout" svg:width="0.223cm" svg:height="0.224cm" svg:x="15.067cm" svg:y="15.134cm" svg:viewBox="0 0 224 225" svg:d="M224 113c0-63-50-113-112-113-61 0-112 50-112 113 0 62 51 112 112 112 62 0 112-50 112-112z">
          <text:p/>
        </draw:path>
        <draw:path draw:style-name="gr17" draw:text-style-name="P12" draw:layer="layout" svg:width="0.224cm" svg:height="0.223cm" svg:x="14.992cm" svg:y="15.03cm" svg:viewBox="0 0 225 224" svg:d="M225 112c0-62-50-112-112-112-63 0-113 50-113 112s50 112 113 112c62 0 112-50 112-112z">
          <text:p/>
        </draw:path>
        <draw:path draw:style-name="gr17" draw:text-style-name="P12" draw:layer="layout" svg:width="0.223cm" svg:height="0.223cm" svg:x="16.328cm" svg:y="17.848cm" svg:viewBox="0 0 224 224" svg:d="M224 112c0-61-50-112-112-112s-112 51-112 112c0 62 50 112 112 112s112-50 112-112z">
          <text:p/>
        </draw:path>
        <draw:line draw:style-name="gr19" draw:text-style-name="P1" draw:layer="layout" svg:x1="3.688cm" svg:y1="20.161cm" svg:x2="4.988cm" svg:y2="20.161cm">
          <text:p/>
        </draw:line>
        <draw:line draw:style-name="gr19" draw:text-style-name="P1" draw:layer="layout" svg:x1="3.688cm" svg:y1="20.082cm" svg:x2="3.688cm" svg:y2="20.241cm">
          <text:p/>
        </draw:line>
        <draw:line draw:style-name="gr19" draw:text-style-name="P1" draw:layer="layout" svg:x1="4.988cm" svg:y1="20.082cm" svg:x2="4.988cm" svg:y2="20.241cm">
          <text:p/>
        </draw:line>
        <draw:frame draw:style-name="gr16" draw:text-style-name="P11" draw:layer="layout" svg:width="1.225cm" svg:height="0.289cm" draw:transform="rotate (2.92883701777168) translate (7.702cm 16.535cm)">
          <draw:text-box>
            <text:p text:style-name="P10"><text:span text:style-name="T5">EU723516</text:span></text:p>
          </draw:text-box>
        </draw:frame>
        <draw:frame draw:style-name="gr20" draw:text-style-name="P13" draw:layer="layout" svg:width="0.43cm" svg:height="0.251cm" svg:x="4.13cm" svg:y="20.258cm">
          <draw:text-box>
            <text:p text:style-name="P10"><text:span text:style-name="T6">0.05</text:span></text:p>
          </draw:text-box>
        </draw:frame>
        <draw:frame draw:style-name="gr21" draw:text-style-name="P3" draw:layer="layout" svg:width="2.6cm" svg:height="1.276cm" svg:x="11.388cm" svg:y="9.696cm">
          <draw:text-box>
            <text:p text:style-name="P2"><text:span text:style-name="T1">Rab</text:span></text:p>
          </draw:text-box>
        </draw:frame>
        <draw:frame draw:style-name="gr22" draw:text-style-name="P9" draw:layer="layout" svg:width="1.1cm" svg:height="0.645cm" svg:x="16.3cm" svg:y="15.9cm">
          <draw:text-box>
            <text:p text:style-name="P8"><text:span text:style-name="T4">RP</text:span></text:p>
          </draw:text-box>
        </draw:frame>
        <draw:frame draw:style-name="gr22" draw:text-style-name="P9" draw:layer="layout" svg:width="1.1cm" svg:height="0.645cm" svg:x="17.719cm" svg:y="11.811cm">
          <draw:text-box>
            <text:p text:style-name="P8"><text:span text:style-name="T4">RP</text:span></text:p>
          </draw:text-box>
        </draw:frame>
        <draw:frame draw:style-name="gr22" draw:text-style-name="P9" draw:layer="layout" svg:width="1.1cm" svg:height="0.645cm" svg:x="16.7cm" svg:y="6.2cm">
          <draw:text-box>
            <text:p text:style-name="P8"><text:span text:style-name="T4">SH</text:span></text:p>
          </draw:text-box>
        </draw:frame>
        <draw:frame draw:style-name="gr22" draw:text-style-name="P9" draw:layer="layout" svg:width="1.1cm" svg:height="0.645cm" svg:x="16.8cm" svg:y="14.355cm">
          <draw:text-box>
            <text:p text:style-name="P8"><text:span text:style-name="T4">SH</text:span></text:p>
          </draw:text-box>
        </draw:frame>
        <draw:frame draw:style-name="gr23" draw:text-style-name="P9" draw:layer="layout" svg:width="1.6cm" svg:height="0.645cm" svg:x="16.9cm" svg:y="17.6cm">
          <draw:text-box>
            <text:p text:style-name="P8"><text:span text:style-name="T4">NW</text:span></text:p>
          </draw:text-box>
        </draw:frame>
        <draw:frame draw:style-name="gr24" draw:text-style-name="P15" draw:layer="layout" svg:width="4.3cm" svg:height="1.711cm" svg:x="3.4cm" svg:y="13.3cm">
          <draw:text-box>
            <text:p text:style-name="P14"><text:span text:style-name="T7">RdRp.280nt</text:span></text:p>
            <text:p text:style-name="P14"><text:span text:style-name="T8">4284-4563 nt</text:span></text:p>
            <text:p text:style-name="P14"><text:span text:style-name="T8">135 sequences</text:span></text:p>
          </draw:text-box>
        </draw:frame>
        <draw:frame draw:style-name="gr25" draw:text-style-name="P17" draw:layer="layout" svg:width="18.2cm" svg:height="1.5cm" svg:x="1.4cm" svg:y="27.1cm">
          <draw:text-box>
            <text:p text:style-name="P16"><text:span text:style-name="T9">Figure 1b <text:s/>. </text:span><text:span text:style-name="T10">RdRp.280nt: 135 partial HEV-3 genome sequences spanning the region Burma.M73218 : 4284-4563 nt. Include the sequences obtained in this study (●) </text:span></text:p>
          </draw:text-box>
        </draw:frame>
        <draw:frame draw:style-name="gr26" draw:text-style-name="P19" draw:layer="layout" svg:width="18.403cm" svg:height="3.5cm" svg:x="1.2cm" svg:y="22.6cm">
          <draw:text-box>
            <text:p text:style-name="P18"><text:span text:style-name="T11">Figure 1a . </text:span><text:span text:style-name="T12">Molecular Phylogenetic analysis of 135 </text:span><text:span text:style-name="T13">partial RdRp.280nt</text:span><text:span text:style-name="T13"> </text:span><text:span text:style-name="T12">HEV genomes by Maximum Likelihood method based on the Kimura 2-parameter model. A discrete Gamma distribution was used to model evolutionary rate differences among sites. The tree is drawn to scale, with branch lengths measured in the number of substitutions per site. All positions with less than 95% site coverage were eliminated. There were a total of 280 positions in the final dataset. Evolutionary analyses were conducted in MEGA6. <text:s/>(</text:span><text:span text:style-name="T11">Figure 1a</text:span><text:span text:style-name="T12">) Global view of the unrooted tree, which correspond to </text:span><text:span text:style-name="T14">Vina-Rodriguez, 2015.Fig.4 (b)</text:span><text:span text:style-name="T15">; </text:span><text:span text:style-name="T12">(</text:span><text:span text:style-name="T11">Figure 1b</text:span><text:span text:style-name="T12">) Detailed view <text:s/>of the HEV-3 and “rabbit” clades</text:span><text:span text:style-name="T16">.</text:span><text:span text:style-name="T17"> </text:span><text:span text:style-name="T18">Some subtrees are collapsed and shown as ◄. (*) - references sequences cited by Lu ; (**) strain used in the HEV RNA WHO standard; wb – wild boar. </text:span></text:p>
          </draw:text-box>
        </draw:frame>
      </draw:page>
      <draw:page draw:name="page2" draw:style-name="dp1" draw:master-page-name="master-page3">
        <draw:polyline draw:style-name="gr1" draw:text-style-name="P1" draw:layer="layout" svg:width="0cm" svg:height="0cm" svg:x="8.043cm" svg:y="4.671cm" svg:viewBox="0 0 0 0" draw:points="0,0">
          <text:p/>
        </draw:polyline>
        <draw:polyline draw:style-name="gr1" draw:text-style-name="P1" draw:layer="layout" svg:width="0cm" svg:height="0cm" svg:x="8.043cm" svg:y="4.671cm" svg:viewBox="0 0 0 0" draw:points="0,0">
          <text:p/>
        </draw:polyline>
        <draw:polyline draw:style-name="gr1" draw:text-style-name="P1" draw:layer="layout" svg:width="0cm" svg:height="0cm" svg:x="8.043cm" svg:y="4.671cm" svg:viewBox="0 0 0 0" draw:points="0,0">
          <text:p/>
        </draw:polyline>
        <draw:polyline draw:style-name="gr1" draw:text-style-name="P1" draw:layer="layout" svg:width="0cm" svg:height="0cm" svg:x="8.043cm" svg:y="4.671cm" svg:viewBox="0 0 0 0" draw:points="0,0">
          <text:p/>
        </draw:polyline>
        <draw:polyline draw:style-name="gr1" draw:text-style-name="P1" draw:layer="layout" svg:width="0cm" svg:height="0cm" svg:x="8.043cm" svg:y="4.671cm" svg:viewBox="0 0 0 0" draw:points="0,0">
          <text:p/>
        </draw:polyline>
        <draw:polyline draw:style-name="gr1" draw:text-style-name="P1" draw:layer="layout" svg:width="0cm" svg:height="0cm" svg:x="8.006cm" svg:y="4.641cm" svg:viewBox="0 0 0 0" draw:points="0,0">
          <text:p/>
        </draw:polyline>
        <draw:polyline draw:style-name="gr1" draw:text-style-name="P1" draw:layer="layout" svg:width="0cm" svg:height="0cm" svg:x="8.006cm" svg:y="4.641cm" svg:viewBox="0 0 0 0" draw:points="0,0">
          <text:p/>
        </draw:polyline>
        <draw:polyline draw:style-name="gr1" draw:text-style-name="P1" draw:layer="layout" svg:width="0cm" svg:height="0cm" svg:x="8.059cm" svg:y="4.676cm" svg:viewBox="0 0 0 0" draw:points="0,0">
          <text:p/>
        </draw:polyline>
        <draw:polyline draw:style-name="gr1" draw:text-style-name="P1" draw:layer="layout" svg:width="0cm" svg:height="0cm" svg:x="11.953cm" svg:y="4.705cm" svg:viewBox="0 0 0 0" draw:points="0,0">
          <text:p/>
        </draw:polyline>
        <draw:polyline draw:style-name="gr1" draw:text-style-name="P1" draw:layer="layout" svg:width="0cm" svg:height="0cm" svg:x="12.038cm" svg:y="4.637cm" svg:viewBox="0 0 0 0" draw:points="0,0">
          <text:p/>
        </draw:polyline>
        <draw:polyline draw:style-name="gr1" draw:text-style-name="P1" draw:layer="layout" svg:width="0cm" svg:height="0cm" svg:x="12.038cm" svg:y="4.637cm" svg:viewBox="0 0 0 0" draw:points="0,0">
          <text:p/>
        </draw:polyline>
        <draw:polyline draw:style-name="gr1" draw:text-style-name="P1" draw:layer="layout" svg:width="0cm" svg:height="0cm" svg:x="12.054cm" svg:y="4.851cm" svg:viewBox="0 0 0 0" draw:points="0,0">
          <text:p/>
        </draw:polyline>
        <draw:polyline draw:style-name="gr1" draw:text-style-name="P1" draw:layer="layout" svg:width="0cm" svg:height="0cm" svg:x="12.054cm" svg:y="4.851cm" svg:viewBox="0 0 0 0" draw:points="0,0">
          <text:p/>
        </draw:polyline>
        <draw:polyline draw:style-name="gr1" draw:text-style-name="P1" draw:layer="layout" svg:width="0cm" svg:height="0cm" svg:x="12.054cm" svg:y="4.851cm" svg:viewBox="0 0 0 0" draw:points="0,0">
          <text:p/>
        </draw:polyline>
        <draw:polyline draw:style-name="gr1" draw:text-style-name="P1" draw:layer="layout" svg:width="0cm" svg:height="0cm" svg:x="12.054cm" svg:y="4.851cm" svg:viewBox="0 0 0 0" draw:points="0,0">
          <text:p/>
        </draw:polyline>
        <draw:polyline draw:style-name="gr1" draw:text-style-name="P1" draw:layer="layout" svg:width="0cm" svg:height="0cm" svg:x="12.054cm" svg:y="4.851cm" svg:viewBox="0 0 0 0" draw:points="0,0">
          <text:p/>
        </draw:polyline>
        <draw:polyline draw:style-name="gr1" draw:text-style-name="P1" draw:layer="layout" svg:width="0cm" svg:height="0cm" svg:x="12.054cm" svg:y="4.851cm" svg:viewBox="0 0 0 0" draw:points="0,0">
          <text:p/>
        </draw:polyline>
        <draw:polyline draw:style-name="gr1" draw:text-style-name="P1" draw:layer="layout" svg:width="0cm" svg:height="0cm" svg:x="4.919cm" svg:y="20.967cm" svg:viewBox="0 0 0 0" draw:points="0,0">
          <text:p/>
        </draw:polyline>
        <draw:polyline draw:style-name="gr1" draw:text-style-name="P1" draw:layer="layout" svg:width="0cm" svg:height="0cm" svg:x="4.833cm" svg:y="19.471cm" svg:viewBox="0 0 0 0" draw:points="0,0">
          <text:p/>
        </draw:polyline>
        <draw:polyline draw:style-name="gr1" draw:text-style-name="P1" draw:layer="layout" svg:width="0cm" svg:height="0cm" svg:x="4.833cm" svg:y="19.471cm" svg:viewBox="0 0 0 0" draw:points="0,0">
          <text:p/>
        </draw:polyline>
        <draw:polyline draw:style-name="gr1" draw:text-style-name="P1" draw:layer="layout" svg:width="0cm" svg:height="0cm" svg:x="4.833cm" svg:y="19.471cm" svg:viewBox="0 0 0 0" draw:points="0,0">
          <text:p/>
        </draw:polyline>
        <draw:polyline draw:style-name="gr1" draw:text-style-name="P1" draw:layer="layout" svg:width="0cm" svg:height="0cm" svg:x="4.833cm" svg:y="19.471cm" svg:viewBox="0 0 0 0" draw:points="0,0">
          <text:p/>
        </draw:polyline>
        <draw:frame draw:style-name="gr25" draw:text-style-name="P17" draw:layer="layout" svg:width="18.2cm" svg:height="1.5cm" svg:x="1.4cm" svg:y="27.1cm">
          <draw:text-box>
            <text:p text:style-name="P20"><text:span text:style-name="T9">Figure 1b <text:s/>. </text:span><text:span text:style-name="T10">RdRp.280nt: 135 partial HEV-3 genome sequences spanning the region Burma.M73218 : 4284-4563 nt. Include the sequences obtained in this study (●) </text:span></text:p>
          </draw:text-box>
        </draw:frame>
        <draw:frame draw:style-name="gr27" draw:text-style-name="P19" draw:layer="layout" svg:width="9.913cm" svg:height="0.645cm" svg:x="2.3cm" svg:y="26.3cm">
          <draw:text-box>
            <text:p text:style-name="P18"><text:span text:style-name="T11">Figure 1c. </text:span><text:span text:style-name="T12">Detailed view of the HEV-1, 4 and “rabbit” clades</text:span><text:span text:style-name="T16">.</text:span></text:p>
          </draw:text-box>
        </draw:frame>
        <draw:polygon draw:style-name="gr28" draw:text-style-name="P12" draw:layer="layout" svg:width="1.712cm" svg:height="1.429cm" svg:x="8.705cm" svg:y="3.021cm" svg:viewBox="0 0 1713 1430" draw:points="0,721 0,711 1713,0 1713,1430">
          <text:p/>
        </draw:polygon>
        <draw:line draw:style-name="gr29" draw:text-style-name="P1" draw:layer="layout" svg:x1="8.079cm" svg:y1="3.736cm" svg:x2="8.695cm" svg:y2="3.736cm">
          <text:p/>
        </draw:line>
        <draw:frame draw:style-name="gr30" draw:text-style-name="P21" draw:layer="layout" svg:width="0.421cm" svg:height="0.357cm" svg:x="10.427cm" svg:y="3.528cm">
          <draw:text-box>
            <text:p text:style-name="P10"><text:span text:style-name="T19"><text:s/></text:span><text:span text:style-name="T19">3b</text:span></text:p>
          </draw:text-box>
        </draw:frame>
        <draw:polygon draw:style-name="gr28" draw:text-style-name="P12" draw:layer="layout" svg:width="1.246cm" svg:height="0.595cm" svg:x="8.134cm" svg:y="4.49cm" svg:viewBox="0 0 1247 596" draw:points="0,302 0,292 1247,0 1247,596">
          <text:p/>
        </draw:polygon>
        <draw:line draw:style-name="gr29" draw:text-style-name="P1" draw:layer="layout" svg:x1="8.079cm" svg:y1="4.787cm" svg:x2="8.124cm" svg:y2="4.787cm">
          <text:p/>
        </draw:line>
        <draw:line draw:style-name="gr29" draw:text-style-name="P1" draw:layer="layout" svg:x1="8.069cm" svg:y1="3.736cm" svg:x2="8.069cm" svg:y2="4.251cm">
          <text:p/>
        </draw:line>
        <draw:line draw:style-name="gr29" draw:text-style-name="P1" draw:layer="layout" svg:x1="8.069cm" svg:y1="4.271cm" svg:x2="8.069cm" svg:y2="4.787cm">
          <text:p/>
        </draw:line>
        <draw:polyline draw:style-name="gr29" draw:text-style-name="P1" draw:layer="layout" svg:width="0.303cm" svg:height="0.491cm" svg:x="7.766cm" svg:y="4.261cm" svg:viewBox="0 0 304 492" draw:points="0,492 0,0 304,0">
          <text:p/>
        </draw:polyline>
        <draw:polyline draw:style-name="gr29" draw:text-style-name="P1" draw:layer="layout" svg:width="0.109cm" svg:height="0.258cm" svg:x="9.499cm" svg:y="5.134cm" svg:viewBox="0 0 110 259" draw:points="0,0 110,0 110,259 0,259">
          <text:p/>
        </draw:polyline>
        <draw:frame draw:style-name="gr30" draw:text-style-name="P21" draw:layer="layout" svg:width="0.413cm" svg:height="0.357cm" svg:x="9.39cm" svg:y="4.579cm">
          <draw:text-box>
            <text:p text:style-name="P10"><text:span text:style-name="T19"><text:s/></text:span><text:span text:style-name="T19">3a</text:span></text:p>
          </draw:text-box>
        </draw:frame>
        <draw:frame draw:style-name="gr20" draw:text-style-name="P13" draw:layer="layout" svg:width="3.38cm" svg:height="0.268cm" svg:x="9.673cm" svg:y="5.11cm">
          <draw:text-box>
            <text:p text:style-name="P10"><text:span text:style-name="T20">HEV-US1. 3a.USA.hum(*).CG.1995</text:span></text:p>
          </draw:text-box>
        </draw:frame>
        <draw:line draw:style-name="gr29" draw:text-style-name="P1" draw:layer="layout" svg:x1="7.776cm" svg:y1="5.263cm" svg:x2="7.97cm" svg:y2="5.263cm">
          <text:p/>
        </draw:line>
        <draw:line draw:style-name="gr29" draw:text-style-name="P1" draw:layer="layout" svg:x1="7.766cm" svg:y1="4.772cm" svg:x2="7.766cm" svg:y2="5.263cm">
          <text:p/>
        </draw:line>
        <draw:polyline draw:style-name="gr29" draw:text-style-name="P1" draw:layer="layout" svg:width="0.307cm" svg:height="0.476cm" svg:x="7.459cm" svg:y="4.762cm" svg:viewBox="0 0 308 477" draw:points="0,477 0,0 308,0">
          <text:p/>
        </draw:polyline>
        <draw:polyline draw:style-name="gr29" draw:text-style-name="P1" draw:layer="layout" svg:width="0.109cm" svg:height="0.258cm" svg:x="12.422cm" svg:y="5.452cm" svg:viewBox="0 0 110 259" draw:points="0,0 110,0 110,259 0,259">
          <text:p/>
        </draw:polyline>
        <draw:frame draw:style-name="gr16" draw:text-style-name="P11" draw:layer="layout" svg:width="1.268cm" svg:height="0.289cm" svg:x="7.98cm" svg:y="5.105cm">
          <draw:text-box>
            <text:p text:style-name="P10"><text:span text:style-name="T5"><text:s/></text:span><text:span text:style-name="T5">AF060668</text:span></text:p>
          </draw:text-box>
        </draw:frame>
        <draw:frame draw:style-name="gr20" draw:text-style-name="P13" draw:layer="layout" svg:width="4.328cm" svg:height="0.268cm" svg:x="12.596cm" svg:y="5.427cm">
          <draw:text-box>
            <text:p text:style-name="P10"><text:span text:style-name="T20">E088-STM04C. 3j.JPN.Saitama.hum.CG.2004</text:span></text:p>
          </draw:text-box>
        </draw:frame>
        <draw:line draw:style-name="gr29" draw:text-style-name="P1" draw:layer="layout" svg:x1="9.29cm" svg:y1="5.581cm" svg:x2="10.874cm" svg:y2="5.581cm">
          <text:p/>
        </draw:line>
        <draw:polyline draw:style-name="gr29" draw:text-style-name="P1" draw:layer="layout" svg:width="0.109cm" svg:height="0.258cm" svg:x="11.008cm" svg:y="5.769cm" svg:viewBox="0 0 110 259" draw:points="0,0 110,0 110,259 0,259">
          <text:p/>
        </draw:polyline>
        <draw:frame draw:style-name="gr16" draw:text-style-name="P11" draw:layer="layout" svg:width="1.285cm" svg:height="0.289cm" svg:x="10.884cm" svg:y="5.422cm">
          <draw:text-box>
            <text:p text:style-name="P10"><text:span text:style-name="T5"><text:s/></text:span><text:span text:style-name="T5">AB369689</text:span></text:p>
          </draw:text-box>
        </draw:frame>
        <draw:frame draw:style-name="gr20" draw:text-style-name="P13" draw:layer="layout" svg:width="2.965cm" svg:height="0.268cm" svg:x="11.182cm" svg:y="5.745cm">
          <draw:text-box>
            <text:p text:style-name="P10"><text:span text:style-name="T20">G3-HEV83-2-27. 3j.JPN.pig.CG</text:span></text:p>
          </draw:text-box>
        </draw:frame>
        <draw:line draw:style-name="gr29" draw:text-style-name="P1" draw:layer="layout" svg:x1="9.29cm" svg:y1="5.898cm" svg:x2="9.459cm" svg:y2="5.898cm">
          <text:p/>
        </draw:line>
        <draw:polyline draw:style-name="gr29" draw:text-style-name="P1" draw:layer="layout" svg:width="0.149cm" svg:height="0.575cm" svg:x="17.028cm" svg:y="5.452cm" svg:viewBox="0 0 150 576" draw:points="0,0 150,0 150,576 0,576">
          <text:p/>
        </draw:polyline>
        <draw:frame draw:style-name="gr16" draw:text-style-name="P11" draw:layer="layout" svg:width="1.285cm" svg:height="0.289cm" svg:x="9.469cm" svg:y="5.74cm">
          <draw:text-box>
            <text:p text:style-name="P10"><text:span text:style-name="T5"><text:s/></text:span><text:span text:style-name="T5">AB740232</text:span></text:p>
          </draw:text-box>
        </draw:frame>
        <draw:line draw:style-name="gr29" draw:text-style-name="P1" draw:layer="layout" svg:x1="9.28cm" svg:y1="5.581cm" svg:x2="9.28cm" svg:y2="5.73cm">
          <text:p/>
        </draw:line>
        <draw:line draw:style-name="gr29" draw:text-style-name="P1" draw:layer="layout" svg:x1="9.28cm" svg:y1="5.749cm" svg:x2="9.28cm" svg:y2="5.898cm">
          <text:p/>
        </draw:line>
        <draw:line draw:style-name="gr29" draw:text-style-name="P1" draw:layer="layout" svg:x1="7.469cm" svg:y1="5.739cm" svg:x2="9.28cm" svg:y2="5.739cm">
          <text:p/>
        </draw:line>
        <draw:polyline draw:style-name="gr29" draw:text-style-name="P1" draw:layer="layout" svg:width="0.158cm" svg:height="3.135cm" svg:x="17.684cm" svg:y="2.892cm" svg:viewBox="0 0 159 3136" draw:points="0,0 159,0 159,3136 0,3136">
          <text:p/>
        </draw:polyline>
        <draw:frame draw:style-name="gr30" draw:text-style-name="P21" draw:layer="layout" svg:width="0.297cm" svg:height="0.357cm" svg:x="17.262cm" svg:y="5.532cm">
          <draw:text-box>
            <text:p text:style-name="P10"><text:span text:style-name="T19">3j</text:span></text:p>
          </draw:text-box>
        </draw:frame>
        <draw:line draw:style-name="gr29" draw:text-style-name="P1" draw:layer="layout" svg:x1="7.459cm" svg:y1="5.258cm" svg:x2="7.459cm" svg:y2="5.739cm">
          <text:p/>
        </draw:line>
        <draw:line draw:style-name="gr29" draw:text-style-name="P1" draw:layer="layout" svg:x1="5.89cm" svg:y1="5.248cm" svg:x2="7.459cm" svg:y2="5.248cm">
          <text:p/>
        </draw:line>
        <draw:polyline draw:style-name="gr29" draw:text-style-name="P1" draw:layer="layout" svg:width="0.109cm" svg:height="0.258cm" svg:x="8.7cm" svg:y="6.087cm" svg:viewBox="0 0 110 259" draw:points="0,0 110,0 110,259 0,259">
          <text:p/>
        </draw:polyline>
        <draw:frame draw:style-name="gr31" draw:text-style-name="P22" draw:layer="layout" svg:width="0.709cm" svg:height="0.383cm" svg:x="17.932cm" svg:y="4.237cm">
          <draw:text-box>
            <text:p text:style-name="P10"><text:span text:style-name="T21">3jab</text:span></text:p>
          </draw:text-box>
        </draw:frame>
        <draw:frame draw:style-name="gr20" draw:text-style-name="P13" draw:layer="layout" svg:width="3.668cm" svg:height="0.268cm" svg:x="8.874cm" svg:y="6.062cm">
          <draw:text-box>
            <text:p text:style-name="P10"><text:span text:style-name="T20">swMN06-A1288. 3h.MNG.pig.CG.2006</text:span></text:p>
          </draw:text-box>
        </draw:frame>
        <draw:line draw:style-name="gr29" draw:text-style-name="P1" draw:layer="layout" svg:x1="5.89cm" svg:y1="6.216cm" svg:x2="7.151cm" svg:y2="6.216cm">
          <text:p/>
        </draw:line>
        <draw:line draw:style-name="gr29" draw:text-style-name="P1" draw:layer="layout" svg:x1="5.88cm" svg:y1="5.248cm" svg:x2="5.88cm" svg:y2="5.72cm">
          <text:p/>
        </draw:line>
        <draw:line draw:style-name="gr29" draw:text-style-name="P1" draw:layer="layout" svg:x1="5.88cm" svg:y1="5.739cm" svg:x2="5.88cm" svg:y2="6.216cm">
          <text:p/>
        </draw:line>
        <draw:polyline draw:style-name="gr29" draw:text-style-name="P1" draw:layer="layout" svg:width="0.625cm" svg:height="0.689cm" svg:x="5.255cm" svg:y="5.73cm" svg:viewBox="0 0 626 690" draw:points="0,690 0,0 626,0">
          <text:p/>
        </draw:polyline>
        <draw:polyline draw:style-name="gr29" draw:text-style-name="P1" draw:layer="layout" svg:width="0.109cm" svg:height="0.258cm" svg:x="8.283cm" svg:y="6.404cm" svg:viewBox="0 0 110 259" draw:points="0,0 110,0 110,259 0,259">
          <text:p/>
        </draw:polyline>
        <draw:frame draw:style-name="gr16" draw:text-style-name="P11" draw:layer="layout" svg:width="1.285cm" svg:height="0.289cm" svg:x="7.161cm" svg:y="6.057cm">
          <draw:text-box>
            <text:p text:style-name="P10"><text:span text:style-name="T5"><text:s/></text:span><text:span text:style-name="T5">AB290312</text:span></text:p>
          </draw:text-box>
        </draw:frame>
        <draw:frame draw:style-name="gr20" draw:text-style-name="P13" draw:layer="layout" svg:width="2.783cm" svg:height="0.268cm" svg:x="8.457cm" svg:y="6.38cm">
          <draw:text-box>
            <text:p text:style-name="P10"><text:span text:style-name="T20">TR19. <text:s/>3h.FRA.hum.CG.2007</text:span></text:p>
          </draw:text-box>
        </draw:frame>
        <draw:line draw:style-name="gr29" draw:text-style-name="P1" draw:layer="layout" svg:x1="5.265cm" svg:y1="6.533cm" svg:x2="6.774cm" svg:y2="6.533cm">
          <text:p/>
        </draw:line>
        <draw:polyline draw:style-name="gr29" draw:text-style-name="P1" draw:layer="layout" svg:width="0.11cm" svg:height="0.257cm" svg:x="8.719cm" svg:y="6.722cm" svg:viewBox="0 0 111 258" draw:points="0,0 111,0 111,258 0,258">
          <text:p/>
        </draw:polyline>
        <draw:frame draw:style-name="gr16" draw:text-style-name="P11" draw:layer="layout" svg:width="1.268cm" svg:height="0.289cm" svg:x="6.784cm" svg:y="6.375cm">
          <draw:text-box>
            <text:p text:style-name="P10"><text:span text:style-name="T5"><text:s/></text:span><text:span text:style-name="T5">JQ013794</text:span></text:p>
          </draw:text-box>
        </draw:frame>
        <draw:frame draw:style-name="gr20" draw:text-style-name="P13" draw:layer="layout" svg:width="3.736cm" svg:height="0.268cm" svg:x="8.894cm" svg:y="6.697cm">
          <draw:text-box>
            <text:p text:style-name="P10"><text:span text:style-name="T20">BB02. 3i.DEU.BB,Krausnick.wb.RKI.CG</text:span></text:p>
          </draw:text-box>
        </draw:frame>
        <draw:line draw:style-name="gr29" draw:text-style-name="P1" draw:layer="layout" svg:x1="6.243cm" svg:y1="6.851cm" svg:x2="7.25cm" svg:y2="6.851cm">
          <text:p/>
        </draw:line>
        <draw:polyline draw:style-name="gr29" draw:text-style-name="P1" draw:layer="layout" svg:width="0.109cm" svg:height="0.258cm" svg:x="10.06cm" svg:y="7.039cm" svg:viewBox="0 0 110 259" draw:points="0,0 110,0 110,259 0,259">
          <text:p/>
        </draw:polyline>
        <draw:frame draw:style-name="gr16" draw:text-style-name="P11" draw:layer="layout" svg:width="1.225cm" svg:height="0.289cm" svg:x="7.261cm" svg:y="6.692cm">
          <draw:text-box>
            <text:p text:style-name="P10"><text:span text:style-name="T5"><text:s/></text:span><text:span text:style-name="T5">FJ998008</text:span></text:p>
          </draw:text-box>
        </draw:frame>
        <draw:frame draw:style-name="gr20" draw:text-style-name="P13" draw:layer="layout" svg:width="3.909cm" svg:height="0.268cm" svg:x="10.234cm" svg:y="7.015cm">
          <draw:text-box>
            <text:p text:style-name="P10"><text:span text:style-name="T20">AB 7110. 3c.FRA.Marseille.hum.CG.2009</text:span></text:p>
          </draw:text-box>
        </draw:frame>
        <draw:line draw:style-name="gr29" draw:text-style-name="P1" draw:layer="layout" svg:x1="7.136cm" svg:y1="7.168cm" svg:x2="8.571cm" svg:y2="7.168cm">
          <text:p/>
        </draw:line>
        <draw:polyline draw:style-name="gr29" draw:text-style-name="P1" draw:layer="layout" svg:width="0.109cm" svg:height="0.258cm" svg:x="10.025cm" svg:y="7.356cm" svg:viewBox="0 0 110 259" draw:points="0,0 110,0 110,259 0,259">
          <text:p/>
        </draw:polyline>
        <draw:frame draw:style-name="gr16" draw:text-style-name="P11" draw:layer="layout" svg:width="1.242cm" svg:height="0.289cm" svg:x="8.581cm" svg:y="7.009cm">
          <draw:text-box>
            <text:p text:style-name="P10"><text:span text:style-name="T5"><text:s/></text:span><text:span text:style-name="T5">KJ701409</text:span></text:p>
          </draw:text-box>
        </draw:frame>
        <draw:frame draw:style-name="gr20" draw:text-style-name="P13" draw:layer="layout" svg:width="3.418cm" svg:height="0.268cm" svg:x="10.199cm" svg:y="7.332cm">
          <draw:text-box>
            <text:p text:style-name="P10"><text:span text:style-name="T20">47832. <text:s/>3c.DEU.hum.FIRA.CG.2011</text:span></text:p>
          </draw:text-box>
        </draw:frame>
        <draw:line draw:style-name="gr29" draw:text-style-name="P1" draw:layer="layout" svg:x1="8.059cm" svg:y1="7.485cm" svg:x2="8.476cm" svg:y2="7.485cm">
          <text:p/>
        </draw:line>
        <draw:polyline draw:style-name="gr29" draw:text-style-name="P1" draw:layer="layout" svg:width="0.109cm" svg:height="0.258cm" svg:x="9.519cm" svg:y="7.674cm" svg:viewBox="0 0 110 259" draw:points="0,0 110,0 110,259 0,259">
          <text:p/>
        </draw:polyline>
        <draw:frame draw:style-name="gr16" draw:text-style-name="P11" draw:layer="layout" svg:width="1.297cm" svg:height="0.289cm" svg:x="8.487cm" svg:y="7.327cm">
          <draw:text-box>
            <text:p text:style-name="P10"><text:span text:style-name="T5"><text:s/></text:span><text:span text:style-name="T5">KC618402</text:span></text:p>
          </draw:text-box>
        </draw:frame>
        <draw:frame draw:style-name="gr20" draw:text-style-name="P13" draw:layer="layout" svg:width="3.943cm" svg:height="0.268cm" svg:x="9.693cm" svg:y="7.65cm">
          <draw:text-box>
            <text:p text:style-name="P10"><text:span text:style-name="T20">wbGER27. <text:s/>3c.DEU.BB.wb.FIRA.CG.2006</text:span></text:p>
          </draw:text-box>
        </draw:frame>
        <draw:polyline draw:style-name="gr29" draw:text-style-name="P1" draw:layer="layout" svg:width="0cm" svg:height="0cm" svg:x="8.059cm" svg:y="7.803cm" svg:viewBox="0 0 0 0" draw:points="0,0">
          <text:p/>
        </draw:polyline>
        <draw:line draw:style-name="gr29" draw:text-style-name="P1" draw:layer="layout" svg:x1="8.049cm" svg:y1="7.485cm" svg:x2="8.049cm" svg:y2="7.634cm">
          <text:p/>
        </draw:line>
        <draw:line draw:style-name="gr29" draw:text-style-name="P1" draw:layer="layout" svg:x1="8.049cm" svg:y1="7.654cm" svg:x2="8.049cm" svg:y2="7.803cm">
          <text:p/>
        </draw:line>
        <draw:polyline draw:style-name="gr29" draw:text-style-name="P1" draw:layer="layout" svg:width="0.923cm" svg:height="0.228cm" svg:x="7.126cm" svg:y="7.416cm" svg:viewBox="0 0 924 229" draw:points="0,0 0,229 924,229">
          <text:p/>
        </draw:polyline>
        <draw:polyline draw:style-name="gr29" draw:text-style-name="P1" draw:layer="layout" svg:width="0.149cm" svg:height="0.893cm" svg:x="14.269cm" svg:y="7.039cm" svg:viewBox="0 0 150 894" draw:points="0,0 150,0 150,894 0,894">
          <text:p/>
        </draw:polyline>
        <draw:frame draw:style-name="gr16" draw:text-style-name="P11" draw:layer="layout" svg:width="1.225cm" svg:height="0.289cm" svg:x="8.06cm" svg:y="7.644cm">
          <draw:text-box>
            <text:p text:style-name="P10"><text:span text:style-name="T5"><text:s/></text:span><text:span text:style-name="T5">FJ705359</text:span></text:p>
          </draw:text-box>
        </draw:frame>
        <draw:line draw:style-name="gr29" draw:text-style-name="P1" draw:layer="layout" svg:x1="7.126cm" svg:y1="7.168cm" svg:x2="7.126cm" svg:y2="7.396cm">
          <text:p/>
        </draw:line>
        <draw:line draw:style-name="gr29" draw:text-style-name="P1" draw:layer="layout" svg:x1="6.243cm" svg:y1="7.406cm" svg:x2="7.126cm" svg:y2="7.406cm">
          <text:p/>
        </draw:line>
        <draw:line draw:style-name="gr29" draw:text-style-name="P1" draw:layer="layout" svg:x1="6.233cm" svg:y1="6.851cm" svg:x2="6.233cm" svg:y2="7.118cm">
          <text:p/>
        </draw:line>
        <draw:line draw:style-name="gr29" draw:text-style-name="P1" draw:layer="layout" svg:x1="6.233cm" svg:y1="7.138cm" svg:x2="6.233cm" svg:y2="7.406cm">
          <text:p/>
        </draw:line>
        <draw:polyline draw:style-name="gr29" draw:text-style-name="P1" draw:layer="layout" svg:width="0.978cm" svg:height="0.287cm" svg:x="5.255cm" svg:y="6.841cm" svg:viewBox="0 0 979 288" draw:points="0,0 0,288 979,288">
          <text:p/>
        </draw:polyline>
        <draw:line draw:style-name="gr29" draw:text-style-name="P1" draw:layer="layout" svg:x1="5.255cm" svg:y1="6.439cm" svg:x2="5.255cm" svg:y2="7.128cm">
          <text:p/>
        </draw:line>
        <draw:polyline draw:style-name="gr29" draw:text-style-name="P1" draw:layer="layout" svg:width="0.606cm" svg:height="0.833cm" svg:x="4.649cm" svg:y="6.429cm" svg:viewBox="0 0 607 834" draw:points="0,834 0,0 607,0">
          <text:p/>
        </draw:polyline>
        <draw:polyline draw:style-name="gr29" draw:text-style-name="P1" draw:layer="layout" svg:width="0.11cm" svg:height="0.258cm" svg:x="7.9cm" svg:y="7.991cm" svg:viewBox="0 0 111 259" draw:points="0,0 111,0 111,259 0,259">
          <text:p/>
        </draw:polyline>
        <draw:frame draw:style-name="gr30" draw:text-style-name="P21" draw:layer="layout" svg:width="0.298cm" svg:height="0.357cm" svg:x="14.502cm" svg:y="7.278cm">
          <draw:text-box>
            <text:p text:style-name="P10"><text:span text:style-name="T19">3c</text:span></text:p>
          </draw:text-box>
        </draw:frame>
        <draw:frame draw:style-name="gr20" draw:text-style-name="P13" draw:layer="layout" svg:width="3.562cm" svg:height="0.268cm" svg:x="8.075cm" svg:y="7.967cm">
          <draw:text-box>
            <text:p text:style-name="P10"><text:span text:style-name="T20">FR-SHEV3c-like. 3h.FRA.pig.CG.2006</text:span></text:p>
          </draw:text-box>
        </draw:frame>
        <draw:line draw:style-name="gr29" draw:text-style-name="P1" draw:layer="layout" svg:x1="4.659cm" svg:y1="8.12cm" svg:x2="6.391cm" svg:y2="8.12cm">
          <text:p/>
        </draw:line>
        <draw:line draw:style-name="gr29" draw:text-style-name="P1" draw:layer="layout" svg:x1="4.649cm" svg:y1="7.282cm" svg:x2="4.649cm" svg:y2="8.12cm">
          <text:p/>
        </draw:line>
        <draw:polyline draw:style-name="gr29" draw:text-style-name="P1" draw:layer="layout" svg:width="1.762cm" svg:height="2.128cm" svg:x="2.887cm" svg:y="7.272cm" svg:viewBox="0 0 1763 2129" draw:points="0,2129 0,0 1763,0">
          <text:p/>
        </draw:polyline>
        <draw:polyline draw:style-name="gr29" draw:text-style-name="P1" draw:layer="layout" svg:width="0.109cm" svg:height="0.258cm" svg:x="10.616cm" svg:y="8.309cm" svg:viewBox="0 0 110 259" draw:points="0,0 110,0 110,259 0,259">
          <text:p/>
        </draw:polyline>
        <draw:frame draw:style-name="gr16" draw:text-style-name="P11" draw:layer="layout" svg:width="1.268cm" svg:height="0.289cm" svg:x="6.402cm" svg:y="7.962cm">
          <draw:text-box>
            <text:p text:style-name="P10"><text:span text:style-name="T5"><text:s/></text:span><text:span text:style-name="T5">JQ953664</text:span></text:p>
          </draw:text-box>
        </draw:frame>
        <draw:frame draw:style-name="gr20" draw:text-style-name="P13" draw:layer="layout" svg:width="3.181cm" svg:height="0.268cm" svg:x="10.79cm" svg:y="8.284cm">
          <draw:text-box>
            <text:p text:style-name="P10"><text:span text:style-name="T20">W1-11. <text:s/>Rab.FRA.rabbit.CG.2007</text:span></text:p>
          </draw:text-box>
        </draw:frame>
        <draw:line draw:style-name="gr29" draw:text-style-name="P1" draw:layer="layout" svg:x1="6.813cm" svg:y1="8.438cm" svg:x2="9.107cm" svg:y2="8.438cm">
          <text:p/>
        </draw:line>
        <draw:polyline draw:style-name="gr29" draw:text-style-name="P1" draw:layer="layout" svg:width="0.109cm" svg:height="0.258cm" svg:x="9.742cm" svg:y="8.626cm" svg:viewBox="0 0 110 259" draw:points="0,0 110,0 110,259 0,259">
          <text:p/>
        </draw:polyline>
        <draw:frame draw:style-name="gr16" draw:text-style-name="P11" draw:layer="layout" svg:width="1.268cm" svg:height="0.289cm" svg:x="9.117cm" svg:y="8.279cm">
          <draw:text-box>
            <text:p text:style-name="P10"><text:span text:style-name="T5"><text:s/></text:span><text:span text:style-name="T5">JQ013791</text:span></text:p>
          </draw:text-box>
        </draw:frame>
        <draw:frame draw:style-name="gr20" draw:text-style-name="P13" draw:layer="layout" svg:width="3.181cm" svg:height="0.268cm" svg:x="9.916cm" svg:y="8.602cm">
          <draw:text-box>
            <text:p text:style-name="P10"><text:span text:style-name="T20">W7-57. <text:s/>Rab.FRA.rabbit.CG.2007</text:span></text:p>
          </draw:text-box>
        </draw:frame>
        <draw:line draw:style-name="gr29" draw:text-style-name="P1" draw:layer="layout" svg:x1="6.813cm" svg:y1="8.755cm" svg:x2="8.233cm" svg:y2="8.755cm">
          <text:p/>
        </draw:line>
        <draw:line draw:style-name="gr29" draw:text-style-name="P1" draw:layer="layout" svg:x1="6.803cm" svg:y1="8.438cm" svg:x2="6.803cm" svg:y2="8.587cm">
          <text:p/>
        </draw:line>
        <draw:line draw:style-name="gr29" draw:text-style-name="P1" draw:layer="layout" svg:x1="6.803cm" svg:y1="8.606cm" svg:x2="6.803cm" svg:y2="8.755cm">
          <text:p/>
        </draw:line>
        <draw:polyline draw:style-name="gr29" draw:text-style-name="P1" draw:layer="layout" svg:width="1.474cm" svg:height="2.947cm" svg:x="5.329cm" svg:y="8.596cm" svg:viewBox="0 0 1475 2948" draw:points="0,2948 0,0 1475,0">
          <text:p/>
        </draw:polyline>
        <draw:polyline draw:style-name="gr29" draw:text-style-name="P1" draw:layer="layout" svg:width="0.109cm" svg:height="0.258cm" svg:x="11.226cm" svg:y="8.944cm" svg:viewBox="0 0 110 259" draw:points="0,0 110,0 110,259 0,259">
          <text:p/>
        </draw:polyline>
        <draw:frame draw:style-name="gr16" draw:text-style-name="P11" draw:layer="layout" svg:width="1.268cm" svg:height="0.289cm" svg:x="8.243cm" svg:y="8.597cm">
          <draw:text-box>
            <text:p text:style-name="P10"><text:span text:style-name="T5"><text:s/></text:span><text:span text:style-name="T5">JQ013792</text:span></text:p>
          </draw:text-box>
        </draw:frame>
        <draw:frame draw:style-name="gr20" draw:text-style-name="P13" draw:layer="layout" svg:width="3.363cm" svg:height="0.268cm" svg:x="11.4cm" svg:y="8.919cm">
          <draw:text-box>
            <text:p text:style-name="P10"><text:span text:style-name="T20">K059. Rab.DEU.SH.rabbit.FLI.2015</text:span></text:p>
          </draw:text-box>
        </draw:frame>
        <draw:polyline draw:style-name="gr29" draw:text-style-name="P1" draw:layer="layout" svg:width="0cm" svg:height="0cm" svg:x="9.345cm" svg:y="9.073cm" svg:viewBox="0 0 0 0" draw:points="0,0">
          <text:p/>
        </draw:polyline>
        <draw:polyline draw:style-name="gr29" draw:text-style-name="P1" draw:layer="layout" svg:width="0.109cm" svg:height="0.258cm" svg:x="11.296cm" svg:y="9.261cm" svg:viewBox="0 0 110 259" draw:points="0,0 110,0 110,259 0,259">
          <text:p/>
        </draw:polyline>
        <draw:frame draw:style-name="gr16" draw:text-style-name="P11" draw:layer="layout" svg:width="1.285cm" svg:height="0.289cm" svg:x="9.668cm" svg:y="8.914cm">
          <draw:text-box>
            <text:p text:style-name="P10"><text:span text:style-name="T5"><text:s/></text:span><text:span text:style-name="T5">K059 HEV</text:span></text:p>
          </draw:text-box>
        </draw:frame>
        <draw:frame draw:style-name="gr20" draw:text-style-name="P13" draw:layer="layout" svg:width="3.363cm" svg:height="0.268cm" svg:x="11.47cm" svg:y="9.237cm">
          <draw:text-box>
            <text:p text:style-name="P10"><text:span text:style-name="T20">K063. Rab.DEU.SH.rabbit.FLI.2015</text:span></text:p>
          </draw:text-box>
        </draw:frame>
        <draw:line draw:style-name="gr29" draw:text-style-name="P1" draw:layer="layout" svg:x1="9.345cm" svg:y1="9.39cm" svg:x2="9.404cm" svg:y2="9.39cm">
          <text:p/>
        </draw:line>
        <draw:line draw:style-name="gr29" draw:text-style-name="P1" draw:layer="layout" svg:x1="9.335cm" svg:y1="9.073cm" svg:x2="9.335cm" svg:y2="9.221cm">
          <text:p/>
        </draw:line>
        <draw:line draw:style-name="gr29" draw:text-style-name="P1" draw:layer="layout" svg:x1="9.335cm" svg:y1="9.241cm" svg:x2="9.335cm" svg:y2="9.39cm">
          <text:p/>
        </draw:line>
        <draw:polyline draw:style-name="gr29" draw:text-style-name="P1" draw:layer="layout" svg:width="0.055cm" svg:height="0.228cm" svg:x="9.28cm" svg:y="9.231cm" svg:viewBox="0 0 56 229" draw:points="0,229 0,0 56,0">
          <text:p/>
        </draw:polyline>
        <draw:polyline draw:style-name="gr29" draw:text-style-name="P1" draw:layer="layout" svg:width="0.109cm" svg:height="0.257cm" svg:x="11.4cm" svg:y="9.579cm" svg:viewBox="0 0 110 258" draw:points="0,0 110,0 110,258 0,258">
          <text:p/>
        </draw:polyline>
        <draw:frame draw:style-name="gr16" draw:text-style-name="P11" draw:layer="layout" svg:width="1.285cm" svg:height="0.289cm" svg:x="9.737cm" svg:y="9.232cm">
          <draw:text-box>
            <text:p text:style-name="P10"><text:span text:style-name="T5"><text:s/></text:span><text:span text:style-name="T5">K063 HEV</text:span></text:p>
          </draw:text-box>
        </draw:frame>
        <draw:frame draw:style-name="gr20" draw:text-style-name="P13" draw:layer="layout" svg:width="3.363cm" svg:height="0.268cm" svg:x="11.574cm" svg:y="9.554cm">
          <draw:text-box>
            <text:p text:style-name="P10"><text:span text:style-name="T20">K058. Rab.DEU.SH.rabbit.FLI.2015</text:span></text:p>
          </draw:text-box>
        </draw:frame>
        <draw:line draw:style-name="gr29" draw:text-style-name="P1" draw:layer="layout" svg:x1="9.29cm" svg:y1="9.707cm" svg:x2="9.509cm" svg:y2="9.707cm">
          <text:p/>
        </draw:line>
        <draw:line draw:style-name="gr29" draw:text-style-name="P1" draw:layer="layout" svg:x1="9.28cm" svg:y1="9.479cm" svg:x2="9.28cm" svg:y2="9.707cm">
          <text:p/>
        </draw:line>
        <draw:polyline draw:style-name="gr29" draw:text-style-name="P1" draw:layer="layout" svg:width="0.724cm" svg:height="0.348cm" svg:x="8.556cm" svg:y="9.469cm" svg:viewBox="0 0 725 349" draw:points="0,349 0,0 725,0">
          <text:p/>
        </draw:polyline>
        <draw:polyline draw:style-name="gr29" draw:text-style-name="P1" draw:layer="layout" svg:width="0.109cm" svg:height="0.258cm" svg:x="11.742cm" svg:y="9.896cm" svg:viewBox="0 0 110 259" draw:points="0,0 110,0 110,259 0,259">
          <text:p/>
        </draw:polyline>
        <draw:frame draw:style-name="gr16" draw:text-style-name="P11" draw:layer="layout" svg:width="1.285cm" svg:height="0.289cm" svg:x="9.842cm" svg:y="9.549cm">
          <draw:text-box>
            <text:p text:style-name="P10"><text:span text:style-name="T5"><text:s/></text:span><text:span text:style-name="T5">K058 HEV</text:span></text:p>
          </draw:text-box>
        </draw:frame>
        <draw:frame draw:style-name="gr20" draw:text-style-name="P13" draw:layer="layout" svg:width="3.363cm" svg:height="0.268cm" svg:x="11.916cm" svg:y="9.872cm">
          <draw:text-box>
            <text:p text:style-name="P10"><text:span text:style-name="T20">K062. Rab.DEU.SH.rabbit.FLI.2015</text:span></text:p>
          </draw:text-box>
        </draw:frame>
        <draw:line draw:style-name="gr29" draw:text-style-name="P1" draw:layer="layout" svg:x1="8.799cm" svg:y1="10.025cm" svg:x2="9.851cm" svg:y2="10.025cm">
          <text:p/>
        </draw:line>
        <draw:polyline draw:style-name="gr29" draw:text-style-name="P1" draw:layer="layout" svg:width="0.109cm" svg:height="0.258cm" svg:x="11.385cm" svg:y="10.213cm" svg:viewBox="0 0 110 259" draw:points="0,0 110,0 110,259 0,259">
          <text:p/>
        </draw:polyline>
        <draw:frame draw:style-name="gr16" draw:text-style-name="P11" draw:layer="layout" svg:width="1.285cm" svg:height="0.289cm" svg:x="10.184cm" svg:y="9.866cm">
          <draw:text-box>
            <text:p text:style-name="P10"><text:span text:style-name="T5"><text:s/></text:span><text:span text:style-name="T5">K062 HEV</text:span></text:p>
          </draw:text-box>
        </draw:frame>
        <draw:frame draw:style-name="gr20" draw:text-style-name="P13" draw:layer="layout" svg:width="3.363cm" svg:height="0.268cm" svg:x="11.559cm" svg:y="10.189cm">
          <draw:text-box>
            <text:p text:style-name="P10"><text:span text:style-name="T20">K067. Rab.DEU.SH.rabbit.FLI.2015</text:span></text:p>
          </draw:text-box>
        </draw:frame>
        <draw:line draw:style-name="gr29" draw:text-style-name="P1" draw:layer="layout" svg:x1="8.799cm" svg:y1="10.342cm" svg:x2="9.494cm" svg:y2="10.342cm">
          <text:p/>
        </draw:line>
        <draw:line draw:style-name="gr29" draw:text-style-name="P1" draw:layer="layout" svg:x1="8.789cm" svg:y1="10.025cm" svg:x2="8.789cm" svg:y2="10.174cm">
          <text:p/>
        </draw:line>
        <draw:line draw:style-name="gr29" draw:text-style-name="P1" draw:layer="layout" svg:x1="8.789cm" svg:y1="10.194cm" svg:x2="8.789cm" svg:y2="10.342cm">
          <text:p/>
        </draw:line>
        <draw:polyline draw:style-name="gr29" draw:text-style-name="P1" draw:layer="layout" svg:width="0.233cm" svg:height="0.348cm" svg:x="8.556cm" svg:y="9.836cm" svg:viewBox="0 0 234 349" draw:points="0,0 0,349 234,349">
          <text:p/>
        </draw:polyline>
        <draw:polyline draw:style-name="gr29" draw:text-style-name="P1" draw:layer="layout" svg:width="0.159cm" svg:height="1.527cm" svg:x="15.415cm" svg:y="8.944cm" svg:viewBox="0 0 160 1528" draw:points="0,0 160,0 160,1528 0,1528">
          <text:p/>
        </draw:polyline>
        <draw:frame draw:style-name="gr16" draw:text-style-name="P11" draw:layer="layout" svg:width="1.285cm" svg:height="0.289cm" svg:x="9.827cm" svg:y="10.184cm">
          <draw:text-box>
            <text:p text:style-name="P10"><text:span text:style-name="T5"><text:s/></text:span><text:span text:style-name="T5">K067 HEV</text:span></text:p>
          </draw:text-box>
        </draw:frame>
        <draw:line draw:style-name="gr29" draw:text-style-name="P1" draw:layer="layout" svg:x1="6.987cm" svg:y1="9.827cm" svg:x2="8.556cm" svg:y2="9.827cm">
          <text:p/>
        </draw:line>
        <draw:polyline draw:style-name="gr29" draw:text-style-name="P1" draw:layer="layout" svg:width="0.109cm" svg:height="0.258cm" svg:x="11.901cm" svg:y="10.531cm" svg:viewBox="0 0 110 259" draw:points="0,0 110,0 110,259 0,259">
          <text:p/>
        </draw:polyline>
        <draw:frame draw:style-name="gr31" draw:text-style-name="P22" draw:layer="layout" svg:width="0.396cm" svg:height="0.383cm" svg:x="15.664cm" svg:y="9.485cm">
          <draw:text-box>
            <text:p text:style-name="P10"><text:span text:style-name="T22">SH</text:span></text:p>
          </draw:text-box>
        </draw:frame>
        <draw:frame draw:style-name="gr20" draw:text-style-name="P13" draw:layer="layout" svg:width="3.986cm" svg:height="0.268cm" svg:x="12.075cm" svg:y="10.507cm">
          <draw:text-box>
            <text:p text:style-name="P10"><text:span text:style-name="T20">CMC-1. <text:s/>Rab.USA.Virginia.rabbit.CG.2010</text:span></text:p>
          </draw:text-box>
        </draw:frame>
        <draw:line draw:style-name="gr29" draw:text-style-name="P1" draw:layer="layout" svg:x1="8.084cm" svg:y1="10.66cm" svg:x2="10.452cm" svg:y2="10.66cm">
          <text:p/>
        </draw:line>
        <draw:polyline draw:style-name="gr29" draw:text-style-name="P1" draw:layer="layout" svg:width="0.109cm" svg:height="0.258cm" svg:x="12.358cm" svg:y="10.848cm" svg:viewBox="0 0 110 259" draw:points="0,0 110,0 110,259 0,259">
          <text:p/>
        </draw:polyline>
        <draw:frame draw:style-name="gr16" draw:text-style-name="P11" draw:layer="layout" svg:width="1.234cm" svg:height="0.289cm" svg:x="10.462cm" svg:y="10.501cm">
          <draw:text-box>
            <text:p text:style-name="P10"><text:span text:style-name="T5"><text:s/></text:span><text:span text:style-name="T5">JX565469</text:span></text:p>
          </draw:text-box>
        </draw:frame>
        <draw:frame draw:style-name="gr20" draw:text-style-name="P13" draw:layer="layout" svg:width="4.328cm" svg:height="0.268cm" svg:x="12.532cm" svg:y="10.824cm">
          <draw:text-box>
            <text:p text:style-name="P10"><text:span text:style-name="T20">rbIM199. <text:s/>Rab.CHN.InnMong.rabbit.CG.2011</text:span></text:p>
          </draw:text-box>
        </draw:frame>
        <draw:line draw:style-name="gr29" draw:text-style-name="P1" draw:layer="layout" svg:x1="8.253cm" svg:y1="10.977cm" svg:x2="10.809cm" svg:y2="10.977cm">
          <text:p/>
        </draw:line>
        <draw:polyline draw:style-name="gr29" draw:text-style-name="P1" draw:layer="layout" svg:width="0.109cm" svg:height="0.258cm" svg:x="10.923cm" svg:y="11.166cm" svg:viewBox="0 0 110 259" draw:points="0,0 110,0 110,259 0,259">
          <text:p/>
        </draw:polyline>
        <draw:frame draw:style-name="gr16" draw:text-style-name="P11" draw:layer="layout" svg:width="1.285cm" svg:height="0.289cm" svg:x="10.82cm" svg:y="10.819cm">
          <draw:text-box>
            <text:p text:style-name="P10"><text:span text:style-name="T5"><text:s/></text:span><text:span text:style-name="T5">AB740220</text:span></text:p>
          </draw:text-box>
        </draw:frame>
        <draw:frame draw:style-name="gr20" draw:text-style-name="P13" draw:layer="layout" svg:width="3.812cm" svg:height="0.268cm" svg:x="11.097cm" svg:y="11.141cm">
          <draw:text-box>
            <text:p text:style-name="P10"><text:span text:style-name="T20">GDC9. <text:s/>Rab.CHN.Gansu.rabbit.CG.2008</text:span></text:p>
          </draw:text-box>
        </draw:frame>
        <draw:line draw:style-name="gr29" draw:text-style-name="P1" draw:layer="layout" svg:x1="8.253cm" svg:y1="11.295cm" svg:x2="9.454cm" svg:y2="11.295cm">
          <text:p/>
        </draw:line>
        <draw:polyline draw:style-name="gr29" draw:text-style-name="P1" draw:layer="layout" svg:width="0.11cm" svg:height="0.258cm" svg:x="9.96cm" svg:y="11.483cm" svg:viewBox="0 0 111 259" draw:points="0,0 111,0 111,259 0,259">
          <text:p/>
        </draw:polyline>
        <draw:frame draw:style-name="gr16" draw:text-style-name="P11" draw:layer="layout" svg:width="1.225cm" svg:height="0.289cm" svg:x="9.464cm" svg:y="11.136cm">
          <draw:text-box>
            <text:p text:style-name="P10"><text:span text:style-name="T5"><text:s/></text:span><text:span text:style-name="T5">FJ906895</text:span></text:p>
          </draw:text-box>
        </draw:frame>
        <draw:frame draw:style-name="gr20" draw:text-style-name="P13" draw:layer="layout" svg:width="4.328cm" svg:height="0.268cm" svg:x="10.135cm" svg:y="11.459cm">
          <draw:text-box>
            <text:p text:style-name="P10"><text:span text:style-name="T20">rbIM004. <text:s/>Rab.CHN.InnMong.rabbit.CG.2011</text:span></text:p>
          </draw:text-box>
        </draw:frame>
        <draw:line draw:style-name="gr29" draw:text-style-name="P1" draw:layer="layout" svg:x1="8.253cm" svg:y1="11.612cm" svg:x2="8.412cm" svg:y2="11.612cm">
          <text:p/>
        </draw:line>
        <draw:line draw:style-name="gr29" draw:text-style-name="P1" draw:layer="layout" svg:x1="8.243cm" svg:y1="10.977cm" svg:x2="8.243cm" svg:y2="11.285cm">
          <text:p/>
        </draw:line>
        <draw:line draw:style-name="gr29" draw:text-style-name="P1" draw:layer="layout" svg:x1="8.243cm" svg:y1="11.305cm" svg:x2="8.243cm" svg:y2="11.612cm">
          <text:p/>
        </draw:line>
        <draw:polyline draw:style-name="gr29" draw:text-style-name="P1" draw:layer="layout" svg:width="0.169cm" svg:height="0.308cm" svg:x="8.074cm" svg:y="10.987cm" svg:viewBox="0 0 170 309" draw:points="0,0 0,309 170,309">
          <text:p/>
        </draw:polyline>
        <draw:line draw:style-name="gr29" draw:text-style-name="P1" draw:layer="layout" svg:x1="8.074cm" svg:y1="10.66cm" svg:x2="8.074cm" svg:y2="10.967cm">
          <text:p/>
        </draw:line>
        <draw:polyline draw:style-name="gr29" draw:text-style-name="P1" draw:layer="layout" svg:width="1.097cm" svg:height="0.565cm" svg:x="6.977cm" svg:y="10.412cm" svg:viewBox="0 0 1098 566" draw:points="0,0 0,566 1098,566">
          <text:p/>
        </draw:polyline>
        <draw:polyline draw:style-name="gr29" draw:text-style-name="P1" draw:layer="layout" svg:width="0.109cm" svg:height="0.258cm" svg:x="10.263cm" svg:y="11.801cm" svg:viewBox="0 0 110 259" draw:points="0,0 110,0 110,259 0,259">
          <text:p/>
        </draw:polyline>
        <draw:frame draw:style-name="gr16" draw:text-style-name="P11" draw:layer="layout" svg:width="1.285cm" svg:height="0.289cm" svg:x="8.422cm" svg:y="11.454cm">
          <draw:text-box>
            <text:p text:style-name="P10"><text:span text:style-name="T5"><text:s/></text:span><text:span text:style-name="T5">AB740222</text:span></text:p>
          </draw:text-box>
        </draw:frame>
        <draw:frame draw:style-name="gr20" draw:text-style-name="P13" draw:layer="layout" svg:width="3.931cm" svg:height="0.268cm" svg:x="10.437cm" svg:y="11.776cm">
          <draw:text-box>
            <text:p text:style-name="P10"><text:span text:style-name="T20">GDC46. <text:s/>Rab.CHN.Gansu.rabbit.CG.2008</text:span></text:p>
          </draw:text-box>
        </draw:frame>
        <draw:line draw:style-name="gr29" draw:text-style-name="P1" draw:layer="layout" svg:x1="6.987cm" svg:y1="11.93cm" svg:x2="8.794cm" svg:y2="11.93cm">
          <text:p/>
        </draw:line>
        <draw:line draw:style-name="gr29" draw:text-style-name="P1" draw:layer="layout" svg:x1="6.977cm" svg:y1="9.827cm" svg:x2="6.977cm" svg:y2="10.868cm">
          <text:p/>
        </draw:line>
        <draw:line draw:style-name="gr29" draw:text-style-name="P1" draw:layer="layout" svg:x1="6.977cm" svg:y1="10.888cm" svg:x2="6.977cm" svg:y2="11.93cm">
          <text:p/>
        </draw:line>
        <draw:polyline draw:style-name="gr29" draw:text-style-name="P1" draw:layer="layout" svg:width="0.466cm" svg:height="0.828cm" svg:x="6.511cm" svg:y="10.878cm" svg:viewBox="0 0 467 829" draw:points="0,829 0,0 467,0">
          <text:p/>
        </draw:polyline>
        <draw:polyline draw:style-name="gr29" draw:text-style-name="P1" draw:layer="layout" svg:width="0.109cm" svg:height="0.258cm" svg:x="9.856cm" svg:y="12.118cm" svg:viewBox="0 0 110 259" draw:points="0,0 110,0 110,259 0,259">
          <text:p/>
        </draw:polyline>
        <draw:frame draw:style-name="gr16" draw:text-style-name="P11" draw:layer="layout" svg:width="1.225cm" svg:height="0.289cm" svg:x="8.804cm" svg:y="11.771cm">
          <draw:text-box>
            <text:p text:style-name="P10"><text:span text:style-name="T5"><text:s/></text:span><text:span text:style-name="T5">FJ906896</text:span></text:p>
          </draw:text-box>
        </draw:frame>
        <draw:frame draw:style-name="gr20" draw:text-style-name="P13" draw:layer="layout" svg:width="3.38cm" svg:height="0.268cm" svg:x="10.03cm" svg:y="12.094cm">
          <draw:text-box>
            <text:p text:style-name="P10"><text:span text:style-name="T20">TLS-18516. Rab.FRA.hum.CG.2008</text:span></text:p>
          </draw:text-box>
        </draw:frame>
        <draw:line draw:style-name="gr29" draw:text-style-name="P1" draw:layer="layout" svg:x1="6.818cm" svg:y1="12.247cm" svg:x2="8.347cm" svg:y2="12.247cm">
          <text:p/>
        </draw:line>
        <draw:polyline draw:style-name="gr29" draw:text-style-name="P1" draw:layer="layout" svg:width="0.11cm" svg:height="0.257cm" svg:x="9.548cm" svg:y="12.436cm" svg:viewBox="0 0 111 258" draw:points="0,0 111,0 111,258 0,258">
          <text:p/>
        </draw:polyline>
        <draw:frame draw:style-name="gr16" draw:text-style-name="P11" draw:layer="layout" svg:width="1.268cm" svg:height="0.289cm" svg:x="8.358cm" svg:y="12.089cm">
          <draw:text-box>
            <text:p text:style-name="P10"><text:span text:style-name="T5"><text:s/></text:span><text:span text:style-name="T5">JQ013793</text:span></text:p>
          </draw:text-box>
        </draw:frame>
        <draw:frame draw:style-name="gr20" draw:text-style-name="P13" draw:layer="layout" svg:width="4.328cm" svg:height="0.268cm" svg:x="9.723cm" svg:y="12.411cm">
          <draw:text-box>
            <text:p text:style-name="P10"><text:span text:style-name="T20">rbIM022. <text:s/>Rab.CHN.InnMong.rabbit.CG.2011</text:span></text:p>
          </draw:text-box>
        </draw:frame>
        <draw:polyline draw:style-name="gr29" draw:text-style-name="P1" draw:layer="layout" svg:width="0cm" svg:height="0cm" svg:x="8.01cm" svg:y="12.564cm" svg:viewBox="0 0 0 0" draw:points="0,0">
          <text:p/>
        </draw:polyline>
        <draw:polyline draw:style-name="gr29" draw:text-style-name="P1" draw:layer="layout" svg:width="0.109cm" svg:height="0.258cm" svg:x="10.452cm" svg:y="12.753cm" svg:viewBox="0 0 110 259" draw:points="0,0 110,0 110,259 0,259">
          <text:p/>
        </draw:polyline>
        <draw:frame draw:style-name="gr16" draw:text-style-name="P11" draw:layer="layout" svg:width="1.285cm" svg:height="0.289cm" svg:x="8.01cm" svg:y="12.406cm">
          <draw:text-box>
            <text:p text:style-name="P10"><text:span text:style-name="T5"><text:s/></text:span><text:span text:style-name="T5">AB740221</text:span></text:p>
          </draw:text-box>
        </draw:frame>
        <draw:frame draw:style-name="gr20" draw:text-style-name="P13" draw:layer="layout" svg:width="4.079cm" svg:height="0.268cm" svg:x="10.626cm" svg:y="12.729cm">
          <draw:text-box>
            <text:p text:style-name="P10"><text:span text:style-name="T20">ch-bj-n1. <text:s/>Rab.CHN.Gansu.rabbit.CG.2009</text:span></text:p>
          </draw:text-box>
        </draw:frame>
        <draw:line draw:style-name="gr29" draw:text-style-name="P1" draw:layer="layout" svg:x1="8.819cm" svg:y1="12.882cm" svg:x2="8.883cm" svg:y2="12.882cm">
          <text:p/>
        </draw:line>
        <draw:polyline draw:style-name="gr29" draw:text-style-name="P1" draw:layer="layout" svg:width="0.109cm" svg:height="0.258cm" svg:x="10.387cm" svg:y="13.07cm" svg:viewBox="0 0 110 259" draw:points="0,0 110,0 110,259 0,259">
          <text:p/>
        </draw:polyline>
        <draw:frame draw:style-name="gr16" draw:text-style-name="P11" draw:layer="layout" svg:width="1.323cm" svg:height="0.289cm" svg:x="8.894cm" svg:y="12.723cm">
          <draw:text-box>
            <text:p text:style-name="P10"><text:span text:style-name="T5"><text:s/></text:span><text:span text:style-name="T5">GU937805</text:span></text:p>
          </draw:text-box>
        </draw:frame>
        <draw:frame draw:style-name="gr20" draw:text-style-name="P13" draw:layer="layout" svg:width="3.368cm" svg:height="0.268cm" svg:x="10.561cm" svg:y="13.046cm">
          <draw:text-box>
            <text:p text:style-name="P10"><text:span text:style-name="T20">CHN-BJ-R14. Rab.CHN.monkey.CG</text:span></text:p>
          </draw:text-box>
        </draw:frame>
        <draw:line draw:style-name="gr29" draw:text-style-name="P1" draw:layer="layout" svg:x1="8.888cm" svg:y1="13.199cm" svg:x2="8.938cm" svg:y2="13.199cm">
          <text:p/>
        </draw:line>
        <draw:polyline draw:style-name="gr29" draw:text-style-name="P1" draw:layer="layout" svg:width="0.109cm" svg:height="0.258cm" svg:x="10.402cm" svg:y="13.388cm" svg:viewBox="0 0 110 259" draw:points="0,0 110,0 110,259 0,259">
          <text:p/>
        </draw:polyline>
        <draw:frame draw:style-name="gr16" draw:text-style-name="P11" draw:layer="layout" svg:width="1.234cm" svg:height="0.289cm" svg:x="8.948cm" svg:y="13.041cm">
          <draw:text-box>
            <text:p text:style-name="P10"><text:span text:style-name="T5"><text:s/></text:span><text:span text:style-name="T5">JX121233</text:span></text:p>
          </draw:text-box>
        </draw:frame>
        <draw:frame draw:style-name="gr20" draw:text-style-name="P13" draw:layer="layout" svg:width="3.236cm" svg:height="0.268cm" svg:x="10.576cm" svg:y="13.364cm">
          <draw:text-box>
            <text:p text:style-name="P10"><text:span text:style-name="T20">CHN-BJ-R14. <text:s/>Rab.CHN.rabbit.CG</text:span></text:p>
          </draw:text-box>
        </draw:frame>
        <draw:polyline draw:style-name="gr29" draw:text-style-name="P1" draw:layer="layout" svg:width="0cm" svg:height="0cm" svg:x="8.963cm" svg:y="13.517cm" svg:viewBox="0 0 0 0" draw:points="0,0">
          <text:p/>
        </draw:polyline>
        <draw:polyline draw:style-name="gr29" draw:text-style-name="P1" draw:layer="layout" svg:width="0.109cm" svg:height="0.258cm" svg:x="10.462cm" svg:y="13.705cm" svg:viewBox="0 0 110 259" draw:points="0,0 110,0 110,259 0,259">
          <text:p/>
        </draw:polyline>
        <draw:frame draw:style-name="gr16" draw:text-style-name="P11" draw:layer="layout" svg:width="1.234cm" svg:height="0.289cm" svg:x="8.963cm" svg:y="13.358cm">
          <draw:text-box>
            <text:p text:style-name="P10"><text:span text:style-name="T5"><text:s/></text:span><text:span text:style-name="T5">JX109834</text:span></text:p>
          </draw:text-box>
        </draw:frame>
        <draw:frame draw:style-name="gr20" draw:text-style-name="P13" draw:layer="layout" svg:width="3.304cm" svg:height="0.268cm" svg:x="10.636cm" svg:y="13.681cm">
          <draw:text-box>
            <text:p text:style-name="P10"><text:span text:style-name="T20">CHN-BJ-rb14. <text:s/>Rab.CHN.rabbit.CG</text:span></text:p>
          </draw:text-box>
        </draw:frame>
        <draw:polyline draw:style-name="gr29" draw:text-style-name="P1" draw:layer="layout" svg:width="0cm" svg:height="0cm" svg:x="8.963cm" svg:y="13.834cm" svg:viewBox="0 0 0 0" draw:points="0,0">
          <text:p/>
        </draw:polyline>
        <draw:line draw:style-name="gr29" draw:text-style-name="P1" draw:layer="layout" svg:x1="8.953cm" svg:y1="13.517cm" svg:x2="8.953cm" svg:y2="13.666cm">
          <text:p/>
        </draw:line>
        <draw:line draw:style-name="gr29" draw:text-style-name="P1" draw:layer="layout" svg:x1="8.953cm" svg:y1="13.685cm" svg:x2="8.953cm" svg:y2="13.834cm">
          <text:p/>
        </draw:line>
        <draw:polyline draw:style-name="gr29" draw:text-style-name="P1" draw:layer="layout" svg:width="0.075cm" svg:height="0.229cm" svg:x="8.878cm" svg:y="13.447cm" svg:viewBox="0 0 76 230" draw:points="0,0 0,230 76,230">
          <text:p/>
        </draw:polyline>
        <draw:line draw:style-name="gr29" draw:text-style-name="P1" draw:layer="layout" svg:x1="8.878cm" svg:y1="13.199cm" svg:x2="8.878cm" svg:y2="13.428cm">
          <text:p/>
        </draw:line>
        <draw:polyline draw:style-name="gr29" draw:text-style-name="P1" draw:layer="layout" svg:width="0.069cm" svg:height="0.267cm" svg:x="8.809cm" svg:y="13.17cm" svg:viewBox="0 0 70 268" draw:points="0,0 0,268 70,268">
          <text:p/>
        </draw:polyline>
        <draw:line draw:style-name="gr29" draw:text-style-name="P1" draw:layer="layout" svg:x1="8.809cm" svg:y1="12.882cm" svg:x2="8.809cm" svg:y2="13.15cm">
          <text:p/>
        </draw:line>
        <draw:polyline draw:style-name="gr29" draw:text-style-name="P1" draw:layer="layout" svg:width="0.809cm" svg:height="0.288cm" svg:x="8cm" svg:y="12.872cm" svg:viewBox="0 0 810 289" draw:points="0,0 0,289 810,289">
          <text:p/>
        </draw:polyline>
        <draw:line draw:style-name="gr29" draw:text-style-name="P1" draw:layer="layout" svg:x1="8cm" svg:y1="12.564cm" svg:x2="8cm" svg:y2="12.852cm">
          <text:p/>
        </draw:line>
        <draw:polyline draw:style-name="gr29" draw:text-style-name="P1" draw:layer="layout" svg:width="1.192cm" svg:height="0.298cm" svg:x="6.808cm" svg:y="12.564cm" svg:viewBox="0 0 1193 299" draw:points="0,0 0,299 1193,299">
          <text:p/>
        </draw:polyline>
        <draw:line draw:style-name="gr29" draw:text-style-name="P1" draw:layer="layout" svg:x1="6.808cm" svg:y1="12.247cm" svg:x2="6.808cm" svg:y2="12.545cm">
          <text:p/>
        </draw:line>
        <draw:polyline draw:style-name="gr29" draw:text-style-name="P1" draw:layer="layout" svg:width="0.297cm" svg:height="0.829cm" svg:x="6.511cm" svg:y="11.726cm" svg:viewBox="0 0 298 830" draw:points="0,0 0,830 298,830">
          <text:p/>
        </draw:polyline>
        <draw:polyline draw:style-name="gr29" draw:text-style-name="P1" draw:layer="layout" svg:width="0.313cm" svg:height="2.788cm" svg:x="6.198cm" svg:y="11.716cm" svg:viewBox="0 0 314 2789" draw:points="0,2789 0,0 314,0">
          <text:p/>
        </draw:polyline>
        <draw:polyline draw:style-name="gr29" draw:text-style-name="P1" draw:layer="layout" svg:width="0.109cm" svg:height="0.258cm" svg:x="9.846cm" svg:y="14.023cm" svg:viewBox="0 0 110 259" draw:points="0,0 110,0 110,259 0,259">
          <text:p/>
        </draw:polyline>
        <draw:frame draw:style-name="gr16" draw:text-style-name="P11" draw:layer="layout" svg:width="1.268cm" svg:height="0.289cm" svg:x="8.963cm" svg:y="13.676cm">
          <draw:text-box>
            <text:p text:style-name="P10"><text:span text:style-name="T5"><text:s/></text:span><text:span text:style-name="T5">JQ768461</text:span></text:p>
          </draw:text-box>
        </draw:frame>
        <draw:frame draw:style-name="gr20" draw:text-style-name="P13" draw:layer="layout" svg:width="3.418cm" svg:height="0.268cm" svg:x="10.02cm" svg:y="13.998cm">
          <draw:text-box>
            <text:p text:style-name="P10"><text:span text:style-name="T20">K153. <text:s/>Rab.DEU.RP.rabbit.FLI.2016</text:span></text:p>
          </draw:text-box>
        </draw:frame>
        <draw:line draw:style-name="gr29" draw:text-style-name="P1" draw:layer="layout" svg:x1="7.756cm" svg:y1="14.152cm" svg:x2="7.955cm" svg:y2="14.152cm">
          <text:p/>
        </draw:line>
        <draw:polyline draw:style-name="gr29" draw:text-style-name="P1" draw:layer="layout" svg:width="0.11cm" svg:height="0.258cm" svg:x="10.352cm" svg:y="14.34cm" svg:viewBox="0 0 111 259" draw:points="0,0 111,0 111,259 0,259">
          <text:p/>
        </draw:polyline>
        <draw:frame draw:style-name="gr16" draw:text-style-name="P11" draw:layer="layout" svg:width="1.285cm" svg:height="0.289cm" svg:x="8.288cm" svg:y="13.993cm">
          <draw:text-box>
            <text:p text:style-name="P10"><text:span text:style-name="T5"><text:s/></text:span><text:span text:style-name="T5">K153 HEV</text:span></text:p>
          </draw:text-box>
        </draw:frame>
        <draw:frame draw:style-name="gr20" draw:text-style-name="P13" draw:layer="layout" svg:width="3.418cm" svg:height="0.268cm" svg:x="10.527cm" svg:y="14.316cm">
          <draw:text-box>
            <text:p text:style-name="P10"><text:span text:style-name="T20">K155. <text:s/>Rab.DEU.RP.rabbit.FLI.2016</text:span></text:p>
          </draw:text-box>
        </draw:frame>
        <draw:polyline draw:style-name="gr29" draw:text-style-name="P1" draw:layer="layout" svg:width="0cm" svg:height="0cm" svg:x="7.756cm" svg:y="14.469cm" svg:viewBox="0 0 0 0" draw:points="0,0">
          <text:p/>
        </draw:polyline>
        <draw:polyline draw:style-name="gr29" draw:text-style-name="P1" draw:layer="layout" svg:width="0.109cm" svg:height="0.258cm" svg:x="9.638cm" svg:y="14.658cm" svg:viewBox="0 0 110 259" draw:points="0,0 110,0 110,259 0,259">
          <text:p/>
        </draw:polyline>
        <draw:frame draw:style-name="gr16" draw:text-style-name="P11" draw:layer="layout" svg:width="2.017cm" svg:height="0.289cm" svg:x="8.08cm" svg:y="14.311cm">
          <draw:text-box>
            <text:p text:style-name="P10"><text:span text:style-name="T5"><text:s/></text:span><text:span text:style-name="T5">K155 HEV RdRp</text:span></text:p>
          </draw:text-box>
        </draw:frame>
        <draw:frame draw:style-name="gr20" draw:text-style-name="P13" draw:layer="layout" svg:width="3.418cm" svg:height="0.268cm" svg:x="9.812cm" svg:y="14.633cm">
          <draw:text-box>
            <text:p text:style-name="P10"><text:span text:style-name="T20">K154. <text:s/>Rab.DEU.RP.rabbit.FLI.2016</text:span></text:p>
          </draw:text-box>
        </draw:frame>
        <draw:polyline draw:style-name="gr29" draw:text-style-name="P1" draw:layer="layout" svg:width="0cm" svg:height="0cm" svg:x="7.756cm" svg:y="14.787cm" svg:viewBox="0 0 0 0" draw:points="0,0">
          <text:p/>
        </draw:polyline>
        <draw:line draw:style-name="gr29" draw:text-style-name="P1" draw:layer="layout" svg:x1="7.747cm" svg:y1="14.152cm" svg:x2="7.747cm" svg:y2="14.459cm">
          <text:p/>
        </draw:line>
        <draw:line draw:style-name="gr29" draw:text-style-name="P1" draw:layer="layout" svg:x1="7.747cm" svg:y1="14.479cm" svg:x2="7.747cm" svg:y2="14.787cm">
          <text:p/>
        </draw:line>
        <draw:polyline draw:style-name="gr29" draw:text-style-name="P1" draw:layer="layout" svg:width="0.174cm" svg:height="0.308cm" svg:x="7.573cm" svg:y="14.469cm" svg:viewBox="0 0 175 309" draw:points="0,309 0,0 175,0">
          <text:p/>
        </draw:polyline>
        <draw:polyline draw:style-name="gr29" draw:text-style-name="P1" draw:layer="layout" svg:width="0.109cm" svg:height="0.258cm" svg:x="10.586cm" svg:y="14.975cm" svg:viewBox="0 0 110 259" draw:points="0,0 110,0 110,259 0,259">
          <text:p/>
        </draw:polyline>
        <draw:frame draw:style-name="gr16" draw:text-style-name="P11" draw:layer="layout" svg:width="1.285cm" svg:height="0.289cm" svg:x="8.08cm" svg:y="14.628cm">
          <draw:text-box>
            <text:p text:style-name="P10"><text:span text:style-name="T5"><text:s/></text:span><text:span text:style-name="T5">K154 HEV</text:span></text:p>
          </draw:text-box>
        </draw:frame>
        <draw:frame draw:style-name="gr20" draw:text-style-name="P13" draw:layer="layout" svg:width="3.418cm" svg:height="0.268cm" svg:x="10.76cm" svg:y="14.951cm">
          <draw:text-box>
            <text:p text:style-name="P10"><text:span text:style-name="T20">K159. <text:s/>Rab.DEU.RP.rabbit.FLI.2016</text:span></text:p>
          </draw:text-box>
        </draw:frame>
        <draw:line draw:style-name="gr29" draw:text-style-name="P1" draw:layer="layout" svg:x1="7.583cm" svg:y1="15.104cm" svg:x2="7.98cm" svg:y2="15.104cm">
          <text:p/>
        </draw:line>
        <draw:line draw:style-name="gr29" draw:text-style-name="P1" draw:layer="layout" svg:x1="7.573cm" svg:y1="14.797cm" svg:x2="7.573cm" svg:y2="15.104cm">
          <text:p/>
        </draw:line>
        <draw:polyline draw:style-name="gr29" draw:text-style-name="P1" draw:layer="layout" svg:width="0.184cm" svg:height="0.307cm" svg:x="7.389cm" svg:y="14.787cm" svg:viewBox="0 0 185 308" draw:points="0,308 0,0 185,0">
          <text:p/>
        </draw:polyline>
        <draw:polyline draw:style-name="gr29" draw:text-style-name="P1" draw:layer="layout" svg:width="0.109cm" svg:height="0.257cm" svg:x="9.841cm" svg:y="15.293cm" svg:viewBox="0 0 110 258" draw:points="0,0 110,0 110,258 0,258">
          <text:p/>
        </draw:polyline>
        <draw:frame draw:style-name="gr16" draw:text-style-name="P11" draw:layer="layout" svg:width="2.017cm" svg:height="0.289cm" svg:x="8.313cm" svg:y="14.946cm">
          <draw:text-box>
            <text:p text:style-name="P10"><text:span text:style-name="T5"><text:s/></text:span><text:span text:style-name="T5">K159 HEV RdRp</text:span></text:p>
          </draw:text-box>
        </draw:frame>
        <draw:frame draw:style-name="gr20" draw:text-style-name="P13" draw:layer="layout" svg:width="3.418cm" svg:height="0.268cm" svg:x="10.015cm" svg:y="15.268cm">
          <draw:text-box>
            <text:p text:style-name="P10"><text:span text:style-name="T20">K106. <text:s/>Rab.DEU.RP.rabbit.FLI.2015</text:span></text:p>
          </draw:text-box>
        </draw:frame>
        <draw:line draw:style-name="gr29" draw:text-style-name="P1" draw:layer="layout" svg:x1="7.399cm" svg:y1="15.421cm" svg:x2="7.95cm" svg:y2="15.421cm">
          <text:p/>
        </draw:line>
        <draw:line draw:style-name="gr29" draw:text-style-name="P1" draw:layer="layout" svg:x1="7.389cm" svg:y1="15.114cm" svg:x2="7.389cm" svg:y2="15.421cm">
          <text:p/>
        </draw:line>
        <draw:polyline draw:style-name="gr29" draw:text-style-name="P1" draw:layer="layout" svg:width="0.258cm" svg:height="0.546cm" svg:x="7.131cm" svg:y="15.104cm" svg:viewBox="0 0 259 547" draw:points="0,547 0,0 259,0">
          <text:p/>
        </draw:polyline>
        <draw:polyline draw:style-name="gr29" draw:text-style-name="P1" draw:layer="layout" svg:width="0.109cm" svg:height="0.258cm" svg:x="10.065cm" svg:y="15.61cm" svg:viewBox="0 0 110 259" draw:points="0,0 110,0 110,259 0,259">
          <text:p/>
        </draw:polyline>
        <draw:frame draw:style-name="gr16" draw:text-style-name="P11" draw:layer="layout" svg:width="1.285cm" svg:height="0.289cm" svg:x="8.283cm" svg:y="15.263cm">
          <draw:text-box>
            <text:p text:style-name="P10"><text:span text:style-name="T5"><text:s/></text:span><text:span text:style-name="T5">K106 HEV</text:span></text:p>
          </draw:text-box>
        </draw:frame>
        <draw:frame draw:style-name="gr20" draw:text-style-name="P13" draw:layer="layout" svg:width="3.418cm" svg:height="0.268cm" svg:x="10.239cm" svg:y="15.586cm">
          <draw:text-box>
            <text:p text:style-name="P10"><text:span text:style-name="T20">K109. <text:s/>Rab.DEU.RP.rabbit.FLI.2015</text:span></text:p>
          </draw:text-box>
        </draw:frame>
        <draw:line draw:style-name="gr29" draw:text-style-name="P1" draw:layer="layout" svg:x1="7.558cm" svg:y1="15.739cm" svg:x2="8.173cm" svg:y2="15.739cm">
          <text:p/>
        </draw:line>
        <draw:polyline draw:style-name="gr29" draw:text-style-name="P1" draw:layer="layout" svg:width="0.109cm" svg:height="0.258cm" svg:x="9.921cm" svg:y="15.927cm" svg:viewBox="0 0 110 259" draw:points="0,0 110,0 110,259 0,259">
          <text:p/>
        </draw:polyline>
        <draw:frame draw:style-name="gr16" draw:text-style-name="P11" draw:layer="layout" svg:width="1.285cm" svg:height="0.289cm" svg:x="8.506cm" svg:y="15.58cm">
          <draw:text-box>
            <text:p text:style-name="P10"><text:span text:style-name="T5"><text:s/></text:span><text:span text:style-name="T5">K109 HEV</text:span></text:p>
          </draw:text-box>
        </draw:frame>
        <draw:frame draw:style-name="gr20" draw:text-style-name="P13" draw:layer="layout" svg:width="3.418cm" svg:height="0.268cm" svg:x="10.095cm" svg:y="15.903cm">
          <draw:text-box>
            <text:p text:style-name="P10"><text:span text:style-name="T20">K151. <text:s/>Rab.DEU.RP.rabbit.FLI.2016</text:span></text:p>
          </draw:text-box>
        </draw:frame>
        <draw:line draw:style-name="gr29" draw:text-style-name="P1" draw:layer="layout" svg:x1="7.558cm" svg:y1="16.056cm" svg:x2="8.029cm" svg:y2="16.056cm">
          <text:p/>
        </draw:line>
        <draw:line draw:style-name="gr29" draw:text-style-name="P1" draw:layer="layout" svg:x1="7.548cm" svg:y1="15.739cm" svg:x2="7.548cm" svg:y2="15.888cm">
          <text:p/>
        </draw:line>
        <draw:line draw:style-name="gr29" draw:text-style-name="P1" draw:layer="layout" svg:x1="7.548cm" svg:y1="15.908cm" svg:x2="7.548cm" svg:y2="16.056cm">
          <text:p/>
        </draw:line>
        <draw:polyline draw:style-name="gr29" draw:text-style-name="P1" draw:layer="layout" svg:width="0.159cm" svg:height="0.307cm" svg:x="7.389cm" svg:y="15.898cm" svg:viewBox="0 0 160 308" draw:points="0,308 0,0 160,0">
          <text:p/>
        </draw:polyline>
        <draw:polyline draw:style-name="gr29" draw:text-style-name="P1" draw:layer="layout" svg:width="0.109cm" svg:height="0.258cm" svg:x="10.819cm" svg:y="16.245cm" svg:viewBox="0 0 110 259" draw:points="0,0 110,0 110,259 0,259">
          <text:p/>
        </draw:polyline>
        <draw:frame draw:style-name="gr16" draw:text-style-name="P11" draw:layer="layout" svg:width="1.285cm" svg:height="0.289cm" svg:x="8.363cm" svg:y="15.898cm">
          <draw:text-box>
            <text:p text:style-name="P10"><text:span text:style-name="T5"><text:s/></text:span><text:span text:style-name="T5">K151 HEV</text:span></text:p>
          </draw:text-box>
        </draw:frame>
        <draw:frame draw:style-name="gr20" draw:text-style-name="P13" draw:layer="layout" svg:width="3.418cm" svg:height="0.268cm" svg:x="10.993cm" svg:y="16.221cm">
          <draw:text-box>
            <text:p text:style-name="P10"><text:span text:style-name="T20">K158. <text:s/>Rab.DEU.RP.rabbit.FLI.2016</text:span></text:p>
          </draw:text-box>
        </draw:frame>
        <draw:polyline draw:style-name="gr29" draw:text-style-name="P1" draw:layer="layout" svg:width="0cm" svg:height="0cm" svg:x="8.223cm" svg:y="16.374cm" svg:viewBox="0 0 0 0" draw:points="0,0">
          <text:p/>
        </draw:polyline>
        <draw:polyline draw:style-name="gr29" draw:text-style-name="P1" draw:layer="layout" svg:width="0.109cm" svg:height="0.258cm" svg:x="10.958cm" svg:y="16.562cm" svg:viewBox="0 0 110 259" draw:points="0,0 110,0 110,259 0,259">
          <text:p/>
        </draw:polyline>
        <draw:frame draw:style-name="gr16" draw:text-style-name="P11" draw:layer="layout" svg:width="2.017cm" svg:height="0.289cm" svg:x="8.546cm" svg:y="16.215cm">
          <draw:text-box>
            <text:p text:style-name="P10"><text:span text:style-name="T5"><text:s/></text:span><text:span text:style-name="T5">K158 HEV RdRp</text:span></text:p>
          </draw:text-box>
        </draw:frame>
        <draw:frame draw:style-name="gr20" draw:text-style-name="P13" draw:layer="layout" svg:width="3.418cm" svg:height="0.268cm" svg:x="11.132cm" svg:y="16.538cm">
          <draw:text-box>
            <text:p text:style-name="P10"><text:span text:style-name="T20">K164. <text:s/>Rab.DEU.RP.rabbit.FLI.2016</text:span></text:p>
          </draw:text-box>
        </draw:frame>
        <draw:line draw:style-name="gr29" draw:text-style-name="P1" draw:layer="layout" svg:x1="8.223cm" svg:y1="16.691cm" svg:x2="8.352cm" svg:y2="16.691cm">
          <text:p/>
        </draw:line>
        <draw:line draw:style-name="gr29" draw:text-style-name="P1" draw:layer="layout" svg:x1="8.213cm" svg:y1="16.374cm" svg:x2="8.213cm" svg:y2="16.523cm">
          <text:p/>
        </draw:line>
        <draw:line draw:style-name="gr29" draw:text-style-name="P1" draw:layer="layout" svg:x1="8.213cm" svg:y1="16.542cm" svg:x2="8.213cm" svg:y2="16.691cm">
          <text:p/>
        </draw:line>
        <draw:polyline draw:style-name="gr29" draw:text-style-name="P1" draw:layer="layout" svg:width="0.824cm" svg:height="0.308cm" svg:x="7.389cm" svg:y="16.225cm" svg:viewBox="0 0 825 309" draw:points="0,0 0,309 825,309">
          <text:p/>
        </draw:polyline>
        <draw:polyline draw:style-name="gr29" draw:text-style-name="P1" draw:layer="layout" svg:width="0.258cm" svg:height="0.546cm" svg:x="7.131cm" svg:y="15.669cm" svg:viewBox="0 0 259 547" draw:points="0,0 0,547 259,547">
          <text:p/>
        </draw:polyline>
        <draw:polyline draw:style-name="gr29" draw:text-style-name="P1" draw:layer="layout" svg:width="0.159cm" svg:height="2.797cm" svg:x="14.631cm" svg:y="14.023cm" svg:viewBox="0 0 160 2798" draw:points="0,0 160,0 160,2798 0,2798">
          <text:p/>
        </draw:polyline>
        <draw:frame draw:style-name="gr16" draw:text-style-name="P11" draw:layer="layout" svg:width="2.017cm" svg:height="0.289cm" svg:x="8.685cm" svg:y="16.533cm">
          <draw:text-box>
            <text:p text:style-name="P10"><text:span text:style-name="T5"><text:s/></text:span><text:span text:style-name="T5">K164 HEV RdRp</text:span></text:p>
          </draw:text-box>
        </draw:frame>
        <draw:line draw:style-name="gr29" draw:text-style-name="P1" draw:layer="layout" svg:x1="6.57cm" svg:y1="15.66cm" svg:x2="7.131cm" svg:y2="15.66cm">
          <text:p/>
        </draw:line>
        <draw:polyline draw:style-name="gr29" draw:text-style-name="P1" draw:layer="layout" svg:width="0.109cm" svg:height="0.258cm" svg:x="11.117cm" svg:y="16.88cm" svg:viewBox="0 0 110 259" draw:points="0,0 110,0 110,259 0,259">
          <text:p/>
        </draw:polyline>
        <draw:frame draw:style-name="gr31" draw:text-style-name="P22" draw:layer="layout" svg:width="0.375cm" svg:height="0.383cm" svg:x="14.88cm" svg:y="15.199cm">
          <draw:text-box>
            <text:p text:style-name="P10"><text:span text:style-name="T22">RP</text:span></text:p>
          </draw:text-box>
        </draw:frame>
        <draw:frame draw:style-name="gr20" draw:text-style-name="P13" draw:layer="layout" svg:width="3.363cm" svg:height="0.268cm" svg:x="11.291cm" svg:y="16.855cm">
          <draw:text-box>
            <text:p text:style-name="P10"><text:span text:style-name="T20">K051. Rab.DEU.SH.rabbit.FLI.2015</text:span></text:p>
          </draw:text-box>
        </draw:frame>
        <draw:line draw:style-name="gr29" draw:text-style-name="P1" draw:layer="layout" svg:x1="9.166cm" svg:y1="17.009cm" svg:x2="9.226cm" svg:y2="17.009cm">
          <text:p/>
        </draw:line>
        <draw:polyline draw:style-name="gr29" draw:text-style-name="P1" draw:layer="layout" svg:width="0.109cm" svg:height="0.258cm" svg:x="11.117cm" svg:y="17.197cm" svg:viewBox="0 0 110 259" draw:points="0,0 110,0 110,259 0,259">
          <text:p/>
        </draw:polyline>
        <draw:frame draw:style-name="gr16" draw:text-style-name="P11" draw:layer="layout" svg:width="1.285cm" svg:height="0.289cm" svg:x="9.559cm" svg:y="16.85cm">
          <draw:text-box>
            <text:p text:style-name="P10"><text:span text:style-name="T5"><text:s/></text:span><text:span text:style-name="T5">K051 HEV</text:span></text:p>
          </draw:text-box>
        </draw:frame>
        <draw:frame draw:style-name="gr20" draw:text-style-name="P13" draw:layer="layout" svg:width="3.363cm" svg:height="0.268cm" svg:x="11.291cm" svg:y="17.173cm">
          <draw:text-box>
            <text:p text:style-name="P10"><text:span text:style-name="T20">K052. Rab.DEU.SH.rabbit.FLI.2015</text:span></text:p>
          </draw:text-box>
        </draw:frame>
        <draw:line draw:style-name="gr29" draw:text-style-name="P1" draw:layer="layout" svg:x1="9.166cm" svg:y1="17.326cm" svg:x2="9.226cm" svg:y2="17.326cm">
          <text:p/>
        </draw:line>
        <draw:line draw:style-name="gr29" draw:text-style-name="P1" draw:layer="layout" svg:x1="9.156cm" svg:y1="17.009cm" svg:x2="9.156cm" svg:y2="17.157cm">
          <text:p/>
        </draw:line>
        <draw:line draw:style-name="gr29" draw:text-style-name="P1" draw:layer="layout" svg:x1="9.156cm" svg:y1="17.177cm" svg:x2="9.156cm" svg:y2="17.326cm">
          <text:p/>
        </draw:line>
        <draw:polyline draw:style-name="gr29" draw:text-style-name="P1" draw:layer="layout" svg:width="0.074cm" svg:height="0.229cm" svg:x="9.082cm" svg:y="17.167cm" svg:viewBox="0 0 75 230" draw:points="0,230 0,0 75,0">
          <text:p/>
        </draw:polyline>
        <draw:polyline draw:style-name="gr29" draw:text-style-name="P1" draw:layer="layout" svg:width="0.109cm" svg:height="0.258cm" svg:x="11.251cm" svg:y="17.515cm" svg:viewBox="0 0 110 259" draw:points="0,0 110,0 110,259 0,259">
          <text:p/>
        </draw:polyline>
        <draw:frame draw:style-name="gr16" draw:text-style-name="P11" draw:layer="layout" svg:width="1.285cm" svg:height="0.289cm" svg:x="9.559cm" svg:y="17.168cm">
          <draw:text-box>
            <text:p text:style-name="P10"><text:span text:style-name="T5"><text:s/></text:span><text:span text:style-name="T5">K052 HEV</text:span></text:p>
          </draw:text-box>
        </draw:frame>
        <draw:frame draw:style-name="gr20" draw:text-style-name="P13" draw:layer="layout" svg:width="3.363cm" svg:height="0.268cm" svg:x="11.425cm" svg:y="17.49cm">
          <draw:text-box>
            <text:p text:style-name="P10"><text:span text:style-name="T20">K027. Rab.DEU.SH.rabbit.FLI.2015</text:span></text:p>
          </draw:text-box>
        </draw:frame>
        <draw:line draw:style-name="gr29" draw:text-style-name="P1" draw:layer="layout" svg:x1="9.092cm" svg:y1="17.644cm" svg:x2="9.36cm" svg:y2="17.644cm">
          <text:p/>
        </draw:line>
        <draw:line draw:style-name="gr29" draw:text-style-name="P1" draw:layer="layout" svg:x1="9.082cm" svg:y1="17.415cm" svg:x2="9.082cm" svg:y2="17.644cm">
          <text:p/>
        </draw:line>
        <draw:polyline draw:style-name="gr29" draw:text-style-name="P1" draw:layer="layout" svg:width="0.134cm" svg:height="0.267cm" svg:x="8.948cm" svg:y="17.406cm" svg:viewBox="0 0 135 268" draw:points="0,268 0,0 135,0">
          <text:p/>
        </draw:polyline>
        <draw:polyline draw:style-name="gr29" draw:text-style-name="P1" draw:layer="layout" svg:width="0.109cm" svg:height="0.258cm" svg:x="10.978cm" svg:y="17.832cm" svg:viewBox="0 0 110 259" draw:points="0,0 110,0 110,259 0,259">
          <text:p/>
        </draw:polyline>
        <draw:frame draw:style-name="gr16" draw:text-style-name="P11" draw:layer="layout" svg:width="1.285cm" svg:height="0.289cm" svg:x="9.693cm" svg:y="17.485cm">
          <draw:text-box>
            <text:p text:style-name="P10"><text:span text:style-name="T5"><text:s/></text:span><text:span text:style-name="T5">K027 HEV</text:span></text:p>
          </draw:text-box>
        </draw:frame>
        <draw:frame draw:style-name="gr20" draw:text-style-name="P13" draw:layer="layout" svg:width="3.363cm" svg:height="0.268cm" svg:x="11.152cm" svg:y="17.808cm">
          <draw:text-box>
            <text:p text:style-name="P10"><text:span text:style-name="T20">K031. Rab.DEU.SH.rabbit.FLI.2015</text:span></text:p>
          </draw:text-box>
        </draw:frame>
        <draw:line draw:style-name="gr29" draw:text-style-name="P1" draw:layer="layout" svg:x1="8.958cm" svg:y1="17.961cm" svg:x2="9.087cm" svg:y2="17.961cm">
          <text:p/>
        </draw:line>
        <draw:line draw:style-name="gr29" draw:text-style-name="P1" draw:layer="layout" svg:x1="8.948cm" svg:y1="17.693cm" svg:x2="8.948cm" svg:y2="17.961cm">
          <text:p/>
        </draw:line>
        <draw:polyline draw:style-name="gr29" draw:text-style-name="P1" draw:layer="layout" svg:width="0.055cm" svg:height="0.288cm" svg:x="8.893cm" svg:y="17.683cm" svg:viewBox="0 0 56 289" draw:points="0,289 0,0 56,0">
          <text:p/>
        </draw:polyline>
        <draw:polyline draw:style-name="gr29" draw:text-style-name="P1" draw:layer="layout" svg:width="0.11cm" svg:height="0.257cm" svg:x="11.027cm" svg:y="18.15cm" svg:viewBox="0 0 111 258" draw:points="0,0 111,0 111,258 0,258">
          <text:p/>
        </draw:polyline>
        <draw:frame draw:style-name="gr16" draw:text-style-name="P11" draw:layer="layout" svg:width="1.285cm" svg:height="0.289cm" svg:x="9.42cm" svg:y="17.803cm">
          <draw:text-box>
            <text:p text:style-name="P10"><text:span text:style-name="T5"><text:s/></text:span><text:span text:style-name="T5">K031 HEV</text:span></text:p>
          </draw:text-box>
        </draw:frame>
        <draw:frame draw:style-name="gr20" draw:text-style-name="P13" draw:layer="layout" svg:width="3.363cm" svg:height="0.268cm" svg:x="11.202cm" svg:y="18.125cm">
          <draw:text-box>
            <text:p text:style-name="P10"><text:span text:style-name="T20">K048. Rab.DEU.SH.rabbit.FLI.2015</text:span></text:p>
          </draw:text-box>
        </draw:frame>
        <draw:line draw:style-name="gr29" draw:text-style-name="P1" draw:layer="layout" svg:x1="8.903cm" svg:y1="18.278cm" svg:x2="9.136cm" svg:y2="18.278cm">
          <text:p/>
        </draw:line>
        <draw:line draw:style-name="gr29" draw:text-style-name="P1" draw:layer="layout" svg:x1="8.893cm" svg:y1="17.991cm" svg:x2="8.893cm" svg:y2="18.278cm">
          <text:p/>
        </draw:line>
        <draw:polyline draw:style-name="gr29" draw:text-style-name="P1" draw:layer="layout" svg:width="0.208cm" svg:height="0.297cm" svg:x="8.685cm" svg:y="17.981cm" svg:viewBox="0 0 209 298" draw:points="0,298 0,0 209,0">
          <text:p/>
        </draw:polyline>
        <draw:polyline draw:style-name="gr29" draw:text-style-name="P1" draw:layer="layout" svg:width="0.109cm" svg:height="0.258cm" svg:x="11.057cm" svg:y="18.467cm" svg:viewBox="0 0 110 259" draw:points="0,0 110,0 110,259 0,259">
          <text:p/>
        </draw:polyline>
        <draw:frame draw:style-name="gr16" draw:text-style-name="P11" draw:layer="layout" svg:width="1.285cm" svg:height="0.289cm" svg:x="9.469cm" svg:y="18.12cm">
          <draw:text-box>
            <text:p text:style-name="P10"><text:span text:style-name="T5"><text:s/></text:span><text:span text:style-name="T5">K048 HEV</text:span></text:p>
          </draw:text-box>
        </draw:frame>
        <draw:frame draw:style-name="gr20" draw:text-style-name="P13" draw:layer="layout" svg:width="3.363cm" svg:height="0.268cm" svg:x="11.231cm" svg:y="18.443cm">
          <draw:text-box>
            <text:p text:style-name="P10"><text:span text:style-name="T20">K035. Rab.DEU.SH.rabbit.FLI.2015</text:span></text:p>
          </draw:text-box>
        </draw:frame>
        <draw:line draw:style-name="gr29" draw:text-style-name="P1" draw:layer="layout" svg:x1="8.695cm" svg:y1="18.596cm" svg:x2="9.166cm" svg:y2="18.596cm">
          <text:p/>
        </draw:line>
        <draw:polyline draw:style-name="gr29" draw:text-style-name="P1" draw:layer="layout" svg:width="0.159cm" svg:height="1.845cm" svg:x="14.924cm" svg:y="16.88cm" svg:viewBox="0 0 160 1846" draw:points="0,0 160,0 160,1846 0,1846">
          <text:p/>
        </draw:polyline>
        <draw:frame draw:style-name="gr16" draw:text-style-name="P11" draw:layer="layout" svg:width="1.285cm" svg:height="0.289cm" svg:x="9.499cm" svg:y="18.437cm">
          <draw:text-box>
            <text:p text:style-name="P10"><text:span text:style-name="T5"><text:s/></text:span><text:span text:style-name="T5">K035 HEV</text:span></text:p>
          </draw:text-box>
        </draw:frame>
        <draw:line draw:style-name="gr29" draw:text-style-name="P1" draw:layer="layout" svg:x1="8.685cm" svg:y1="18.298cm" svg:x2="8.685cm" svg:y2="18.596cm">
          <text:p/>
        </draw:line>
        <draw:line draw:style-name="gr29" draw:text-style-name="P1" draw:layer="layout" svg:x1="7.335cm" svg:y1="18.288cm" svg:x2="8.685cm" svg:y2="18.288cm">
          <text:p/>
        </draw:line>
        <draw:polyline draw:style-name="gr29" draw:text-style-name="P1" draw:layer="layout" svg:width="0.109cm" svg:height="0.258cm" svg:x="12.154cm" svg:y="18.784cm" svg:viewBox="0 0 110 259" draw:points="0,0 110,0 110,259 0,259">
          <text:p/>
        </draw:polyline>
        <draw:frame draw:style-name="gr31" draw:text-style-name="P22" draw:layer="layout" svg:width="0.396cm" svg:height="0.383cm" svg:x="15.173cm" svg:y="17.58cm">
          <draw:text-box>
            <text:p text:style-name="P10"><text:span text:style-name="T22">SH</text:span></text:p>
          </draw:text-box>
        </draw:frame>
        <draw:frame draw:style-name="gr20" draw:text-style-name="P13" draw:layer="layout" svg:width="3.418cm" svg:height="0.268cm" svg:x="12.328cm" svg:y="18.76cm">
          <draw:text-box>
            <text:p text:style-name="P10"><text:span text:style-name="T20">K103. <text:s/>Rab.DEU.RP.rabbit.FLI.2015</text:span></text:p>
          </draw:text-box>
        </draw:frame>
        <draw:line draw:style-name="gr29" draw:text-style-name="P1" draw:layer="layout" svg:x1="10.204cm" svg:y1="18.913cm" svg:x2="10.263cm" svg:y2="18.913cm">
          <text:p/>
        </draw:line>
        <draw:polyline draw:style-name="gr29" draw:text-style-name="P1" draw:layer="layout" svg:width="0.109cm" svg:height="0.258cm" svg:x="12.224cm" svg:y="19.102cm" svg:viewBox="0 0 110 259" draw:points="0,0 110,0 110,259 0,259">
          <text:p/>
        </draw:polyline>
        <draw:frame draw:style-name="gr16" draw:text-style-name="P11" draw:layer="layout" svg:width="1.285cm" svg:height="0.289cm" svg:x="10.596cm" svg:y="18.755cm">
          <draw:text-box>
            <text:p text:style-name="P10"><text:span text:style-name="T5"><text:s/></text:span><text:span text:style-name="T5">K103 HEV</text:span></text:p>
          </draw:text-box>
        </draw:frame>
        <draw:frame draw:style-name="gr20" draw:text-style-name="P13" draw:layer="layout" svg:width="3.418cm" svg:height="0.268cm" svg:x="12.398cm" svg:y="19.078cm">
          <draw:text-box>
            <text:p text:style-name="P10"><text:span text:style-name="T20">K096. <text:s/>Rab.DEU.RP.rabbit.FLI.2015</text:span></text:p>
          </draw:text-box>
        </draw:frame>
        <draw:line draw:style-name="gr29" draw:text-style-name="P1" draw:layer="layout" svg:x1="10.204cm" svg:y1="19.231cm" svg:x2="10.333cm" svg:y2="19.231cm">
          <text:p/>
        </draw:line>
        <draw:polyline draw:style-name="gr29" draw:text-style-name="P1" draw:layer="layout" svg:width="0.109cm" svg:height="0.258cm" svg:x="12.154cm" svg:y="19.419cm" svg:viewBox="0 0 110 259" draw:points="0,0 110,0 110,259 0,259">
          <text:p/>
        </draw:polyline>
        <draw:frame draw:style-name="gr16" draw:text-style-name="P11" draw:layer="layout" svg:width="1.285cm" svg:height="0.289cm" svg:x="10.666cm" svg:y="19.072cm">
          <draw:text-box>
            <text:p text:style-name="P10"><text:span text:style-name="T5"><text:s/></text:span><text:span text:style-name="T5">K096 HEV</text:span></text:p>
          </draw:text-box>
        </draw:frame>
        <draw:frame draw:style-name="gr20" draw:text-style-name="P13" draw:layer="layout" svg:width="3.418cm" svg:height="0.268cm" svg:x="12.328cm" svg:y="19.395cm">
          <draw:text-box>
            <text:p text:style-name="P10"><text:span text:style-name="T20">K149. <text:s/>Rab.DEU.RP.rabbit.FLI.2016</text:span></text:p>
          </draw:text-box>
        </draw:frame>
        <draw:line draw:style-name="gr29" draw:text-style-name="P1" draw:layer="layout" svg:x1="10.204cm" svg:y1="19.548cm" svg:x2="10.263cm" svg:y2="19.548cm">
          <text:p/>
        </draw:line>
        <draw:polyline draw:style-name="gr29" draw:text-style-name="P1" draw:layer="layout" svg:width="0.159cm" svg:height="0.893cm" svg:x="15.897cm" svg:y="18.784cm" svg:viewBox="0 0 160 894" draw:points="0,0 160,0 160,894 0,894">
          <text:p/>
        </draw:polyline>
        <draw:frame draw:style-name="gr16" draw:text-style-name="P11" draw:layer="layout" svg:width="1.285cm" svg:height="0.289cm" svg:x="10.596cm" svg:y="19.39cm">
          <draw:text-box>
            <text:p text:style-name="P10"><text:span text:style-name="T5"><text:s/></text:span><text:span text:style-name="T5">K149 HEV</text:span></text:p>
          </draw:text-box>
        </draw:frame>
        <draw:line draw:style-name="gr29" draw:text-style-name="P1" draw:layer="layout" svg:x1="10.194cm" svg:y1="18.913cm" svg:x2="10.194cm" svg:y2="19.221cm">
          <text:p/>
        </draw:line>
        <draw:line draw:style-name="gr29" draw:text-style-name="P1" draw:layer="layout" svg:x1="10.194cm" svg:y1="19.241cm" svg:x2="10.194cm" svg:y2="19.548cm">
          <text:p/>
        </draw:line>
        <draw:line draw:style-name="gr29" draw:text-style-name="P1" draw:layer="layout" svg:x1="7.548cm" svg:y1="19.231cm" svg:x2="10.194cm" svg:y2="19.231cm">
          <text:p/>
        </draw:line>
        <draw:polyline draw:style-name="gr29" draw:text-style-name="P1" draw:layer="layout" svg:width="0.109cm" svg:height="0.258cm" svg:x="11.643cm" svg:y="19.737cm" svg:viewBox="0 0 110 259" draw:points="0,0 110,0 110,259 0,259">
          <text:p/>
        </draw:polyline>
        <draw:frame draw:style-name="gr31" draw:text-style-name="P22" draw:layer="layout" svg:width="0.375cm" svg:height="0.383cm" svg:x="16.145cm" svg:y="19.008cm">
          <draw:text-box>
            <text:p text:style-name="P10"><text:span text:style-name="T22">RP</text:span></text:p>
          </draw:text-box>
        </draw:frame>
        <draw:frame draw:style-name="gr20" draw:text-style-name="P13" draw:layer="layout" svg:width="3.389cm" svg:height="0.268cm" svg:x="11.817cm" svg:y="19.712cm">
          <draw:text-box>
            <text:p text:style-name="P10"><text:span text:style-name="T20">K147. <text:s/>Rab.DEU.NI.rabbit.FLI.2015</text:span></text:p>
          </draw:text-box>
        </draw:frame>
        <draw:line draw:style-name="gr29" draw:text-style-name="P1" draw:layer="layout" svg:x1="9.524cm" svg:y1="19.866cm" svg:x2="9.752cm" svg:y2="19.866cm">
          <text:p/>
        </draw:line>
        <draw:polyline draw:style-name="gr29" draw:text-style-name="P1" draw:layer="layout" svg:width="0.109cm" svg:height="0.258cm" svg:x="12.457cm" svg:y="20.054cm" svg:viewBox="0 0 110 259" draw:points="0,0 110,0 110,259 0,259">
          <text:p/>
        </draw:polyline>
        <draw:frame draw:style-name="gr16" draw:text-style-name="P11" draw:layer="layout" svg:width="1.285cm" svg:height="0.289cm" svg:x="10.085cm" svg:y="19.707cm">
          <draw:text-box>
            <text:p text:style-name="P10"><text:span text:style-name="T5"><text:s/></text:span><text:span text:style-name="T5">K147 HEV</text:span></text:p>
          </draw:text-box>
        </draw:frame>
        <draw:frame draw:style-name="gr20" draw:text-style-name="P13" draw:layer="layout" svg:width="3.389cm" svg:height="0.268cm" svg:x="12.631cm" svg:y="20.03cm">
          <draw:text-box>
            <text:p text:style-name="P10"><text:span text:style-name="T20">K126. <text:s/>Rab.DEU.NI.rabbit.FLI.2015</text:span></text:p>
          </draw:text-box>
        </draw:frame>
        <draw:line draw:style-name="gr29" draw:text-style-name="P1" draw:layer="layout" svg:x1="10.343cm" svg:y1="20.183cm" svg:x2="10.566cm" svg:y2="20.183cm">
          <text:p/>
        </draw:line>
        <draw:polyline draw:style-name="gr29" draw:text-style-name="P1" draw:layer="layout" svg:width="0.109cm" svg:height="0.258cm" svg:x="12.343cm" svg:y="20.372cm" svg:viewBox="0 0 110 259" draw:points="0,0 110,0 110,259 0,259">
          <text:p/>
        </draw:polyline>
        <draw:frame draw:style-name="gr16" draw:text-style-name="P11" draw:layer="layout" svg:width="1.285cm" svg:height="0.289cm" svg:x="10.899cm" svg:y="20.025cm">
          <draw:text-box>
            <text:p text:style-name="P10"><text:span text:style-name="T5"><text:s/></text:span><text:span text:style-name="T5">K126 HEV</text:span></text:p>
          </draw:text-box>
        </draw:frame>
        <draw:frame draw:style-name="gr20" draw:text-style-name="P13" draw:layer="layout" svg:width="3.389cm" svg:height="0.268cm" svg:x="12.517cm" svg:y="20.347cm">
          <draw:text-box>
            <text:p text:style-name="P10"><text:span text:style-name="T20">K145. <text:s/>Rab.DEU.NI.rabbit.FLI.2015</text:span></text:p>
          </draw:text-box>
        </draw:frame>
        <draw:line draw:style-name="gr29" draw:text-style-name="P1" draw:layer="layout" svg:x1="10.343cm" svg:y1="20.501cm" svg:x2="10.452cm" svg:y2="20.501cm">
          <text:p/>
        </draw:line>
        <draw:line draw:style-name="gr29" draw:text-style-name="P1" draw:layer="layout" svg:x1="10.333cm" svg:y1="20.183cm" svg:x2="10.333cm" svg:y2="20.332cm">
          <text:p/>
        </draw:line>
        <draw:line draw:style-name="gr29" draw:text-style-name="P1" draw:layer="layout" svg:x1="10.333cm" svg:y1="20.352cm" svg:x2="10.333cm" svg:y2="20.501cm">
          <text:p/>
        </draw:line>
        <draw:polyline draw:style-name="gr29" draw:text-style-name="P1" draw:layer="layout" svg:width="0.819cm" svg:height="0.228cm" svg:x="9.514cm" svg:y="20.114cm" svg:viewBox="0 0 820 229" draw:points="0,0 0,229 820,229">
          <text:p/>
        </draw:polyline>
        <draw:polyline draw:style-name="gr29" draw:text-style-name="P1" draw:layer="layout" svg:width="0.159cm" svg:height="0.893cm" svg:x="16.09cm" svg:y="19.737cm" svg:viewBox="0 0 160 894" draw:points="0,0 160,0 160,894 0,894">
          <text:p/>
        </draw:polyline>
        <draw:frame draw:style-name="gr16" draw:text-style-name="P11" draw:layer="layout" svg:width="1.285cm" svg:height="0.289cm" svg:x="10.785cm" svg:y="20.342cm">
          <draw:text-box>
            <text:p text:style-name="P10"><text:span text:style-name="T5"><text:s/></text:span><text:span text:style-name="T5">K145 HEV</text:span></text:p>
          </draw:text-box>
        </draw:frame>
        <draw:line draw:style-name="gr29" draw:text-style-name="P1" draw:layer="layout" svg:x1="9.514cm" svg:y1="19.866cm" svg:x2="9.514cm" svg:y2="20.094cm">
          <text:p/>
        </draw:line>
        <draw:line draw:style-name="gr29" draw:text-style-name="P1" draw:layer="layout" svg:x1="7.548cm" svg:y1="20.104cm" svg:x2="9.514cm" svg:y2="20.104cm">
          <text:p/>
        </draw:line>
        <draw:line draw:style-name="gr29" draw:text-style-name="P1" draw:layer="layout" svg:x1="7.538cm" svg:y1="19.231cm" svg:x2="7.538cm" svg:y2="19.657cm">
          <text:p/>
        </draw:line>
        <draw:line draw:style-name="gr29" draw:text-style-name="P1" draw:layer="layout" svg:x1="7.538cm" svg:y1="19.677cm" svg:x2="7.538cm" svg:y2="20.104cm">
          <text:p/>
        </draw:line>
        <draw:polyline draw:style-name="gr29" draw:text-style-name="P1" draw:layer="layout" svg:width="0.213cm" svg:height="0.679cm" svg:x="7.325cm" svg:y="18.988cm" svg:viewBox="0 0 214 680" draw:points="0,0 0,680 214,680">
          <text:p/>
        </draw:polyline>
        <draw:line draw:style-name="gr29" draw:text-style-name="P1" draw:layer="layout" svg:x1="7.325cm" svg:y1="18.288cm" svg:x2="7.325cm" svg:y2="18.968cm">
          <text:p/>
        </draw:line>
        <draw:polyline draw:style-name="gr29" draw:text-style-name="P1" draw:layer="layout" svg:width="0.765cm" svg:height="1.652cm" svg:x="6.56cm" svg:y="17.326cm" svg:viewBox="0 0 766 1653" draw:points="0,0 0,1653 766,1653">
          <text:p/>
        </draw:polyline>
        <draw:line draw:style-name="gr29" draw:text-style-name="P1" draw:layer="layout" svg:x1="6.56cm" svg:y1="15.66cm" svg:x2="6.56cm" svg:y2="17.306cm">
          <text:p/>
        </draw:line>
        <draw:polyline draw:style-name="gr29" draw:text-style-name="P1" draw:layer="layout" svg:width="0.362cm" svg:height="2.792cm" svg:x="6.198cm" svg:y="14.524cm" svg:viewBox="0 0 363 2793" draw:points="0,0 0,2793 363,2793">
          <text:p/>
        </draw:polyline>
        <draw:polyline draw:style-name="gr29" draw:text-style-name="P1" draw:layer="layout" svg:width="0.869cm" svg:height="2.951cm" svg:x="5.329cm" svg:y="11.563cm" svg:viewBox="0 0 870 2952" draw:points="0,0 0,2952 870,2952">
          <text:p/>
        </draw:polyline>
        <draw:polyline draw:style-name="gr29" draw:text-style-name="P1" draw:layer="layout" svg:width="0.159cm" svg:height="12.321cm" svg:x="16.924cm" svg:y="8.309cm" svg:viewBox="0 0 160 12322" draw:points="0,0 160,0 160,12322 0,12322">
          <text:p/>
        </draw:polyline>
        <draw:frame draw:style-name="gr31" draw:text-style-name="P22" draw:layer="layout" svg:width="0.332cm" svg:height="0.383cm" svg:x="16.339cm" svg:y="19.96cm">
          <draw:text-box>
            <text:p text:style-name="P10"><text:span text:style-name="T22">NI</text:span></text:p>
          </draw:text-box>
        </draw:frame>
        <draw:line draw:style-name="gr29" draw:text-style-name="P1" draw:layer="layout" svg:x1="2.897cm" svg:y1="11.553cm" svg:x2="5.329cm" svg:y2="11.553cm">
          <text:p/>
        </draw:line>
        <draw:line draw:style-name="gr29" draw:text-style-name="P1" draw:layer="layout" svg:x1="2.887cm" svg:y1="9.42cm" svg:x2="2.887cm" svg:y2="11.553cm">
          <text:p/>
        </draw:line>
        <draw:polyline draw:style-name="gr29" draw:text-style-name="P1" draw:layer="layout" svg:width="0.387cm" svg:height="5.992cm" svg:x="2.5cm" svg:y="9.41cm" svg:viewBox="0 0 388 5993" draw:points="0,5993 0,0 388,0">
          <text:p/>
        </draw:polyline>
        <draw:polyline draw:style-name="gr29" draw:text-style-name="P1" draw:layer="layout" svg:width="0.109cm" svg:height="0.258cm" svg:x="9.166cm" svg:y="20.689cm" svg:viewBox="0 0 110 259" draw:points="0,0 110,0 110,259 0,259">
          <text:p/>
        </draw:polyline>
        <draw:frame draw:style-name="gr31" draw:text-style-name="P22" draw:layer="layout" svg:width="0.62cm" svg:height="0.383cm" svg:x="17.173cm" svg:y="14.246cm">
          <draw:text-box>
            <text:p text:style-name="P10"><text:span text:style-name="T21">Rab</text:span></text:p>
          </draw:text-box>
        </draw:frame>
        <draw:frame draw:style-name="gr20" draw:text-style-name="P13" draw:layer="layout" svg:width="2.648cm" svg:height="0.268cm" svg:x="9.34cm" svg:y="20.665cm">
          <draw:text-box>
            <text:p text:style-name="P10"><text:span text:style-name="T20">Osh 205. 3g.KGZ.pig(*).CG</text:span></text:p>
          </draw:text-box>
        </draw:frame>
        <draw:line draw:style-name="gr29" draw:text-style-name="P1" draw:layer="layout" svg:x1="6.401cm" svg:y1="20.818cm" svg:x2="7.637cm" svg:y2="20.818cm">
          <text:p/>
        </draw:line>
        <draw:polyline draw:style-name="gr29" draw:text-style-name="P1" draw:layer="layout" svg:width="0.109cm" svg:height="0.257cm" svg:x="13.936cm" svg:y="21.007cm" svg:viewBox="0 0 110 258" draw:points="0,0 110,0 110,258 0,258">
          <text:p/>
        </draw:polyline>
        <draw:frame draw:style-name="gr16" draw:text-style-name="P11" draw:layer="layout" svg:width="1.268cm" svg:height="0.289cm" svg:x="7.648cm" svg:y="20.66cm">
          <draw:text-box>
            <text:p text:style-name="P10"><text:span text:style-name="T5"><text:s/></text:span><text:span text:style-name="T5">AF455784</text:span></text:p>
          </draw:text-box>
        </draw:frame>
        <draw:frame draw:style-name="gr20" draw:text-style-name="P13" draw:layer="layout" svg:width="3.308cm" svg:height="0.268cm" svg:x="14.11cm" svg:y="20.982cm">
          <draw:text-box>
            <text:p text:style-name="P10"><text:span text:style-name="T20">K081. 3g.DEU.NW.rabbit.FLI.2015</text:span></text:p>
          </draw:text-box>
        </draw:frame>
        <draw:line draw:style-name="gr29" draw:text-style-name="P1" draw:layer="layout" svg:x1="6.401cm" svg:y1="21.135cm" svg:x2="12.045cm" svg:y2="21.135cm">
          <text:p/>
        </draw:line>
        <draw:polyline draw:style-name="gr29" draw:text-style-name="P1" draw:layer="layout" svg:width="0.149cm" svg:height="0.575cm" svg:x="17.55cm" svg:y="20.689cm" svg:viewBox="0 0 150 576" draw:points="0,0 150,0 150,576 0,576">
          <text:p/>
        </draw:polyline>
        <draw:frame draw:style-name="gr16" draw:text-style-name="P11" draw:layer="layout" svg:width="1.285cm" svg:height="0.289cm" svg:x="12.378cm" svg:y="20.977cm">
          <draw:text-box>
            <text:p text:style-name="P10"><text:span text:style-name="T5"><text:s/></text:span><text:span text:style-name="T5">K081 HEV</text:span></text:p>
          </draw:text-box>
        </draw:frame>
        <draw:line draw:style-name="gr29" draw:text-style-name="P1" draw:layer="layout" svg:x1="6.391cm" svg:y1="20.818cm" svg:x2="6.391cm" svg:y2="20.967cm">
          <text:p/>
        </draw:line>
        <draw:line draw:style-name="gr29" draw:text-style-name="P1" draw:layer="layout" svg:x1="6.391cm" svg:y1="20.987cm" svg:x2="6.391cm" svg:y2="21.135cm">
          <text:p/>
        </draw:line>
        <draw:line draw:style-name="gr29" draw:text-style-name="P1" draw:layer="layout" svg:x1="5.041cm" svg:y1="20.977cm" svg:x2="6.391cm" svg:y2="20.977cm">
          <text:p/>
        </draw:line>
        <draw:polyline draw:style-name="gr29" draw:text-style-name="P1" draw:layer="layout" svg:width="0.109cm" svg:height="0.258cm" svg:x="9.097cm" svg:y="21.324cm" svg:viewBox="0 0 110 259" draw:points="0,0 110,0 110,259 0,259">
          <text:p/>
        </draw:polyline>
        <draw:frame draw:style-name="gr30" draw:text-style-name="P21" draw:layer="layout" svg:width="0.328cm" svg:height="0.357cm" svg:x="17.783cm" svg:y="20.769cm">
          <draw:text-box>
            <text:p text:style-name="P10"><text:span text:style-name="T19">3g</text:span></text:p>
          </draw:text-box>
        </draw:frame>
        <draw:frame draw:style-name="gr20" draw:text-style-name="P13" draw:layer="layout" svg:width="3.19cm" svg:height="0.268cm" svg:x="9.271cm" svg:y="21.3cm">
          <draw:text-box>
            <text:p text:style-name="P10"><text:span text:style-name="T20">swMN06-C1056. 3ef.MNG.pig.CG</text:span></text:p>
          </draw:text-box>
        </draw:frame>
        <draw:line draw:style-name="gr29" draw:text-style-name="P1" draw:layer="layout" svg:x1="6.248cm" svg:y1="21.453cm" svg:x2="7.548cm" svg:y2="21.453cm">
          <text:p/>
        </draw:line>
        <draw:frame draw:style-name="gr16" draw:text-style-name="P11" draw:layer="layout" svg:width="1.285cm" svg:height="0.289cm" svg:x="7.558cm" svg:y="21.294cm">
          <draw:text-box>
            <text:p text:style-name="P10"><text:span text:style-name="T5"><text:s/></text:span><text:span text:style-name="T5">AB290313</text:span></text:p>
          </draw:text-box>
        </draw:frame>
        <draw:polygon draw:style-name="gr28" draw:text-style-name="P12" draw:layer="layout" svg:width="1.419cm" svg:height="0.596cm" svg:x="7.97cm" svg:y="21.631cm" svg:viewBox="0 0 1420 597" draw:points="0,303 0,293 1420,0 1420,597">
          <text:p/>
        </draw:polygon>
        <draw:line draw:style-name="gr29" draw:text-style-name="P1" draw:layer="layout" svg:x1="6.883cm" svg:y1="21.929cm" svg:x2="7.96cm" svg:y2="21.929cm">
          <text:p/>
        </draw:line>
        <draw:frame draw:style-name="gr30" draw:text-style-name="P21" draw:layer="layout" svg:width="0.413cm" svg:height="0.357cm" svg:x="9.4cm" svg:y="21.721cm">
          <draw:text-box>
            <text:p text:style-name="P10"><text:span text:style-name="T19"><text:s/></text:span><text:span text:style-name="T19">3e</text:span></text:p>
          </draw:text-box>
        </draw:frame>
        <draw:polygon draw:style-name="gr28" draw:text-style-name="P12" draw:layer="layout" svg:width="1.792cm" svg:height="0.675cm" svg:x="7.553cm" svg:y="22.266cm" svg:viewBox="0 0 1793 676" draw:points="0,343 0,333 1793,0 1793,676">
          <text:p/>
        </draw:polygon>
        <draw:line draw:style-name="gr29" draw:text-style-name="P1" draw:layer="layout" svg:x1="6.883cm" svg:y1="22.604cm" svg:x2="7.543cm" svg:y2="22.604cm">
          <text:p/>
        </draw:line>
        <draw:line draw:style-name="gr29" draw:text-style-name="P1" draw:layer="layout" svg:x1="6.873cm" svg:y1="21.929cm" svg:x2="6.873cm" svg:y2="22.256cm">
          <text:p/>
        </draw:line>
        <draw:line draw:style-name="gr29" draw:text-style-name="P1" draw:layer="layout" svg:x1="6.873cm" svg:y1="22.276cm" svg:x2="6.873cm" svg:y2="22.604cm">
          <text:p/>
        </draw:line>
        <draw:polyline draw:style-name="gr29" draw:text-style-name="P1" draw:layer="layout" svg:width="0.635cm" svg:height="0.396cm" svg:x="6.238cm" svg:y="21.87cm" svg:viewBox="0 0 636 397" draw:points="0,0 0,397 636,397">
          <text:p/>
        </draw:polyline>
        <draw:line draw:style-name="gr29" draw:text-style-name="P1" draw:layer="layout" svg:x1="6.238cm" svg:y1="21.453cm" svg:x2="6.238cm" svg:y2="21.85cm">
          <text:p/>
        </draw:line>
        <draw:polyline draw:style-name="gr29" draw:text-style-name="P1" draw:layer="layout" svg:width="1.207cm" svg:height="0.432cm" svg:x="5.031cm" svg:y="21.428cm" svg:viewBox="0 0 1208 433" draw:points="0,0 0,433 1208,433">
          <text:p/>
        </draw:polyline>
        <draw:polyline draw:style-name="gr29" draw:text-style-name="P1" draw:layer="layout" svg:width="0.159cm" svg:height="2.381cm" svg:x="18.284cm" svg:y="20.689cm" svg:viewBox="0 0 160 2382" draw:points="0,0 160,0 160,2382 0,2382">
          <text:p/>
        </draw:polyline>
        <draw:frame draw:style-name="gr30" draw:text-style-name="P21" draw:layer="layout" svg:width="0.349cm" svg:height="0.357cm" svg:x="9.355cm" svg:y="22.396cm">
          <draw:text-box>
            <text:p text:style-name="P10"><text:span text:style-name="T19"><text:s/></text:span><text:span text:style-name="T19">3f</text:span></text:p>
          </draw:text-box>
        </draw:frame>
        <draw:line draw:style-name="gr29" draw:text-style-name="P1" draw:layer="layout" svg:x1="5.031cm" svg:y1="20.977cm" svg:x2="5.031cm" svg:y2="21.408cm">
          <text:p/>
        </draw:line>
        <draw:line draw:style-name="gr29" draw:text-style-name="P1" draw:layer="layout" svg:x1="2.51cm" svg:y1="21.418cm" svg:x2="5.031cm" svg:y2="21.418cm">
          <text:p/>
        </draw:line>
        <draw:line draw:style-name="gr29" draw:text-style-name="P1" draw:layer="layout" svg:x1="2.5cm" svg:y1="15.421cm" svg:x2="2.5cm" svg:y2="21.418cm">
          <text:p/>
        </draw:line>
        <draw:path draw:style-name="gr17" draw:text-style-name="P12" draw:layer="layout" svg:width="0.223cm" svg:height="0.223cm" svg:x="9.427cm" svg:y="8.931cm" svg:viewBox="0 0 224 224" svg:d="M224 112c0-62-50-112-113-112-61 0-111 50-111 112 0 61 50 112 111 112 63 0 113-51 113-112z">
          <text:p/>
        </draw:path>
        <draw:path draw:style-name="gr17" draw:text-style-name="P12" draw:layer="layout" svg:width="0.224cm" svg:height="0.223cm" svg:x="9.496cm" svg:y="9.249cm" svg:viewBox="0 0 225 224" svg:d="M225 112c0-62-50-112-112-112-63 0-113 50-113 112s50 112 113 112c62 0 112-50 112-112z">
          <text:p/>
        </draw:path>
        <draw:path draw:style-name="gr17" draw:text-style-name="P12" draw:layer="layout" svg:width="0.224cm" svg:height="0.223cm" svg:x="9.6cm" svg:y="9.566cm" svg:viewBox="0 0 225 224" svg:d="M225 113c0-62-50-113-113-113-62 0-112 51-112 113 0 61 50 111 112 111 63 0 113-50 113-111z">
          <text:p/>
        </draw:path>
        <draw:path draw:style-name="gr17" draw:text-style-name="P12" draw:layer="layout" svg:width="0.223cm" svg:height="0.223cm" svg:x="9.943cm" svg:y="9.884cm" svg:viewBox="0 0 224 224" svg:d="M224 111c0-61-50-111-111-111-63 0-113 50-113 111 0 63 50 113 113 113 61 0 111-50 111-113z">
          <text:p/>
        </draw:path>
        <draw:path draw:style-name="gr17" draw:text-style-name="P12" draw:layer="layout" svg:width="0.223cm" svg:height="0.223cm" svg:x="9.586cm" svg:y="10.201cm" svg:viewBox="0 0 224 224" svg:d="M224 113c0-63-51-113-113-113-61 0-111 50-111 113 0 61 50 111 111 111 62 0 113-50 113-111z">
          <text:p/>
        </draw:path>
        <draw:path draw:style-name="gr17" draw:text-style-name="P12" draw:layer="layout" svg:width="0.223cm" svg:height="0.224cm" svg:x="8.047cm" svg:y="14.01cm" svg:viewBox="0 0 224 225" svg:d="M224 113c0-62-50-113-112-113s-112 51-112 113 50 112 112 112 112-50 112-112z">
          <text:p/>
        </draw:path>
        <draw:path draw:style-name="gr17" draw:text-style-name="P12" draw:layer="layout" svg:width="0.224cm" svg:height="0.223cm" svg:x="7.838cm" svg:y="14.328cm" svg:viewBox="0 0 225 224" svg:d="M225 111c0-61-50-111-113-111-62 0-112 50-112 111 0 63 50 113 112 113 63 0 113-50 113-113z">
          <text:p/>
        </draw:path>
        <draw:path draw:style-name="gr17" draw:text-style-name="P12" draw:layer="layout" svg:width="0.224cm" svg:height="0.223cm" svg:x="7.838cm" svg:y="14.645cm" svg:viewBox="0 0 225 224" svg:d="M225 113c0-63-50-113-113-113-62 0-112 50-112 113 0 61 50 111 112 111 63 0 113-50 113-111z">
          <text:p/>
        </draw:path>
        <draw:path draw:style-name="gr17" draw:text-style-name="P12" draw:layer="layout" svg:width="0.223cm" svg:height="0.223cm" svg:x="8.072cm" svg:y="14.963cm" svg:viewBox="0 0 224 224" svg:d="M224 111c0-61-50-111-113-111-61 0-111 50-111 111 0 62 50 113 111 113 63 0 113-51 113-113z">
          <text:p/>
        </draw:path>
        <draw:path draw:style-name="gr17" draw:text-style-name="P12" draw:layer="layout" svg:width="0.223cm" svg:height="0.223cm" svg:x="8.042cm" svg:y="15.28cm" svg:viewBox="0 0 224 224" svg:d="M224 113c0-63-50-113-112-113s-112 50-112 113c0 61 50 111 112 111s112-50 112-111z">
          <text:p/>
        </draw:path>
        <draw:path draw:style-name="gr17" draw:text-style-name="P12" draw:layer="layout" svg:width="0.224cm" svg:height="0.223cm" svg:x="8.265cm" svg:y="15.598cm" svg:viewBox="0 0 225 224" svg:d="M225 112c0-61-50-112-113-112-62 0-112 51-112 112 0 62 50 112 112 112 63 0 113-50 113-112z">
          <text:p/>
        </draw:path>
        <draw:path draw:style-name="gr17" draw:text-style-name="P12" draw:layer="layout" svg:width="0.224cm" svg:height="0.223cm" svg:x="8.121cm" svg:y="15.915cm" svg:viewBox="0 0 225 224" svg:d="M225 112c0-62-50-112-112-112-63 0-113 50-113 112s50 112 113 112c62 0 112-50 112-112z">
          <text:p/>
        </draw:path>
        <draw:path draw:style-name="gr17" draw:text-style-name="P12" draw:layer="layout" svg:width="0.223cm" svg:height="0.224cm" svg:x="8.305cm" svg:y="16.232cm" svg:viewBox="0 0 224 225" svg:d="M224 113c0-62-50-113-112-113s-112 51-112 113 50 112 112 112 112-50 112-112z">
          <text:p/>
        </draw:path>
        <draw:path draw:style-name="gr17" draw:text-style-name="P12" draw:layer="layout" svg:width="0.223cm" svg:height="0.223cm" svg:x="8.444cm" svg:y="16.55cm" svg:viewBox="0 0 224 224" svg:d="M224 111c0-61-51-111-112-111-62 0-112 50-112 111 0 63 50 113 112 113 61 0 112-50 112-113z">
          <text:p/>
        </draw:path>
        <draw:path draw:style-name="gr17" draw:text-style-name="P12" draw:layer="layout" svg:width="0.223cm" svg:height="0.224cm" svg:x="9.318cm" svg:y="16.867cm" svg:viewBox="0 0 224 225" svg:d="M224 113c0-63-50-113-112-113-61 0-112 50-112 113 0 62 51 112 112 112 62 0 112-50 112-112z">
          <text:p/>
        </draw:path>
        <draw:path draw:style-name="gr17" draw:text-style-name="P12" draw:layer="layout" svg:width="0.223cm" svg:height="0.223cm" svg:x="9.318cm" svg:y="17.185cm" svg:viewBox="0 0 224 224" svg:d="M224 111c0-61-50-111-112-111-61 0-112 50-112 111 0 62 51 113 112 113 62 0 112-51 112-113z">
          <text:p/>
        </draw:path>
        <draw:path draw:style-name="gr17" draw:text-style-name="P12" draw:layer="layout" svg:width="0.223cm" svg:height="0.223cm" svg:x="9.452cm" svg:y="17.502cm" svg:viewBox="0 0 224 224" svg:d="M224 113c0-63-50-113-112-113s-112 50-112 113c0 61 50 111 112 111s112-50 112-111z">
          <text:p/>
        </draw:path>
        <draw:path draw:style-name="gr17" draw:text-style-name="P12" draw:layer="layout" svg:width="0.223cm" svg:height="0.223cm" svg:x="9.179cm" svg:y="17.82cm" svg:viewBox="0 0 224 224" svg:d="M224 112c0-61-50-112-113-112-61 0-111 51-111 112 0 62 50 112 111 112 63 0 113-50 113-112z">
          <text:p/>
        </draw:path>
        <draw:path draw:style-name="gr17" draw:text-style-name="P12" draw:layer="layout" svg:width="0.224cm" svg:height="0.223cm" svg:x="9.228cm" svg:y="18.137cm" svg:viewBox="0 0 225 224" svg:d="M225 112c0-62-50-112-112-112-63 0-113 50-113 112s50 112 113 112c62 0 112-50 112-112z">
          <text:p/>
        </draw:path>
        <draw:path draw:style-name="gr17" draw:text-style-name="P12" draw:layer="layout" svg:width="0.223cm" svg:height="0.223cm" svg:x="9.258cm" svg:y="18.455cm" svg:viewBox="0 0 224 224" svg:d="M224 112c0-61-50-112-111-112-63 0-113 51-113 112 0 62 50 112 113 112 61 0 111-50 111-112z">
          <text:p/>
        </draw:path>
        <draw:path draw:style-name="gr17" draw:text-style-name="P12" draw:layer="layout" svg:width="0.223cm" svg:height="0.223cm" svg:x="10.355cm" svg:y="18.772cm" svg:viewBox="0 0 224 224" svg:d="M224 112c0-62-50-112-111-112-63 0-113 50-113 112 0 61 50 112 113 112 61 0 111-51 111-112z">
          <text:p/>
        </draw:path>
        <draw:path draw:style-name="gr17" draw:text-style-name="P12" draw:layer="layout" svg:width="0.224cm" svg:height="0.224cm" svg:x="10.424cm" svg:y="19.089cm" svg:viewBox="0 0 225 225" svg:d="M225 113c0-63-50-113-112-113s-113 50-113 113c0 62 51 112 113 112s112-50 112-112z">
          <text:p/>
        </draw:path>
        <draw:path draw:style-name="gr17" draw:text-style-name="P12" draw:layer="layout" svg:width="0.223cm" svg:height="0.223cm" svg:x="10.355cm" svg:y="19.407cm" svg:viewBox="0 0 224 224" svg:d="M224 111c0-61-50-111-111-111-63 0-113 50-113 111 0 62 50 113 113 113 61 0 111-51 111-113z">
          <text:p/>
        </draw:path>
        <draw:path draw:style-name="gr17" draw:text-style-name="P12" draw:layer="layout" svg:width="0.223cm" svg:height="0.224cm" svg:x="9.844cm" svg:y="19.724cm" svg:viewBox="0 0 224 225" svg:d="M224 112c0-62-50-112-113-112-61 0-111 50-111 112 0 63 50 113 111 113 63 0 113-50 113-113z">
          <text:p/>
        </draw:path>
        <draw:path draw:style-name="gr17" draw:text-style-name="P12" draw:layer="layout" svg:width="0.223cm" svg:height="0.223cm" svg:x="10.658cm" svg:y="20.042cm" svg:viewBox="0 0 224 224" svg:d="M224 112c0-61-50-112-112-112-61 0-112 51-112 112 0 62 51 112 112 112 62 0 112-50 112-112z">
          <text:p/>
        </draw:path>
        <draw:path draw:style-name="gr17" draw:text-style-name="P12" draw:layer="layout" svg:width="0.223cm" svg:height="0.223cm" svg:x="10.544cm" svg:y="20.359cm" svg:viewBox="0 0 224 224" svg:d="M224 112c0-62-50-112-113-112-61 0-111 50-111 112s50 112 111 112c63 0 113-50 113-112z">
          <text:p/>
        </draw:path>
        <draw:path draw:style-name="gr17" draw:text-style-name="P12" draw:layer="layout" svg:width="0.223cm" svg:height="0.223cm" svg:x="12.137cm" svg:y="20.994cm" svg:viewBox="0 0 224 224" svg:d="M224 112c0-62-50-112-111-112-63 0-113 50-113 112 0 61 50 112 113 112 61 0 111-51 111-112z">
          <text:p/>
        </draw:path>
        <draw:line draw:style-name="gr19" draw:text-style-name="P1" draw:layer="layout" svg:x1="3.493cm" svg:y1="23.452cm" svg:x2="4.793cm" svg:y2="23.452cm">
          <text:p/>
        </draw:line>
        <draw:line draw:style-name="gr19" draw:text-style-name="P1" draw:layer="layout" svg:x1="3.493cm" svg:y1="23.372cm" svg:x2="3.493cm" svg:y2="23.531cm">
          <text:p/>
        </draw:line>
        <draw:line draw:style-name="gr19" draw:text-style-name="P1" draw:layer="layout" svg:x1="4.793cm" svg:y1="23.372cm" svg:x2="4.793cm" svg:y2="23.531cm">
          <text:p/>
        </draw:line>
        <draw:frame draw:style-name="gr31" draw:text-style-name="P22" draw:layer="layout" svg:width="0.717cm" svg:height="0.383cm" svg:x="18.533cm" svg:y="21.657cm">
          <draw:text-box>
            <text:p text:style-name="P10"><text:span text:style-name="T21">3feg</text:span></text:p>
          </draw:text-box>
        </draw:frame>
        <draw:frame draw:style-name="gr20" draw:text-style-name="P13" draw:layer="layout" svg:width="0.43cm" svg:height="0.251cm" svg:x="3.935cm" svg:y="23.549cm">
          <draw:text-box>
            <text:p text:style-name="P10"><text:span text:style-name="T6">0.05</text:span></text:p>
          </draw:text-box>
        </draw:frame>
      </draw:page>
      <draw:page draw:name="page3" draw:style-name="dp1" draw:master-page-name="master-page3">
        <draw:polyline draw:style-name="gr1" draw:text-style-name="P1" draw:layer="layout" svg:width="0cm" svg:height="0cm" svg:x="8.043cm" svg:y="4.671cm" svg:viewBox="0 0 0 0" draw:points="0,0">
          <text:p/>
        </draw:polyline>
        <draw:polyline draw:style-name="gr1" draw:text-style-name="P1" draw:layer="layout" svg:width="0cm" svg:height="0cm" svg:x="8.043cm" svg:y="4.671cm" svg:viewBox="0 0 0 0" draw:points="0,0">
          <text:p/>
        </draw:polyline>
        <draw:polyline draw:style-name="gr1" draw:text-style-name="P1" draw:layer="layout" svg:width="0cm" svg:height="0cm" svg:x="8.043cm" svg:y="4.671cm" svg:viewBox="0 0 0 0" draw:points="0,0">
          <text:p/>
        </draw:polyline>
        <draw:polyline draw:style-name="gr1" draw:text-style-name="P1" draw:layer="layout" svg:width="0cm" svg:height="0cm" svg:x="8.043cm" svg:y="4.671cm" svg:viewBox="0 0 0 0" draw:points="0,0">
          <text:p/>
        </draw:polyline>
        <draw:polyline draw:style-name="gr1" draw:text-style-name="P1" draw:layer="layout" svg:width="0cm" svg:height="0cm" svg:x="8.043cm" svg:y="4.671cm" svg:viewBox="0 0 0 0" draw:points="0,0">
          <text:p/>
        </draw:polyline>
        <draw:polyline draw:style-name="gr1" draw:text-style-name="P1" draw:layer="layout" svg:width="0cm" svg:height="0cm" svg:x="8.006cm" svg:y="4.641cm" svg:viewBox="0 0 0 0" draw:points="0,0">
          <text:p/>
        </draw:polyline>
        <draw:polyline draw:style-name="gr1" draw:text-style-name="P1" draw:layer="layout" svg:width="0cm" svg:height="0cm" svg:x="8.006cm" svg:y="4.641cm" svg:viewBox="0 0 0 0" draw:points="0,0">
          <text:p/>
        </draw:polyline>
        <draw:polyline draw:style-name="gr1" draw:text-style-name="P1" draw:layer="layout" svg:width="0cm" svg:height="0cm" svg:x="8.059cm" svg:y="4.676cm" svg:viewBox="0 0 0 0" draw:points="0,0">
          <text:p/>
        </draw:polyline>
        <draw:polyline draw:style-name="gr1" draw:text-style-name="P1" draw:layer="layout" svg:width="0cm" svg:height="0cm" svg:x="11.953cm" svg:y="4.705cm" svg:viewBox="0 0 0 0" draw:points="0,0">
          <text:p/>
        </draw:polyline>
        <draw:polyline draw:style-name="gr1" draw:text-style-name="P1" draw:layer="layout" svg:width="0cm" svg:height="0cm" svg:x="12.038cm" svg:y="4.637cm" svg:viewBox="0 0 0 0" draw:points="0,0">
          <text:p/>
        </draw:polyline>
        <draw:polyline draw:style-name="gr1" draw:text-style-name="P1" draw:layer="layout" svg:width="0cm" svg:height="0cm" svg:x="12.038cm" svg:y="4.637cm" svg:viewBox="0 0 0 0" draw:points="0,0">
          <text:p/>
        </draw:polyline>
        <draw:polyline draw:style-name="gr1" draw:text-style-name="P1" draw:layer="layout" svg:width="0cm" svg:height="0cm" svg:x="12.054cm" svg:y="4.851cm" svg:viewBox="0 0 0 0" draw:points="0,0">
          <text:p/>
        </draw:polyline>
        <draw:polyline draw:style-name="gr1" draw:text-style-name="P1" draw:layer="layout" svg:width="0cm" svg:height="0cm" svg:x="12.054cm" svg:y="4.851cm" svg:viewBox="0 0 0 0" draw:points="0,0">
          <text:p/>
        </draw:polyline>
        <draw:polyline draw:style-name="gr1" draw:text-style-name="P1" draw:layer="layout" svg:width="0cm" svg:height="0cm" svg:x="12.054cm" svg:y="4.851cm" svg:viewBox="0 0 0 0" draw:points="0,0">
          <text:p/>
        </draw:polyline>
        <draw:polyline draw:style-name="gr1" draw:text-style-name="P1" draw:layer="layout" svg:width="0cm" svg:height="0cm" svg:x="12.054cm" svg:y="4.851cm" svg:viewBox="0 0 0 0" draw:points="0,0">
          <text:p/>
        </draw:polyline>
        <draw:polyline draw:style-name="gr1" draw:text-style-name="P1" draw:layer="layout" svg:width="0cm" svg:height="0cm" svg:x="12.054cm" svg:y="4.851cm" svg:viewBox="0 0 0 0" draw:points="0,0">
          <text:p/>
        </draw:polyline>
        <draw:polyline draw:style-name="gr1" draw:text-style-name="P1" draw:layer="layout" svg:width="0cm" svg:height="0cm" svg:x="12.054cm" svg:y="4.851cm" svg:viewBox="0 0 0 0" draw:points="0,0">
          <text:p/>
        </draw:polyline>
        <draw:polyline draw:style-name="gr1" draw:text-style-name="P1" draw:layer="layout" svg:width="0cm" svg:height="0cm" svg:x="4.919cm" svg:y="20.967cm" svg:viewBox="0 0 0 0" draw:points="0,0">
          <text:p/>
        </draw:polyline>
        <draw:polyline draw:style-name="gr1" draw:text-style-name="P1" draw:layer="layout" svg:width="0cm" svg:height="0cm" svg:x="4.833cm" svg:y="19.471cm" svg:viewBox="0 0 0 0" draw:points="0,0">
          <text:p/>
        </draw:polyline>
        <draw:polyline draw:style-name="gr1" draw:text-style-name="P1" draw:layer="layout" svg:width="0cm" svg:height="0cm" svg:x="4.833cm" svg:y="19.471cm" svg:viewBox="0 0 0 0" draw:points="0,0">
          <text:p/>
        </draw:polyline>
        <draw:polyline draw:style-name="gr1" draw:text-style-name="P1" draw:layer="layout" svg:width="0cm" svg:height="0cm" svg:x="4.833cm" svg:y="19.471cm" svg:viewBox="0 0 0 0" draw:points="0,0">
          <text:p/>
        </draw:polyline>
        <draw:polyline draw:style-name="gr1" draw:text-style-name="P1" draw:layer="layout" svg:width="0cm" svg:height="0cm" svg:x="4.833cm" svg:y="19.471cm" svg:viewBox="0 0 0 0" draw:points="0,0">
          <text:p/>
        </draw:polyline>
        <draw:frame draw:style-name="gr2" draw:text-style-name="P3" draw:layer="layout" svg:width="2.854cm" svg:height="1.4cm" svg:x="0.846cm" svg:y="4cm">
          <draw:text-box>
            <text:p><text:span text:style-name="T1">3jab</text:span></text:p>
          </draw:text-box>
        </draw:frame>
        <draw:frame draw:style-name="gr3" draw:text-style-name="P3" draw:layer="layout" svg:width="2.6cm" svg:height="1.276cm" svg:x="17.1cm" svg:y="14cm">
          <draw:text-box>
            <text:p><text:span text:style-name="T1">3chi</text:span></text:p>
          </draw:text-box>
        </draw:frame>
        <draw:frame draw:style-name="gr4" draw:text-style-name="P5" draw:layer="layout" svg:width="1.361cm" svg:height="0.725cm" svg:x="2.939cm" svg:y="2.675cm">
          <draw:text-box>
            <text:p><text:span text:style-name="T2">Hyo</text:span></text:p>
          </draw:text-box>
        </draw:frame>
        <draw:custom-shape draw:style-name="gr5" draw:text-style-name="P7" draw:layer="layout" svg:width="1.6cm" svg:height="1cm" svg:x="18.2cm" svg:y="18.6cm">
          <text:p text:style-name="P14"><text:span text:style-name="T3">3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7" draw:layer="layout" svg:width="2.377cm" svg:height="1.189cm" draw:transform="rotate (0.0476474885794452) translate (17.269cm 9.513cm)">
          <text:p text:style-name="P14"><text:span text:style-name="T3">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7" draw:layer="layout" svg:width="2.714cm" svg:height="2.249cm" draw:transform="rotate (0.57246799465414) translate (-0.3cm 17.41cm)">
          <text:p text:style-name="P14"><text:span text:style-name="T3">3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7" draw:layer="layout" svg:width="1.358cm" svg:height="1.229cm" draw:transform="rotate (-0.633030919698343) translate (18.127cm 15.606cm)">
          <text:p text:style-name="P14"><text:span text:style-name="T3">3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7" draw:layer="layout" svg:width="1.355cm" svg:height="0.81cm" draw:transform="rotate (-0.432492588644195) translate (18.339cm 12.097cm)">
          <text:p text:style-name="P14"><text:span text:style-name="T3">3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7" draw:layer="layout" svg:width="1.936cm" svg:height="1.525cm" svg:x="17.8cm" svg:y="20.975cm">
          <text:p text:style-name="P14"><text:span text:style-name="T3">3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7" draw:layer="layout" svg:width="2.763cm" svg:height="1.541cm" draw:transform="rotate (-0.556410965535792) translate (1.354cm 7.7cm)">
          <text:p text:style-name="P14"><text:span text:style-name="T3">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7" draw:layer="layout" svg:width="1cm" svg:height="0.8cm" svg:x="17.7cm" svg:y="8.3cm">
          <text:p text:style-name="P14"><text:span text:style-name="T3">3j</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draw:layer="layout" svg:width="2.349cm" svg:height="1.429cm" draw:transform="rotate (-0.658163660927062) translate (2.742cm 5cm)">
          <text:p text:style-name="P14"><text:span text:style-name="T3">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23" draw:layer="layout" svg:width="1.354cm" svg:height="0.645cm" svg:x="17.3cm" svg:y="4.9cm">
          <draw:text-box>
            <text:p><text:span text:style-name="T23">CND</text:span></text:p>
          </draw:text-box>
        </draw:frame>
        <draw:frame draw:style-name="gr3" draw:text-style-name="P3" draw:layer="layout" svg:width="2.579cm" svg:height="1.276cm" svg:x="11.2cm" svg:y="25.224cm">
          <draw:text-box>
            <text:p><text:span text:style-name="T1">3feg</text:span></text:p>
          </draw:text-box>
        </draw:frame>
        <draw:frame draw:style-name="gr4" draw:text-style-name="P5" draw:layer="layout" svg:width="1.2cm" svg:height="0.725cm" svg:x="14cm" svg:y="1.875cm">
          <draw:text-box>
            <text:p><text:span text:style-name="T2">JIO</text:span></text:p>
          </draw:text-box>
        </draw:frame>
        <draw:frame draw:style-name="gr24" draw:text-style-name="P15" draw:layer="layout" svg:width="4.3cm" svg:height="1.711cm" svg:x="14.3cm" svg:y="24cm">
          <draw:text-box>
            <text:p text:style-name="P14"><text:span text:style-name="T7">ORF1.1860nt</text:span></text:p>
            <text:p text:style-name="P14"><text:span text:style-name="T8">93-1952 nt</text:span></text:p>
            <text:p text:style-name="P14"><text:span text:style-name="T8">96 sequences</text:span></text:p>
          </draw:text-box>
        </draw:frame>
        <draw:frame draw:style-name="gr15" draw:text-style-name="P23" draw:layer="layout" svg:width="1.354cm" svg:height="0.645cm" svg:x="17.646cm" svg:y="6.3cm">
          <draw:text-box>
            <text:p><text:span text:style-name="T23">CHN</text:span></text:p>
          </draw:text-box>
        </draw:frame>
        <draw:frame draw:style-name="gr38" draw:text-style-name="P5" draw:layer="layout" svg:width="1.254cm" svg:height="0.792cm" draw:transform="rotate (0.801106126665397) translate (1.359cm 24.001cm)">
          <draw:text-box>
            <text:p><text:span text:style-name="T2">3ef</text:span></text:p>
          </draw:text-box>
        </draw:frame>
        <draw:frame draw:style-name="gr25" draw:text-style-name="P17" draw:layer="layout" svg:width="18cm" svg:height="1.5cm" svg:x="1.4cm" svg:y="27.1cm">
          <draw:text-box>
            <text:p text:style-name="P16"><text:span text:style-name="T9">Figure 4. </text:span><text:span text:style-name="T10">Molecular phylogenetic analysis of: <text:s/>HVR.319nt (left): 126 partial HEV-3 genome sequences spanning the region Burma.M73218 : 2094-2412 n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MicrosoftSansSerif1" svg:font-family="MicrosoftSansSerif"/>
    <style:font-face style:name="Tahoma1" svg:font-family="Tahoma"/>
    <style:font-face style:name="Arial" svg:font-family="Arial" style:font-pitch="variable"/>
    <style:font-face style:name="Liberation Sans1" svg:font-family="'Liberation Sans'" style:font-pitch="variable"/>
    <style:font-face style:name="Mangal1" svg:font-family="Mangal" style:font-pitch="variable"/>
    <style:font-face style:name="Microsoft YaHei1" svg:font-family="'Microsoft YaHei'" style:font-pitch="variable"/>
    <style:font-face style:name="MicrosoftSansSerif" svg:font-family="MicrosoftSansSerif" style:font-pitch="variable"/>
    <style:font-face style:name="SimSun" svg:font-family="SimSun, 宋体"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left="0cm" fo:margin-right="0cm" style:line-height-at-least="1.058cm" fo:text-align="justify" fo:text-indent="0cm" style:text-autospace="ideograph-alpha"/>
      <style:text-properties fo:color="#000000" fo:font-size="12pt" fo:language="en" fo:country="US" style:font-size-asian="12pt" style:language-asian="de" style:country-asian="DE" style:font-name-complex="Times New Roman" style:font-family-complex="'Times New Roman'" style:font-family-generic-complex="roman" style:font-pitch-complex="variable" style:font-size-complex="12pt" style:language-complex="ar" style:country-complex="SA"/>
    </style:style>
    <style:style style:name="Default_20_Paragraph_20_Font" style:display-name="Default Paragraph Font" style:family="graphic">
      <style:paragraph-properties style:text-autospace="none"/>
    </style:style>
    <style:style style:name="M_5f_Tablecaption" style:display-name="M_Tablecaption" style:family="graphic">
      <style:paragraph-properties fo:margin-left="0cm" fo:margin-right="0cm" fo:margin-top="0.746cm" fo:margin-bottom="0cm" style:line-height-at-least="1.058cm" fo:text-align="center" fo:text-indent="0cm" style:text-autospace="ideograph-alpha"/>
      <style:text-properties fo:color="#000000" fo:font-size="12pt" fo:language="en" fo:country="US" style:font-size-asian="12pt" style:language-asian="de" style:country-asian="DE" style:font-name-complex="Times New Roman" style:font-family-complex="'Times New Roman'" style:font-family-generic-complex="roman" style:font-pitch-complex="variable" style:font-size-complex="12pt" style:language-complex="ar" style:country-complex="SA"/>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27T12:31:25.451000000</meta:creation-date>
    <dc:date>2016-10-12T18:48:39.419000000</dc:date>
    <meta:editing-duration>PT13H3M19S</meta:editing-duration>
    <meta:editing-cycles>45</meta:editing-cycles>
    <meta:generator>LibreOffice/5.1.5.2$Windows_x86 LibreOffice_project/7a864d8825610a8c07cfc3bc01dd4fce6a9447e5</meta:generator>
    <meta:document-statistic meta:object-count="881"/>
  </office:meta>
</office:document-meta>
</file>